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49.24pt"/>
    </style:style>
    <style:style style:name="co4" style:family="table-column">
      <style:table-column-properties fo:break-before="auto" style:column-width="173.85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134.96pt"/>
    </style:style>
    <style:style style:name="co7" style:family="table-column">
      <style:table-column-properties fo:break-before="auto" style:column-width="230.94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chaerbee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schaerbeek.F1"/>
      </table:content-validations>
      <table:table table:name="schaerbee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537309" calcext:value-type="float">
            <text:p>1537309</text:p>
          </table:table-cell>
          <table:table-cell table:style-name="ce2" office:value-type="string" calcext:value-type="string">
            <text:p>Square Vergote</text:p>
          </table:table-cell>
          <table:table-cell table:style-name="ce2" office:value-type="string" calcext:value-type="string">
            <text:p>Vergotesquare</text:p>
          </table:table-cell>
          <table:table-cell table:style-name="ce2" office:value-type="string" calcext:value-type="string">
            <text:p>Q2124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];&quot;/&quot;;[.B2])" office:value-type="string" office:string-value="https://osm.org/relation/1537309" calcext:value-type="string">
            <text:p>https://osm.org/relation/1537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1359" calcext:value-type="float">
            <text:p>2881359</text:p>
          </table:table-cell>
          <table:table-cell table:style-name="ce2" office:value-type="string" calcext:value-type="string">
            <text:p>Place des Carabiniers</text:p>
          </table:table-cell>
          <table:table-cell table:style-name="ce2" office:value-type="string" calcext:value-type="string">
            <text:p>Karabiniersplein</text:p>
          </table:table-cell>
          <table:table-cell table:style-name="ce2" office:value-type="string" calcext:value-type="string">
            <text:p>Q33904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une personne mais conotation masculine</text:p>
          </table:table-cell>
          <table:table-cell/>
          <table:table-cell table:style-name="ce10" table:formula="of:=CONCATENATE(&quot;https://osm.org/&quot;;[.A3];&quot;/&quot;;[.B3])" office:value-type="string" office:string-value="https://osm.org/relation/2881359" calcext:value-type="string">
            <text:p>https://osm.org/relation/2881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2042" calcext:value-type="float">
            <text:p>2882042</text:p>
          </table:table-cell>
          <table:table-cell table:style-name="ce2" office:value-type="string" calcext:value-type="string">
            <text:p>Rue Jules Lebrun</text:p>
          </table:table-cell>
          <table:table-cell table:style-name="ce2" office:value-type="string" calcext:value-type="string">
            <text:p>Jules Lebrunstraat</text:p>
          </table:table-cell>
          <table:table-cell table:style-name="ce2" office:value-type="string" calcext:value-type="string">
            <text:p>Q599244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];&quot;/&quot;;[.B4])" office:value-type="string" office:string-value="https://osm.org/relation/2882042" calcext:value-type="string">
            <text:p>https://osm.org/relation/28820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2046" calcext:value-type="float">
            <text:p>2882046</text:p>
          </table:table-cell>
          <table:table-cell table:style-name="ce2" office:value-type="string" calcext:value-type="string">
            <text:p>Rue Jules Lebrun</text:p>
          </table:table-cell>
          <table:table-cell table:style-name="ce2" office:value-type="string" calcext:value-type="string">
            <text:p>Jules Lebrunstraat</text:p>
          </table:table-cell>
          <table:table-cell table:style-name="ce2" office:value-type="string" calcext:value-type="string">
            <text:p>Q599244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];&quot;/&quot;;[.B5])" office:value-type="string" office:string-value="https://osm.org/relation/2882046" calcext:value-type="string">
            <text:p>https://osm.org/relation/28820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2048" calcext:value-type="float">
            <text:p>2882048</text:p>
          </table:table-cell>
          <table:table-cell table:style-name="ce2" office:value-type="string" calcext:value-type="string">
            <text:p>Rue Jules Lebrun</text:p>
          </table:table-cell>
          <table:table-cell table:style-name="ce2" office:value-type="string" calcext:value-type="string">
            <text:p>Jules Lebrunstraat</text:p>
          </table:table-cell>
          <table:table-cell table:style-name="ce2" office:value-type="string" calcext:value-type="string">
            <text:p>Q599244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];&quot;/&quot;;[.B6])" office:value-type="string" office:string-value="https://osm.org/relation/2882048" calcext:value-type="string">
            <text:p>https://osm.org/relation/2882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2805" calcext:value-type="float">
            <text:p>2882805</text:p>
          </table:table-cell>
          <table:table-cell table:style-name="ce2" office:value-type="string" calcext:value-type="string">
            <text:p>Rue Jules Lebrun</text:p>
          </table:table-cell>
          <table:table-cell table:style-name="ce2" office:value-type="string" calcext:value-type="string">
            <text:p>Jules Lebrunstraat</text:p>
          </table:table-cell>
          <table:table-cell table:style-name="ce2" office:value-type="string" calcext:value-type="string">
            <text:p>Q599244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];&quot;/&quot;;[.B7])" office:value-type="string" office:string-value="https://osm.org/relation/2882805" calcext:value-type="string">
            <text:p>https://osm.org/relation/28828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3614" calcext:value-type="float">
            <text:p>2883614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8];&quot;/&quot;;[.B8])" office:value-type="string" office:string-value="https://osm.org/relation/2883614" calcext:value-type="string">
            <text:p>https://osm.org/relation/2883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1056" calcext:value-type="float">
            <text:p>2961056</text:p>
          </table:table-cell>
          <table:table-cell table:style-name="ce2" office:value-type="string" calcext:value-type="string">
            <text:p>Rue Van Dyck</text:p>
          </table:table-cell>
          <table:table-cell table:style-name="ce2" office:value-type="string" calcext:value-type="string">
            <text:p>Van Dyckstraat</text:p>
          </table:table-cell>
          <table:table-cell table:style-name="ce2" office:value-type="string" calcext:value-type="string">
            <text:p>Q1506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];&quot;/&quot;;[.B9])" office:value-type="string" office:string-value="https://osm.org/relation/2961056" calcext:value-type="string">
            <text:p>https://osm.org/relation/2961056</text:p>
          </table:table-cell>
          <table:table-cell/>
          <table:table-cell table:style-name="ce2" office:value-type="string" calcext:value-type="string">
            <text:p>Anthon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815" calcext:value-type="float">
            <text:p>2962815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0];&quot;/&quot;;[.B10])" office:value-type="string" office:string-value="https://osm.org/relation/2962815" calcext:value-type="string">
            <text:p>https://osm.org/relation/2962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1851" calcext:value-type="float">
            <text:p>2981851</text:p>
          </table:table-cell>
          <table:table-cell table:style-name="ce2" office:value-type="string" calcext:value-type="string">
            <text:p>Rue Henri Evenepoel</text:p>
          </table:table-cell>
          <table:table-cell table:style-name="ce2" office:value-type="string" calcext:value-type="string">
            <text:p>Henri Evenepoelstraat</text:p>
          </table:table-cell>
          <table:table-cell table:style-name="ce2" office:value-type="string" calcext:value-type="string">
            <text:p>Q29805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1];&quot;/&quot;;[.B11])" office:value-type="string" office:string-value="https://osm.org/relation/2981851" calcext:value-type="string">
            <text:p>https://osm.org/relation/29818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839" calcext:value-type="float">
            <text:p>2982839</text:p>
          </table:table-cell>
          <table:table-cell table:style-name="ce2" office:value-type="string" calcext:value-type="string">
            <text:p>Place de la Patrie</text:p>
          </table:table-cell>
          <table:table-cell table:style-name="ce2" office:value-type="string" calcext:value-type="string">
            <text:p>Vaderlan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2];&quot;/&quot;;[.B12])" office:value-type="string" office:string-value="https://osm.org/relation/2982839" calcext:value-type="string">
            <text:p>https://osm.org/relation/29828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16" calcext:value-type="float">
            <text:p>2986116</text:p>
          </table:table-cell>
          <table:table-cell table:style-name="ce2" office:value-type="string" calcext:value-type="string">
            <text:p>Rue Vergote</text:p>
          </table:table-cell>
          <table:table-cell table:style-name="ce2" office:value-type="string" calcext:value-type="string">
            <text:p>Vergotestraat</text:p>
          </table:table-cell>
          <table:table-cell table:style-name="ce2" office:value-type="string" calcext:value-type="string">
            <text:p>Q30759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];&quot;/&quot;;[.B13])" office:value-type="string" office:string-value="https://osm.org/relation/2986116" calcext:value-type="string">
            <text:p>https://osm.org/relation/2986116</text:p>
          </table:table-cell>
          <table:table-cell/>
          <table:table-cell table:style-name="ce2" office:value-type="string" calcext:value-type="string">
            <text:p>Fo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6155" calcext:value-type="float">
            <text:p>298615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4];&quot;/&quot;;[.B14])" office:value-type="string" office:string-value="https://osm.org/relation/2986155" calcext:value-type="string">
            <text:p>https://osm.org/relation/2986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0952" calcext:value-type="float">
            <text:p>2990952</text:p>
          </table:table-cell>
          <table:table-cell table:style-name="ce2" office:value-type="string" calcext:value-type="string">
            <text:p>Avenue Ernest Cambier</text:p>
          </table:table-cell>
          <table:table-cell table:style-name="ce2" office:value-type="string" calcext:value-type="string">
            <text:p>Ernest Cambierlaan</text:p>
          </table:table-cell>
          <table:table-cell table:style-name="ce2" office:value-type="string" calcext:value-type="string">
            <text:p>Q3207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];&quot;/&quot;;[.B15])" office:value-type="string" office:string-value="https://osm.org/relation/2990952" calcext:value-type="string">
            <text:p>https://osm.org/relation/29909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0964" calcext:value-type="float">
            <text:p>2990964</text:p>
          </table:table-cell>
          <table:table-cell table:style-name="ce2" office:value-type="string" calcext:value-type="string">
            <text:p>Avenue Emile Max</text:p>
          </table:table-cell>
          <table:table-cell table:style-name="ce2" office:value-type="string" calcext:value-type="string">
            <text:p>Emile Maxlaan</text:p>
          </table:table-cell>
          <table:table-cell table:style-name="ce2" office:value-type="string" calcext:value-type="string">
            <text:p>Q518497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];&quot;/&quot;;[.B16])" office:value-type="string" office:string-value="https://osm.org/relation/2990964" calcext:value-type="string">
            <text:p>https://osm.org/relation/2990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53" calcext:value-type="float">
            <text:p>2992053</text:p>
          </table:table-cell>
          <table:table-cell table:style-name="ce2" office:value-type="string" calcext:value-type="string">
            <text:p>Avenue Chazal</text:p>
          </table:table-cell>
          <table:table-cell table:style-name="ce2" office:value-type="string" calcext:value-type="string">
            <text:p>Chazallaan</text:p>
          </table:table-cell>
          <table:table-cell table:style-name="ce2" office:value-type="string" calcext:value-type="string">
            <text:p>Q3217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];&quot;/&quot;;[.B17])" office:value-type="string" office:string-value="https://osm.org/relation/2992053" calcext:value-type="string">
            <text:p>https://osm.org/relation/2992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070" calcext:value-type="float">
            <text:p>2992070</text:p>
          </table:table-cell>
          <table:table-cell table:style-name="ce2" office:value-type="string" calcext:value-type="string">
            <text:p>Avenue de Mars</text:p>
          </table:table-cell>
          <table:table-cell table:style-name="ce2" office:value-type="string" calcext:value-type="string">
            <text:p>Maa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];&quot;/&quot;;[.B18])" office:value-type="string" office:string-value="https://osm.org/relation/2992070" calcext:value-type="string">
            <text:p>https://osm.org/relation/29920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2101" calcext:value-type="float">
            <text:p>2992101</text:p>
          </table:table-cell>
          <table:table-cell table:style-name="ce2" office:value-type="string" calcext:value-type="string">
            <text:p>Avenue Herbert Hoover</text:p>
          </table:table-cell>
          <table:table-cell table:style-name="ce2" office:value-type="string" calcext:value-type="string">
            <text:p>Herbert Hooverlaan</text:p>
          </table:table-cell>
          <table:table-cell table:style-name="ce2" office:value-type="string" calcext:value-type="string">
            <text:p>Q352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];&quot;/&quot;;[.B19])" office:value-type="string" office:string-value="https://osm.org/relation/2992101" calcext:value-type="string">
            <text:p>https://osm.org/relation/2992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604" calcext:value-type="float">
            <text:p>2994604</text:p>
          </table:table-cell>
          <table:table-cell table:style-name="ce2" office:value-type="string" calcext:value-type="string">
            <text:p>Rue Paul Devigne</text:p>
          </table:table-cell>
          <table:table-cell table:style-name="ce2" office:value-type="string" calcext:value-type="string">
            <text:p>Paul Devignestraat</text:p>
          </table:table-cell>
          <table:table-cell table:style-name="ce2" office:value-type="string" calcext:value-type="string">
            <text:p>Q29459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];&quot;/&quot;;[.B20])" office:value-type="string" office:string-value="https://osm.org/relation/2994604" calcext:value-type="string">
            <text:p>https://osm.org/relation/2994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611" calcext:value-type="float">
            <text:p>2994611</text:p>
          </table:table-cell>
          <table:table-cell table:style-name="ce2" office:value-type="string" calcext:value-type="string">
            <text:p>Rue Henri Stacquet</text:p>
          </table:table-cell>
          <table:table-cell table:style-name="ce2" office:value-type="string" calcext:value-type="string">
            <text:p>Henri Stacquetstraat</text:p>
          </table:table-cell>
          <table:table-cell table:style-name="ce2" office:value-type="string" calcext:value-type="string">
            <text:p>Q31330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];&quot;/&quot;;[.B21])" office:value-type="string" office:string-value="https://osm.org/relation/2994611" calcext:value-type="string">
            <text:p>https://osm.org/relation/29946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453" calcext:value-type="float">
            <text:p>2998453</text:p>
          </table:table-cell>
          <table:table-cell table:style-name="ce2" office:value-type="string" calcext:value-type="string">
            <text:p>Chaussée de Roodebeek</text:p>
          </table:table-cell>
          <table:table-cell table:style-name="ce2" office:value-type="string" calcext:value-type="string">
            <text:p>Roodebeek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2];&quot;/&quot;;[.B22])" office:value-type="string" office:string-value="https://osm.org/relation/2998453" calcext:value-type="string">
            <text:p>https://osm.org/relation/29984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285" calcext:value-type="float">
            <text:p>3012285</text:p>
          </table:table-cell>
          <table:table-cell table:style-name="ce2" office:value-type="string" calcext:value-type="string">
            <text:p>Avenue Jan Stobbaerts</text:p>
          </table:table-cell>
          <table:table-cell table:style-name="ce2" office:value-type="string" calcext:value-type="string">
            <text:p>Jan Stobbaertslaan</text:p>
          </table:table-cell>
          <table:table-cell table:style-name="ce3" office:value-type="string" calcext:value-type="string">
            <text:p>Q16192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];&quot;/&quot;;[.B23])" office:value-type="string" office:string-value="https://osm.org/relation/3012285" calcext:value-type="string">
            <text:p>https://osm.org/relation/3012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286" calcext:value-type="float">
            <text:p>3012286</text:p>
          </table:table-cell>
          <table:table-cell table:style-name="ce2" office:value-type="string" calcext:value-type="string">
            <text:p>Rue Vandenbussche</text:p>
          </table:table-cell>
          <table:table-cell table:style-name="ce2" office:value-type="string" calcext:value-type="string">
            <text:p>Vandenbusschestraat</text:p>
          </table:table-cell>
          <table:table-cell table:style-name="ce2" office:value-type="string" calcext:value-type="string">
            <text:p>Q31653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4];&quot;/&quot;;[.B24])" office:value-type="string" office:string-value="https://osm.org/relation/3012286" calcext:value-type="string">
            <text:p>https://osm.org/relation/30122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721" calcext:value-type="float">
            <text:p>3012721</text:p>
          </table:table-cell>
          <table:table-cell table:style-name="ce2" office:value-type="string" calcext:value-type="string">
            <text:p>Rue Frans Binjé</text:p>
          </table:table-cell>
          <table:table-cell table:style-name="ce2" office:value-type="string" calcext:value-type="string">
            <text:p>Frans Binjéstraat</text:p>
          </table:table-cell>
          <table:table-cell table:style-name="ce2" office:value-type="string" calcext:value-type="string">
            <text:p>Q24492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Fran%C3%A7ois_Binj%C3%A9" xlink:type="simple">https://fr.wikipedia.org/wiki/Fran%C3%A7ois_Binj%C3%A9</text:a></text:p>
          </table:table-cell>
          <table:table-cell/>
          <table:table-cell table:style-name="ce10" table:formula="of:=CONCATENATE(&quot;https://osm.org/&quot;;[.A25];&quot;/&quot;;[.B25])" office:value-type="string" office:string-value="https://osm.org/relation/3012721" calcext:value-type="string">
            <text:p>https://osm.org/relation/3012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10" calcext:value-type="float">
            <text:p>3012810</text:p>
          </table:table-cell>
          <table:table-cell table:style-name="ce2" office:value-type="string" calcext:value-type="string">
            <text:p>Place des Bienfaiteurs</text:p>
          </table:table-cell>
          <table:table-cell table:style-name="ce2" office:value-type="string" calcext:value-type="string">
            <text:p>Weldoener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6];&quot;/&quot;;[.B26])" office:value-type="string" office:string-value="https://osm.org/relation/3012810" calcext:value-type="string">
            <text:p>https://osm.org/relation/3012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69" calcext:value-type="float">
            <text:p>3012869</text:p>
          </table:table-cell>
          <table:table-cell table:style-name="ce2" office:value-type="string" calcext:value-type="string">
            <text:p>Rue des Pâquerettes</text:p>
          </table:table-cell>
          <table:table-cell table:style-name="ce2" office:value-type="string" calcext:value-type="string">
            <text:p>Madelief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];&quot;/&quot;;[.B27])" office:value-type="string" office:string-value="https://osm.org/relation/3012869" calcext:value-type="string">
            <text:p>https://osm.org/relation/30128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72" calcext:value-type="float">
            <text:p>3012872</text:p>
          </table:table-cell>
          <table:table-cell table:style-name="ce2" office:value-type="string" calcext:value-type="string">
            <text:p>Rue Godefroid Devreese</text:p>
          </table:table-cell>
          <table:table-cell table:style-name="ce2" office:value-type="string" calcext:value-type="string">
            <text:p>Godefroid Devreesestraat</text:p>
          </table:table-cell>
          <table:table-cell table:style-name="ce2" office:value-type="string" calcext:value-type="string">
            <text:p>Q23728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];&quot;/&quot;;[.B28])" office:value-type="string" office:string-value="https://osm.org/relation/3012872" calcext:value-type="string">
            <text:p>https://osm.org/relation/30128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78" calcext:value-type="float">
            <text:p>3012878</text:p>
          </table:table-cell>
          <table:table-cell table:style-name="ce2" office:value-type="string" calcext:value-type="string">
            <text:p>Rue Fontaine d'Amour</text:p>
          </table:table-cell>
          <table:table-cell table:style-name="ce2" office:value-type="string" calcext:value-type="string">
            <text:p>Minnebr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];&quot;/&quot;;[.B29])" office:value-type="string" office:string-value="https://osm.org/relation/3012878" calcext:value-type="string">
            <text:p>https://osm.org/relation/3012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85" calcext:value-type="float">
            <text:p>3012885</text:p>
          </table:table-cell>
          <table:table-cell table:style-name="ce2" office:value-type="string" calcext:value-type="string">
            <text:p>Rue Josse Impens</text:p>
          </table:table-cell>
          <table:table-cell table:style-name="ce2" office:value-type="string" calcext:value-type="string">
            <text:p>Josse Impensstraat</text:p>
          </table:table-cell>
          <table:table-cell table:style-name="ce2" office:value-type="string" calcext:value-type="string">
            <text:p>Q31860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0];&quot;/&quot;;[.B30])" office:value-type="string" office:string-value="https://osm.org/relation/3012885" calcext:value-type="string">
            <text:p>https://osm.org/relation/30128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90" calcext:value-type="float">
            <text:p>3012890</text:p>
          </table:table-cell>
          <table:table-cell table:style-name="ce2" office:value-type="string" calcext:value-type="string">
            <text:p>Avenue Général Eisenhower</text:p>
          </table:table-cell>
          <table:table-cell table:style-name="ce2" office:value-type="string" calcext:value-type="string">
            <text:p>Generaal Eisenhowerlaan</text:p>
          </table:table-cell>
          <table:table-cell table:style-name="ce2" office:value-type="string" calcext:value-type="string">
            <text:p>Q99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];&quot;/&quot;;[.B31])" office:value-type="string" office:string-value="https://osm.org/relation/3012890" calcext:value-type="string">
            <text:p>https://osm.org/relation/30128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891" calcext:value-type="float">
            <text:p>3012891</text:p>
          </table:table-cell>
          <table:table-cell table:style-name="ce2" office:value-type="string" calcext:value-type="string">
            <text:p>Avenue des Azalées</text:p>
          </table:table-cell>
          <table:table-cell table:style-name="ce2" office:value-type="string" calcext:value-type="string">
            <text:p>Azale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2];&quot;/&quot;;[.B32])" office:value-type="string" office:string-value="https://osm.org/relation/3012891" calcext:value-type="string">
            <text:p>https://osm.org/relation/30128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6924" calcext:value-type="float">
            <text:p>3016924</text:p>
          </table:table-cell>
          <table:table-cell table:style-name="ce2" office:value-type="string" calcext:value-type="string">
            <text:p>Rue François Bossaerts</text:p>
          </table:table-cell>
          <table:table-cell table:style-name="ce2" office:value-type="string" calcext:value-type="string">
            <text:p>Francois Bossaertsstraat</text:p>
          </table:table-cell>
          <table:table-cell table:style-name="ce2" office:value-type="string" calcext:value-type="string">
            <text:p>Q30840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3];&quot;/&quot;;[.B33])" office:value-type="string" office:string-value="https://osm.org/relation/3016924" calcext:value-type="string">
            <text:p>https://osm.org/relation/3016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0" calcext:value-type="float">
            <text:p>3017070</text:p>
          </table:table-cell>
          <table:table-cell table:style-name="ce2" office:value-type="string" calcext:value-type="string">
            <text:p>Rue Artan</text:p>
          </table:table-cell>
          <table:table-cell table:style-name="ce2" office:value-type="string" calcext:value-type="string">
            <text:p>Artanstraat</text:p>
          </table:table-cell>
          <table:table-cell table:style-name="ce2" office:value-type="string" calcext:value-type="string">
            <text:p>Q5450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4];&quot;/&quot;;[.B34])" office:value-type="string" office:string-value="https://osm.org/relation/3017070" calcext:value-type="string">
            <text:p>https://osm.org/relation/30170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2" calcext:value-type="float">
            <text:p>3017072</text:p>
          </table:table-cell>
          <table:table-cell table:style-name="ce2" office:value-type="string" calcext:value-type="string">
            <text:p>Rue Auguste Lambiotte</text:p>
          </table:table-cell>
          <table:table-cell table:style-name="ce2" office:value-type="string" calcext:value-type="string">
            <text:p>Auguste Lambiottestraat</text:p>
          </table:table-cell>
          <table:table-cell table:style-name="ce2" office:value-type="string" calcext:value-type="string">
            <text:p>Q113097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5];&quot;/&quot;;[.B35])" office:value-type="string" office:string-value="https://osm.org/relation/3017072" calcext:value-type="string">
            <text:p>https://osm.org/relation/3017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3" calcext:value-type="float">
            <text:p>3017073</text:p>
          </table:table-cell>
          <table:table-cell table:style-name="ce2" office:value-type="string" calcext:value-type="string">
            <text:p>Rue Joseph Coosemans</text:p>
          </table:table-cell>
          <table:table-cell table:style-name="ce2" office:value-type="string" calcext:value-type="string">
            <text:p>Joseph Coosemansstraat</text:p>
          </table:table-cell>
          <table:table-cell table:style-name="ce2" office:value-type="string" calcext:value-type="string">
            <text:p>Q3184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6];&quot;/&quot;;[.B36])" office:value-type="string" office:string-value="https://osm.org/relation/3017073" calcext:value-type="string">
            <text:p>https://osm.org/relation/30170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5" calcext:value-type="float">
            <text:p>3017075</text:p>
          </table:table-cell>
          <table:table-cell table:style-name="ce2" office:value-type="string" calcext:value-type="string">
            <text:p>Grande Rue au Bois</text:p>
          </table:table-cell>
          <table:table-cell table:style-name="ce2" office:value-type="string" calcext:value-type="string">
            <text:p>Grote 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7];&quot;/&quot;;[.B37])" office:value-type="string" office:string-value="https://osm.org/relation/3017075" calcext:value-type="string">
            <text:p>https://osm.org/relation/3017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77" calcext:value-type="float">
            <text:p>3017077</text:p>
          </table:table-cell>
          <table:table-cell table:style-name="ce2" office:value-type="string" calcext:value-type="string">
            <text:p>Rue Léon Mignon</text:p>
          </table:table-cell>
          <table:table-cell table:style-name="ce2" office:value-type="string" calcext:value-type="string">
            <text:p>Léon Mignonstraat</text:p>
          </table:table-cell>
          <table:table-cell table:style-name="ce2" office:value-type="string" calcext:value-type="string">
            <text:p>Q32712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8];&quot;/&quot;;[.B38])" office:value-type="string" office:string-value="https://osm.org/relation/3017077" calcext:value-type="string">
            <text:p>https://osm.org/relation/3017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94" calcext:value-type="float">
            <text:p>3017094</text:p>
          </table:table-cell>
          <table:table-cell table:style-name="ce2" office:value-type="string" calcext:value-type="string">
            <text:p>Avenue Clays</text:p>
          </table:table-cell>
          <table:table-cell table:style-name="ce2" office:value-type="string" calcext:value-type="string">
            <text:p>Clayslaan</text:p>
          </table:table-cell>
          <table:table-cell table:style-name="ce2" office:value-type="string" calcext:value-type="string">
            <text:p>Q29590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9];&quot;/&quot;;[.B39])" office:value-type="string" office:string-value="https://osm.org/relation/3017094" calcext:value-type="string">
            <text:p>https://osm.org/relation/30170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095" calcext:value-type="float">
            <text:p>3017095</text:p>
          </table:table-cell>
          <table:table-cell table:style-name="ce2" office:value-type="string" calcext:value-type="string">
            <text:p>Rue Alexandre Markelbach</text:p>
          </table:table-cell>
          <table:table-cell table:style-name="ce2" office:value-type="string" calcext:value-type="string">
            <text:p>Alexandre Markelbachstraat</text:p>
          </table:table-cell>
          <table:table-cell table:style-name="ce2" office:value-type="string" calcext:value-type="string">
            <text:p>Q28338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0];&quot;/&quot;;[.B40])" office:value-type="string" office:string-value="https://osm.org/relation/3017095" calcext:value-type="string">
            <text:p>https://osm.org/relation/30170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3" calcext:value-type="float">
            <text:p>3017113</text:p>
          </table:table-cell>
          <table:table-cell table:style-name="ce2" office:value-type="string" calcext:value-type="string">
            <text:p>Rue André Van Hasselt</text:p>
          </table:table-cell>
          <table:table-cell table:style-name="ce2" office:value-type="string" calcext:value-type="string">
            <text:p>André Van Hasseltstraat</text:p>
          </table:table-cell>
          <table:table-cell table:style-name="ce2" office:value-type="string" calcext:value-type="string">
            <text:p>Q519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1];&quot;/&quot;;[.B41])" office:value-type="string" office:string-value="https://osm.org/relation/3017113" calcext:value-type="string">
            <text:p>https://osm.org/relation/30171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4" calcext:value-type="float">
            <text:p>3017114</text:p>
          </table:table-cell>
          <table:table-cell table:style-name="ce2" office:value-type="string" calcext:value-type="string">
            <text:p>Rue Thomas Vinçotte</text:p>
          </table:table-cell>
          <table:table-cell table:style-name="ce2" office:value-type="string" calcext:value-type="string">
            <text:p>Thomas Vinçottestraat</text:p>
          </table:table-cell>
          <table:table-cell table:style-name="ce2" office:value-type="string" calcext:value-type="string">
            <text:p>Q24837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2];&quot;/&quot;;[.B42])" office:value-type="string" office:string-value="https://osm.org/relation/3017114" calcext:value-type="string">
            <text:p>https://osm.org/relation/30171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7" calcext:value-type="float">
            <text:p>3017117</text:p>
          </table:table-cell>
          <table:table-cell table:style-name="ce2" office:value-type="string" calcext:value-type="string">
            <text:p>Rue Verbist</text:p>
          </table:table-cell>
          <table:table-cell table:style-name="ce2" office:value-type="string" calcext:value-type="string">
            <text:p>Verbiststraat</text:p>
          </table:table-cell>
          <table:table-cell table:style-name="ce2" office:value-type="string" calcext:value-type="string">
            <text:p>Q20427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3];&quot;/&quot;;[.B43])" office:value-type="string" office:string-value="https://osm.org/relation/3017117" calcext:value-type="string">
            <text:p>https://osm.org/relation/3017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8" calcext:value-type="float">
            <text:p>3017118</text:p>
          </table:table-cell>
          <table:table-cell table:style-name="ce2" office:value-type="string" calcext:value-type="string">
            <text:p>Rue de la Cible</text:p>
          </table:table-cell>
          <table:table-cell table:style-name="ce2" office:value-type="string" calcext:value-type="string">
            <text:p>Schietschij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44];&quot;/&quot;;[.B44])" office:value-type="string" office:string-value="https://osm.org/relation/3017118" calcext:value-type="string">
            <text:p>https://osm.org/relation/30171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9" calcext:value-type="float">
            <text:p>3017119</text:p>
          </table:table-cell>
          <table:table-cell table:style-name="ce2" office:value-type="string" calcext:value-type="string">
            <text:p>Rue Gustave Fuss</text:p>
          </table:table-cell>
          <table:table-cell table:style-name="ce2" office:value-type="string" calcext:value-type="string">
            <text:p>Gustave Fussstraat</text:p>
          </table:table-cell>
          <table:table-cell table:style-name="ce2" office:value-type="string" calcext:value-type="string">
            <text:p>Q34482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5];&quot;/&quot;;[.B45])" office:value-type="string" office:string-value="https://osm.org/relation/3017119" calcext:value-type="string">
            <text:p>https://osm.org/relation/30171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21" calcext:value-type="float">
            <text:p>3017121</text:p>
          </table:table-cell>
          <table:table-cell table:style-name="ce2" office:value-type="string" calcext:value-type="string">
            <text:p>Rue Albert de Latour</text:p>
          </table:table-cell>
          <table:table-cell table:style-name="ce2" office:value-type="string" calcext:value-type="string">
            <text:p>Albert de Latou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6];&quot;/&quot;;[.B46])" office:value-type="string" office:string-value="https://osm.org/relation/3017121" calcext:value-type="string">
            <text:p>https://osm.org/relation/3017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0" calcext:value-type="float">
            <text:p>3017130</text:p>
          </table:table-cell>
          <table:table-cell table:style-name="ce2" office:value-type="string" calcext:value-type="string">
            <text:p>Rue Emile Wittmann</text:p>
          </table:table-cell>
          <table:table-cell table:style-name="ce2" office:value-type="string" calcext:value-type="string">
            <text:p>Emile Wittman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7];&quot;/&quot;;[.B47])" office:value-type="string" office:string-value="https://osm.org/relation/3017130" calcext:value-type="string">
            <text:p>https://osm.org/relation/30171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1" calcext:value-type="float">
            <text:p>3017131</text:p>
          </table:table-cell>
          <table:table-cell table:style-name="ce2" office:value-type="string" calcext:value-type="string">
            <text:p>Rue Eugène Smits</text:p>
          </table:table-cell>
          <table:table-cell table:style-name="ce2" office:value-type="string" calcext:value-type="string">
            <text:p>Eugène Smitsstraat</text:p>
          </table:table-cell>
          <table:table-cell table:style-name="ce2" office:value-type="string" calcext:value-type="string">
            <text:p>Q30601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48];&quot;/&quot;;[.B48])" office:value-type="string" office:string-value="https://osm.org/relation/3017131" calcext:value-type="string">
            <text:p>https://osm.org/relation/30171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2" calcext:value-type="float">
            <text:p>3017132</text:p>
          </table:table-cell>
          <table:table-cell table:style-name="ce2" office:value-type="string" calcext:value-type="string">
            <text:p>Rue des Chardons</text:p>
          </table:table-cell>
          <table:table-cell table:style-name="ce2" office:value-type="string" calcext:value-type="string">
            <text:p>Dist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49];&quot;/&quot;;[.B49])" office:value-type="string" office:string-value="https://osm.org/relation/3017132" calcext:value-type="string">
            <text:p>https://osm.org/relation/30171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3" calcext:value-type="float">
            <text:p>3017133</text:p>
          </table:table-cell>
          <table:table-cell table:style-name="ce2" office:value-type="string" calcext:value-type="string">
            <text:p>Rue des Pavots</text:p>
          </table:table-cell>
          <table:table-cell table:style-name="ce2" office:value-type="string" calcext:value-type="string">
            <text:p>Papav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50];&quot;/&quot;;[.B50])" office:value-type="string" office:string-value="https://osm.org/relation/3017133" calcext:value-type="string">
            <text:p>https://osm.org/relation/30171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8" calcext:value-type="float">
            <text:p>3017138</text:p>
          </table:table-cell>
          <table:table-cell table:style-name="ce2" office:value-type="string" calcext:value-type="string">
            <text:p>Rue Jacques Jansen</text:p>
          </table:table-cell>
          <table:table-cell table:style-name="ce2" office:value-type="string" calcext:value-type="string">
            <text:p>Jacques Jansenstraat</text:p>
          </table:table-cell>
          <table:table-cell table:style-name="ce2" office:value-type="string" calcext:value-type="string">
            <text:p>Q34484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1];&quot;/&quot;;[.B51])" office:value-type="string" office:string-value="https://osm.org/relation/3017138" calcext:value-type="string">
            <text:p>https://osm.org/relation/3017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39" calcext:value-type="float">
            <text:p>3017139</text:p>
          </table:table-cell>
          <table:table-cell table:style-name="ce2" office:value-type="string" calcext:value-type="string">
            <text:p>Rue Monrose</text:p>
          </table:table-cell>
          <table:table-cell table:style-name="ce2" office:value-type="string" calcext:value-type="string">
            <text:p>Monrosestraat</text:p>
          </table:table-cell>
          <table:table-cell table:style-name="ce2" office:value-type="string" calcext:value-type="string">
            <text:p>Q344920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52];&quot;/&quot;;[.B52])" office:value-type="string" office:string-value="https://osm.org/relation/3017139" calcext:value-type="string">
            <text:p>https://osm.org/relation/30171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249" calcext:value-type="float">
            <text:p>3017249</text:p>
          </table:table-cell>
          <table:table-cell table:style-name="ce2" office:value-type="string" calcext:value-type="string">
            <text:p>Avenue du Diamant</text:p>
          </table:table-cell>
          <table:table-cell table:style-name="ce2" office:value-type="string" calcext:value-type="string">
            <text:p>Diama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53];&quot;/&quot;;[.B53])" office:value-type="string" office:string-value="https://osm.org/relation/3017249" calcext:value-type="string">
            <text:p>https://osm.org/relation/30172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359" calcext:value-type="float">
            <text:p>3017359</text:p>
          </table:table-cell>
          <table:table-cell table:style-name="ce2" office:value-type="string" calcext:value-type="string">
            <text:p>Rue William Degouve de Nuncques</text:p>
          </table:table-cell>
          <table:table-cell table:style-name="ce2" office:value-type="string" calcext:value-type="string">
            <text:p>William Degouve de Nuncquesstraat</text:p>
          </table:table-cell>
          <table:table-cell table:style-name="ce2" office:value-type="string" calcext:value-type="string">
            <text:p>Q104951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4];&quot;/&quot;;[.B54])" office:value-type="string" office:string-value="https://osm.org/relation/3017359" calcext:value-type="string">
            <text:p>https://osm.org/relation/3017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1" calcext:value-type="float">
            <text:p>3017731</text:p>
          </table:table-cell>
          <table:table-cell table:style-name="ce2" office:value-type="string" calcext:value-type="string">
            <text:p>Rue Aimé Smekens</text:p>
          </table:table-cell>
          <table:table-cell table:style-name="ce2" office:value-type="string" calcext:value-type="string">
            <text:p>Aimé Smekensstraat</text:p>
          </table:table-cell>
          <table:table-cell table:style-name="ce2" office:value-type="string" calcext:value-type="string">
            <text:p>Q24020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5];&quot;/&quot;;[.B55])" office:value-type="string" office:string-value="https://osm.org/relation/3017731" calcext:value-type="string">
            <text:p>https://osm.org/relation/3017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2" calcext:value-type="float">
            <text:p>3017732</text:p>
          </table:table-cell>
          <table:table-cell table:style-name="ce2" office:value-type="string" calcext:value-type="string">
            <text:p>Rue Knapen</text:p>
          </table:table-cell>
          <table:table-cell table:style-name="ce2" office:value-type="string" calcext:value-type="string">
            <text:p>Knapenstraat</text:p>
          </table:table-cell>
          <table:table-cell table:style-name="ce2" office:value-type="string" calcext:value-type="string">
            <text:p>Q34486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6];&quot;/&quot;;[.B56])" office:value-type="string" office:string-value="https://osm.org/relation/3017732" calcext:value-type="string">
            <text:p>https://osm.org/relation/3017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8" calcext:value-type="float">
            <text:p>3017738</text:p>
          </table:table-cell>
          <table:table-cell table:style-name="ce2" office:value-type="string" calcext:value-type="string">
            <text:p>Avenue de Roodebeek</text:p>
          </table:table-cell>
          <table:table-cell table:style-name="ce2" office:value-type="string" calcext:value-type="string">
            <text:p>Roodebeeklaan</text:p>
          </table:table-cell>
          <table:table-cell table:style-name="ce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57];&quot;/&quot;;[.B57])" office:value-type="string" office:string-value="https://osm.org/relation/3017738" calcext:value-type="string">
            <text:p>https://osm.org/relation/30177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739" calcext:value-type="float">
            <text:p>3017739</text:p>
          </table:table-cell>
          <table:table-cell table:style-name="ce2" office:value-type="string" calcext:value-type="string">
            <text:p>Avenue des Cerisiers</text:p>
          </table:table-cell>
          <table:table-cell table:style-name="ce2" office:value-type="string" calcext:value-type="string">
            <text:p>Kersela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58];&quot;/&quot;;[.B58])" office:value-type="string" office:string-value="https://osm.org/relation/3017739" calcext:value-type="string">
            <text:p>https://osm.org/relation/30177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33" calcext:value-type="float">
            <text:p>3019133</text:p>
          </table:table-cell>
          <table:table-cell table:style-name="ce2" office:value-type="string" calcext:value-type="string">
            <text:p>Avenue Léon Mahillon</text:p>
          </table:table-cell>
          <table:table-cell table:style-name="ce2" office:value-type="string" calcext:value-type="string">
            <text:p>Léon Mahillonlaan</text:p>
          </table:table-cell>
          <table:table-cell table:style-name="ce2" office:value-type="string" calcext:value-type="string">
            <text:p>Q28737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59];&quot;/&quot;;[.B59])" office:value-type="string" office:string-value="https://osm.org/relation/3019133" calcext:value-type="string">
            <text:p>https://osm.org/relation/30191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48" calcext:value-type="float">
            <text:p>3019148</text:p>
          </table:table-cell>
          <table:table-cell table:style-name="ce2" office:value-type="string" calcext:value-type="string">
            <text:p>Rue Louis Scutenaire</text:p>
          </table:table-cell>
          <table:table-cell table:style-name="ce2" office:value-type="string" calcext:value-type="string">
            <text:p>Louis Scutenairestraat</text:p>
          </table:table-cell>
          <table:table-cell table:style-name="ce2" office:value-type="string" calcext:value-type="string">
            <text:p>Q20381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0];&quot;/&quot;;[.B60])" office:value-type="string" office:string-value="https://osm.org/relation/3019148" calcext:value-type="string">
            <text:p>https://osm.org/relation/3019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49" calcext:value-type="float">
            <text:p>3019149</text:p>
          </table:table-cell>
          <table:table-cell table:style-name="ce2" office:value-type="string" calcext:value-type="string">
            <text:p>Rue Marcel Mariën</text:p>
          </table:table-cell>
          <table:table-cell table:style-name="ce2" office:value-type="string" calcext:value-type="string">
            <text:p>Marcel Mariënstraat</text:p>
          </table:table-cell>
          <table:table-cell table:style-name="ce2" office:value-type="string" calcext:value-type="string">
            <text:p>Q18655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1];&quot;/&quot;;[.B61])" office:value-type="string" office:string-value="https://osm.org/relation/3019149" calcext:value-type="string">
            <text:p>https://osm.org/relation/3019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53" calcext:value-type="float">
            <text:p>3019153</text:p>
          </table:table-cell>
          <table:table-cell table:style-name="ce2" office:value-type="string" calcext:value-type="string">
            <text:p>Avenue de la Brabançonne</text:p>
          </table:table-cell>
          <table:table-cell table:style-name="ce2" office:value-type="string" calcext:value-type="string">
            <text:p>Brabançonnelaan</text:p>
          </table:table-cell>
          <table:table-cell table:style-name="ce2" office:value-type="string" calcext:value-type="string">
            <text:p>Q28739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2];&quot;/&quot;;[.B62])" office:value-type="string" office:string-value="https://osm.org/relation/3019153" calcext:value-type="string">
            <text:p>https://osm.org/relation/3019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54" calcext:value-type="float">
            <text:p>3019154</text:p>
          </table:table-cell>
          <table:table-cell table:style-name="ce2" office:value-type="string" calcext:value-type="string">
            <text:p>Avenue de la Topaze</text:p>
          </table:table-cell>
          <table:table-cell table:style-name="ce2" office:value-type="string" calcext:value-type="string">
            <text:p>Topaaslaan</text:p>
          </table:table-cell>
          <table:table-cell table:style-name="ce2" office:value-type="string" calcext:value-type="string">
            <text:p>Q2874057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63];&quot;/&quot;;[.B63])" office:value-type="string" office:string-value="https://osm.org/relation/3019154" calcext:value-type="string">
            <text:p>https://osm.org/relation/3019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155" calcext:value-type="float">
            <text:p>3019155</text:p>
          </table:table-cell>
          <table:table-cell table:style-name="ce2" office:value-type="string" calcext:value-type="string">
            <text:p>Rue du Radium</text:p>
          </table:table-cell>
          <table:table-cell table:style-name="ce2" office:value-type="string" calcext:value-type="string">
            <text:p>Radiumstraat</text:p>
          </table:table-cell>
          <table:table-cell table:style-name="ce2" office:value-type="string" calcext:value-type="string">
            <text:p>Q3452556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64];&quot;/&quot;;[.B64])" office:value-type="string" office:string-value="https://osm.org/relation/3019155" calcext:value-type="string">
            <text:p>https://osm.org/relation/3019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361" calcext:value-type="float">
            <text:p>3019361</text:p>
          </table:table-cell>
          <table:table-cell table:style-name="ce2" office:value-type="string" calcext:value-type="string">
            <text:p>Place Colignon</text:p>
          </table:table-cell>
          <table:table-cell table:style-name="ce2" office:value-type="string" calcext:value-type="string">
            <text:p>Colignonplein</text:p>
          </table:table-cell>
          <table:table-cell table:style-name="ce2" office:value-type="string" calcext:value-type="string">
            <text:p>Q28230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5];&quot;/&quot;;[.B65])" office:value-type="string" office:string-value="https://osm.org/relation/3019361" calcext:value-type="string">
            <text:p>https://osm.org/relation/3019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9903" calcext:value-type="float">
            <text:p>3019903</text:p>
          </table:table-cell>
          <table:table-cell table:style-name="ce2" office:value-type="string" calcext:value-type="string">
            <text:p>Rue Emmanuel Hiel</text:p>
          </table:table-cell>
          <table:table-cell table:style-name="ce2" office:value-type="string" calcext:value-type="string">
            <text:p>Emmanuel Hielstraat</text:p>
          </table:table-cell>
          <table:table-cell table:style-name="ce2" office:value-type="string" calcext:value-type="string">
            <text:p>Q13347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6];&quot;/&quot;;[.B66])" office:value-type="string" office:string-value="https://osm.org/relation/3019903" calcext:value-type="string">
            <text:p>https://osm.org/relation/3019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106" calcext:value-type="float">
            <text:p>3023106</text:p>
          </table:table-cell>
          <table:table-cell table:style-name="ce2" office:value-type="string" calcext:value-type="string">
            <text:p>Rue Vogler</text:p>
          </table:table-cell>
          <table:table-cell table:style-name="ce2" office:value-type="string" calcext:value-type="string">
            <text:p>Voglerstraat</text:p>
          </table:table-cell>
          <table:table-cell table:style-name="ce2" office:value-type="string" calcext:value-type="string">
            <text:p>Q33723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7];&quot;/&quot;;[.B67])" office:value-type="string" office:string-value="https://osm.org/relation/3023106" calcext:value-type="string">
            <text:p>https://osm.org/relation/30231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194" calcext:value-type="float">
            <text:p>3023194</text:p>
          </table:table-cell>
          <table:table-cell table:style-name="ce2" office:value-type="string" calcext:value-type="string">
            <text:p>Rue Teniers</text:p>
          </table:table-cell>
          <table:table-cell table:style-name="ce2" office:value-type="string" calcext:value-type="string">
            <text:p>Teniersstraat</text:p>
          </table:table-cell>
          <table:table-cell table:style-name="ce2" office:value-type="string" calcext:value-type="string">
            <text:p>Q6227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8];&quot;/&quot;;[.B68])" office:value-type="string" office:string-value="https://osm.org/relation/3023194" calcext:value-type="string">
            <text:p>https://osm.org/relation/30231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212" calcext:value-type="float">
            <text:p>3023212</text:p>
          </table:table-cell>
          <table:table-cell table:style-name="ce2" office:value-type="string" calcext:value-type="string">
            <text:p>Rue Ernest Discailles</text:p>
          </table:table-cell>
          <table:table-cell table:style-name="ce2" office:value-type="string" calcext:value-type="string">
            <text:p>Ernest Discaillesstraat</text:p>
          </table:table-cell>
          <table:table-cell table:style-name="ce2" office:value-type="string" calcext:value-type="string">
            <text:p>Q30569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69];&quot;/&quot;;[.B69])" office:value-type="string" office:string-value="https://osm.org/relation/3023212" calcext:value-type="string">
            <text:p>https://osm.org/relation/3023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213" calcext:value-type="float">
            <text:p>3023213</text:p>
          </table:table-cell>
          <table:table-cell table:style-name="ce2" office:value-type="string" calcext:value-type="string">
            <text:p>Rue Joseph Brand</text:p>
          </table:table-cell>
          <table:table-cell table:style-name="ce2" office:value-type="string" calcext:value-type="string">
            <text:p>Joseph Bran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0];&quot;/&quot;;[.B70])" office:value-type="string" office:string-value="https://osm.org/relation/3023213" calcext:value-type="string">
            <text:p>https://osm.org/relation/3023213</text:p>
          </table:table-cell>
          <table:table-cell/>
          <table:table-cell table:style-name="ce2" office:value-type="string" calcext:value-type="string">
            <text:p>No info on Politician Bran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259" calcext:value-type="float">
            <text:p>3023259</text:p>
          </table:table-cell>
          <table:table-cell table:style-name="ce2" office:value-type="string" calcext:value-type="string">
            <text:p>Rue Creuse</text:p>
          </table:table-cell>
          <table:table-cell table:style-name="ce2" office:value-type="string" calcext:value-type="string">
            <text:p>Ho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71];&quot;/&quot;;[.B71])" office:value-type="string" office:string-value="https://osm.org/relation/3023259" calcext:value-type="string">
            <text:p>https://osm.org/relation/30232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260" calcext:value-type="float">
            <text:p>3023260</text:p>
          </table:table-cell>
          <table:table-cell table:style-name="ce2" office:value-type="string" calcext:value-type="string">
            <text:p>Rue Henri Bergé</text:p>
          </table:table-cell>
          <table:table-cell table:style-name="ce2" office:value-type="string" calcext:value-type="string">
            <text:p>Henri Bergéstraat</text:p>
          </table:table-cell>
          <table:table-cell table:style-name="ce2" office:value-type="string" calcext:value-type="string">
            <text:p>Q31306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2];&quot;/&quot;;[.B72])" office:value-type="string" office:string-value="https://osm.org/relation/3023260" calcext:value-type="string">
            <text:p>https://osm.org/relation/30232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261" calcext:value-type="float">
            <text:p>3023261</text:p>
          </table:table-cell>
          <table:table-cell table:style-name="ce2" office:value-type="string" calcext:value-type="string">
            <text:p>Rue Jenatzy</text:p>
          </table:table-cell>
          <table:table-cell table:style-name="ce2" office:value-type="string" calcext:value-type="string">
            <text:p>Jenatzystraat</text:p>
          </table:table-cell>
          <table:table-cell table:style-name="ce2" office:value-type="string" calcext:value-type="string">
            <text:p>Q9638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3];&quot;/&quot;;[.B73])" office:value-type="string" office:string-value="https://osm.org/relation/3023261" calcext:value-type="string">
            <text:p>https://osm.org/relation/3023261</text:p>
          </table:table-cell>
          <table:table-cell/>
          <table:table-cell table:style-name="ce2" office:value-type="string" calcext:value-type="string">
            <text:p>Industrie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369" calcext:value-type="float">
            <text:p>3023369</text:p>
          </table:table-cell>
          <table:table-cell table:style-name="ce2" office:value-type="string" calcext:value-type="string">
            <text:p>Place de Houffalize</text:p>
          </table:table-cell>
          <table:table-cell table:style-name="ce2" office:value-type="string" calcext:value-type="string">
            <text:p>Houffaliz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74];&quot;/&quot;;[.B74])" office:value-type="string" office:string-value="https://osm.org/relation/3023369" calcext:value-type="string">
            <text:p>https://osm.org/relation/3023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3370" calcext:value-type="float">
            <text:p>3023370</text:p>
          </table:table-cell>
          <table:table-cell table:style-name="ce2" office:value-type="string" calcext:value-type="string">
            <text:p>Rue de Jérusalem</text:p>
          </table:table-cell>
          <table:table-cell table:style-name="ce2" office:value-type="string" calcext:value-type="string">
            <text:p>Jerusal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75];&quot;/&quot;;[.B75])" office:value-type="string" office:string-value="https://osm.org/relation/3023370" calcext:value-type="string">
            <text:p>https://osm.org/relation/3023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7369" calcext:value-type="float">
            <text:p>3027369</text:p>
          </table:table-cell>
          <table:table-cell table:style-name="ce2" office:value-type="string" calcext:value-type="string">
            <text:p>Avenue de l'Émeraude</text:p>
          </table:table-cell>
          <table:table-cell table:style-name="ce2" office:value-type="string" calcext:value-type="string">
            <text:p>Smarag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76];&quot;/&quot;;[.B76])" office:value-type="string" office:string-value="https://osm.org/relation/3027369" calcext:value-type="string">
            <text:p>https://osm.org/relation/3027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7370" calcext:value-type="float">
            <text:p>3027370</text:p>
          </table:table-cell>
          <table:table-cell table:style-name="ce2" office:value-type="string" calcext:value-type="string">
            <text:p>Rue du Saphir</text:p>
          </table:table-cell>
          <table:table-cell table:style-name="ce2" office:value-type="string" calcext:value-type="string">
            <text:p>Saff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77];&quot;/&quot;;[.B77])" office:value-type="string" office:string-value="https://osm.org/relation/3027370" calcext:value-type="string">
            <text:p>https://osm.org/relation/3027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71" calcext:value-type="float">
            <text:p>3028771</text:p>
          </table:table-cell>
          <table:table-cell table:style-name="ce2" office:value-type="string" calcext:value-type="string">
            <text:p>Rue Edouard Fiers</text:p>
          </table:table-cell>
          <table:table-cell table:style-name="ce2" office:value-type="string" calcext:value-type="string">
            <text:p>Edouard Fiersstraat</text:p>
          </table:table-cell>
          <table:table-cell table:style-name="ce2" office:value-type="string" calcext:value-type="string">
            <text:p>Q35798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8];&quot;/&quot;;[.B78])" office:value-type="string" office:string-value="https://osm.org/relation/3028771" calcext:value-type="string">
            <text:p>https://osm.org/relation/30287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72" calcext:value-type="float">
            <text:p>3028772</text:p>
          </table:table-cell>
          <table:table-cell table:style-name="ce2" office:value-type="string" calcext:value-type="string">
            <text:p>Rue Henry Villard</text:p>
          </table:table-cell>
          <table:table-cell table:style-name="ce2" office:value-type="string" calcext:value-type="string">
            <text:p>Henry Villardstraat</text:p>
          </table:table-cell>
          <table:table-cell table:style-name="ce2" office:value-type="string" calcext:value-type="string">
            <text:p>Q914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79];&quot;/&quot;;[.B79])" office:value-type="string" office:string-value="https://osm.org/relation/3028772" calcext:value-type="string">
            <text:p>https://osm.org/relation/30287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86" calcext:value-type="float">
            <text:p>3028786</text:p>
          </table:table-cell>
          <table:table-cell table:style-name="ce2" office:value-type="string" calcext:value-type="string">
            <text:p>Rue Kessels</text:p>
          </table:table-cell>
          <table:table-cell table:style-name="ce2" office:value-type="string" calcext:value-type="string">
            <text:p>Kesselsstraat</text:p>
          </table:table-cell>
          <table:table-cell table:style-name="ce2" office:value-type="string" calcext:value-type="string">
            <text:p>Q3533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0];&quot;/&quot;;[.B80])" office:value-type="string" office:string-value="https://osm.org/relation/3028786" calcext:value-type="string">
            <text:p>https://osm.org/relation/3028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787" calcext:value-type="float">
            <text:p>3028787</text:p>
          </table:table-cell>
          <table:table-cell table:style-name="ce2" office:value-type="string" calcext:value-type="string">
            <text:p>Rue Van Hoorde</text:p>
          </table:table-cell>
          <table:table-cell table:style-name="ce2" office:value-type="string" calcext:value-type="string">
            <text:p>Van Hoordestraat</text:p>
          </table:table-cell>
          <table:table-cell table:style-name="ce2" office:value-type="string" calcext:value-type="string">
            <text:p>Q25174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1];&quot;/&quot;;[.B81])" office:value-type="string" office:string-value="https://osm.org/relation/3028787" calcext:value-type="string">
            <text:p>https://osm.org/relation/30287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32" calcext:value-type="float">
            <text:p>3028832</text:p>
          </table:table-cell>
          <table:table-cell table:style-name="ce2" office:value-type="string" calcext:value-type="string">
            <text:p>Rue Roelandts</text:p>
          </table:table-cell>
          <table:table-cell table:style-name="ce2" office:value-type="string" calcext:value-type="string">
            <text:p>Roelandtsstraat</text:p>
          </table:table-cell>
          <table:table-cell table:style-name="ce2" office:value-type="string" calcext:value-type="string">
            <text:p>Q18998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2];&quot;/&quot;;[.B82])" office:value-type="string" office:string-value="https://osm.org/relation/3028832" calcext:value-type="string">
            <text:p>https://osm.org/relation/3028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33" calcext:value-type="float">
            <text:p>3028833</text:p>
          </table:table-cell>
          <table:table-cell table:style-name="ce2" office:value-type="string" calcext:value-type="string">
            <text:p>Rue Van Hove</text:p>
          </table:table-cell>
          <table:table-cell table:style-name="ce2" office:value-type="string" calcext:value-type="string">
            <text:p>Van Hovestraat</text:p>
          </table:table-cell>
          <table:table-cell table:style-name="ce2" office:value-type="string" calcext:value-type="string">
            <text:p>Q29603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3];&quot;/&quot;;[.B83])" office:value-type="string" office:string-value="https://osm.org/relation/3028833" calcext:value-type="string">
            <text:p>https://osm.org/relation/30288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47" calcext:value-type="float">
            <text:p>3028847</text:p>
          </table:table-cell>
          <table:table-cell table:style-name="ce2" office:value-type="string" calcext:value-type="string">
            <text:p>Avenue Paul Deschanel</text:p>
          </table:table-cell>
          <table:table-cell table:style-name="ce2" office:value-type="string" calcext:value-type="string">
            <text:p>Paul Deschanellaan</text:p>
          </table:table-cell>
          <table:table-cell table:style-name="ce2" office:value-type="string" calcext:value-type="string">
            <text:p>Q3099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4];&quot;/&quot;;[.B84])" office:value-type="string" office:string-value="https://osm.org/relation/3028847" calcext:value-type="string">
            <text:p>https://osm.org/relation/3028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52" calcext:value-type="float">
            <text:p>3028852</text:p>
          </table:table-cell>
          <table:table-cell table:style-name="ce2" office:value-type="string" calcext:value-type="string">
            <text:p>Square Emile Duployé</text:p>
          </table:table-cell>
          <table:table-cell table:style-name="ce2" office:value-type="string" calcext:value-type="string">
            <text:p>Emile Duployésquare</text:p>
          </table:table-cell>
          <table:table-cell table:style-name="ce2" office:value-type="string" calcext:value-type="string">
            <text:p>Q34950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5];&quot;/&quot;;[.B85])" office:value-type="string" office:string-value="https://osm.org/relation/3028852" calcext:value-type="string">
            <text:p>https://osm.org/relation/30288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74" calcext:value-type="float">
            <text:p>3028874</text:p>
          </table:table-cell>
          <table:table-cell table:style-name="ce2" office:value-type="string" calcext:value-type="string">
            <text:p>Rue Vonck</text:p>
          </table:table-cell>
          <table:table-cell table:style-name="ce2" office:value-type="string" calcext:value-type="string">
            <text:p>Vonckstraat</text:p>
          </table:table-cell>
          <table:table-cell table:style-name="ce2" office:value-type="string" calcext:value-type="string">
            <text:p>Q27948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6];&quot;/&quot;;[.B86])" office:value-type="string" office:string-value="https://osm.org/relation/3028874" calcext:value-type="string">
            <text:p>https://osm.org/relation/3028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84" calcext:value-type="float">
            <text:p>3028884</text:p>
          </table:table-cell>
          <table:table-cell table:style-name="ce2" office:value-type="string" calcext:value-type="string">
            <text:p>Rue Verboeckhaven</text:p>
          </table:table-cell>
          <table:table-cell table:style-name="ce2" office:value-type="string" calcext:value-type="string">
            <text:p>Verboeckhav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Verboeckhaven" xlink:type="simple">https://fr.wikipedia.org/wiki/Rue_Verboeckhaven</text:a></text:p>
          </table:table-cell>
          <table:table-cell table:style-name="ce2" office:value-type="string" calcext:value-type="string">
            <text:p>No wikipage propriétaire des terrain</text:p>
          </table:table-cell>
          <table:table-cell table:style-name="ce10" table:formula="of:=CONCATENATE(&quot;https://osm.org/&quot;;[.A87];&quot;/&quot;;[.B87])" office:value-type="string" office:string-value="https://osm.org/relation/3028884" calcext:value-type="string">
            <text:p>https://osm.org/relation/3028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944" calcext:value-type="float">
            <text:p>3028944</text:p>
          </table:table-cell>
          <table:table-cell table:style-name="ce2" office:value-type="string" calcext:value-type="string">
            <text:p>Rue Thiéfry</text:p>
          </table:table-cell>
          <table:table-cell table:style-name="ce2" office:value-type="string" calcext:value-type="string">
            <text:p>Thiéfrystraat</text:p>
          </table:table-cell>
          <table:table-cell table:style-name="ce3" office:value-type="string" calcext:value-type="string">
            <text:p>Q18228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8];&quot;/&quot;;[.B88])" office:value-type="string" office:string-value="https://osm.org/relation/3028944" calcext:value-type="string">
            <text:p>https://osm.org/relation/30289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957" calcext:value-type="float">
            <text:p>3028957</text:p>
          </table:table-cell>
          <table:table-cell table:style-name="ce2" office:value-type="string" calcext:value-type="string">
            <text:p>Rue Massaux</text:p>
          </table:table-cell>
          <table:table-cell table:style-name="ce2" office:value-type="string" calcext:value-type="string">
            <text:p>Massauxstraat</text:p>
          </table:table-cell>
          <table:table-cell table:style-name="ce3" office:value-type="string" calcext:value-type="string">
            <text:p>Q3173448)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89];&quot;/&quot;;[.B89])" office:value-type="string" office:string-value="https://osm.org/relation/3028957" calcext:value-type="string">
            <text:p>https://osm.org/relation/30289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964" calcext:value-type="float">
            <text:p>3028964</text:p>
          </table:table-cell>
          <table:table-cell table:style-name="ce2" office:value-type="string" calcext:value-type="string">
            <text:p>Rue des Coteaux</text:p>
          </table:table-cell>
          <table:table-cell table:style-name="ce2" office:value-type="string" calcext:value-type="string">
            <text:p>Wijnheuve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90];&quot;/&quot;;[.B90])" office:value-type="string" office:string-value="https://osm.org/relation/3028964" calcext:value-type="string">
            <text:p>https://osm.org/relation/3028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0613" calcext:value-type="float">
            <text:p>3030613</text:p>
          </table:table-cell>
          <table:table-cell table:style-name="ce2" office:value-type="string" calcext:value-type="string">
            <text:p>Rue de la Constitution</text:p>
          </table:table-cell>
          <table:table-cell table:style-name="ce2" office:value-type="string" calcext:value-type="string">
            <text:p>Grondw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91];&quot;/&quot;;[.B91])" office:value-type="string" office:string-value="https://osm.org/relation/3030613" calcext:value-type="string">
            <text:p>https://osm.org/relation/3030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0644" calcext:value-type="float">
            <text:p>3030644</text:p>
          </table:table-cell>
          <table:table-cell table:style-name="ce2" office:value-type="string" calcext:value-type="string">
            <text:p>Rue Seutin</text:p>
          </table:table-cell>
          <table:table-cell table:style-name="ce2" office:value-type="string" calcext:value-type="string">
            <text:p>Seutinstraat</text:p>
          </table:table-cell>
          <table:table-cell table:style-name="ce3" office:value-type="string" calcext:value-type="string">
            <text:p>Q16419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2];&quot;/&quot;;[.B92])" office:value-type="string" office:string-value="https://osm.org/relation/3030644" calcext:value-type="string">
            <text:p>https://osm.org/relation/3030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0846" calcext:value-type="float">
            <text:p>3030846</text:p>
          </table:table-cell>
          <table:table-cell table:style-name="ce2" office:value-type="string" calcext:value-type="string">
            <text:p>Rue Frédéric Pelletier</text:p>
          </table:table-cell>
          <table:table-cell table:style-name="ce2" office:value-type="string" calcext:value-type="string">
            <text:p>Frédéric Pelletier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7" office:value-type="string" calcext:value-type="string">
            <text:p>industriel Frédéric Pelletier (Chassors, le 19 septembre 1845 - Saint-Josse-ten-Noode, le 4 mars 1884), propriétaire des terrains et qui y avait le siège de sa société</text:p>
          </table:table-cell>
          <table:table-cell table:style-name="ce10" table:formula="of:=CONCATENATE(&quot;https://osm.org/&quot;;[.A93];&quot;/&quot;;[.B93])" office:value-type="string" office:string-value="https://osm.org/relation/3030846" calcext:value-type="string">
            <text:p>https://osm.org/relation/30308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30847" calcext:value-type="float">
            <text:p>3030847</text:p>
          </table:table-cell>
          <table:table-cell table:style-name="ce2" office:value-type="string" calcext:value-type="string">
            <text:p>Rue de l'Orme</text:p>
          </table:table-cell>
          <table:table-cell table:style-name="ce2" office:value-type="string" calcext:value-type="string">
            <text:p>Ol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94];&quot;/&quot;;[.B94])" office:value-type="string" office:string-value="https://osm.org/relation/3030847" calcext:value-type="string">
            <text:p>https://osm.org/relation/3030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52" calcext:value-type="float">
            <text:p>3044752</text:p>
          </table:table-cell>
          <table:table-cell table:style-name="ce2" office:value-type="string" calcext:value-type="string">
            <text:p>Rue Léon Frédéric</text:p>
          </table:table-cell>
          <table:table-cell table:style-name="ce2" office:value-type="string" calcext:value-type="string">
            <text:p>Léon Frédéricstraat</text:p>
          </table:table-cell>
          <table:table-cell table:style-name="ce3" office:value-type="string" calcext:value-type="string">
            <text:p>Q13615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5];&quot;/&quot;;[.B95])" office:value-type="string" office:string-value="https://osm.org/relation/3044752" calcext:value-type="string">
            <text:p>https://osm.org/relation/3044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56" calcext:value-type="float">
            <text:p>3044756</text:p>
          </table:table-cell>
          <table:table-cell table:style-name="ce2" office:value-type="string" calcext:value-type="string">
            <text:p>Avenue Adolphe Lacomblé</text:p>
          </table:table-cell>
          <table:table-cell table:style-name="ce2" office:value-type="string" calcext:value-type="string">
            <text:p>Adolphe Lacomblélaan</text:p>
          </table:table-cell>
          <table:table-cell table:style-name="ce3" office:value-type="string" calcext:value-type="string">
            <text:p>Q267075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6];&quot;/&quot;;[.B96])" office:value-type="string" office:string-value="https://osm.org/relation/3044756" calcext:value-type="string">
            <text:p>https://osm.org/relation/3044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73" calcext:value-type="float">
            <text:p>3044773</text:p>
          </table:table-cell>
          <table:table-cell table:style-name="ce2" office:value-type="string" calcext:value-type="string">
            <text:p>Avenue de l'Opale</text:p>
          </table:table-cell>
          <table:table-cell table:style-name="ce2" office:value-type="string" calcext:value-type="string">
            <text:p>Opa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97];&quot;/&quot;;[.B97])" office:value-type="string" office:string-value="https://osm.org/relation/3044773" calcext:value-type="string">
            <text:p>https://osm.org/relation/30447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93" calcext:value-type="float">
            <text:p>3044793</text:p>
          </table:table-cell>
          <table:table-cell table:style-name="ce2" office:value-type="string" calcext:value-type="string">
            <text:p>Avenue Eugène Plasky</text:p>
          </table:table-cell>
          <table:table-cell table:style-name="ce2" office:value-type="string" calcext:value-type="string">
            <text:p>Eugène Plaskylaan</text:p>
          </table:table-cell>
          <table:table-cell table:style-name="ce3" office:value-type="string" calcext:value-type="string">
            <text:p>Q30601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8];&quot;/&quot;;[.B98])" office:value-type="string" office:string-value="https://osm.org/relation/3044793" calcext:value-type="string">
            <text:p>https://osm.org/relation/30447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794" calcext:value-type="float">
            <text:p>3044794</text:p>
          </table:table-cell>
          <table:table-cell table:style-name="ce2" office:value-type="string" calcext:value-type="string">
            <text:p>Rue Victor Hugo</text:p>
          </table:table-cell>
          <table:table-cell table:style-name="ce2" office:value-type="string" calcext:value-type="string">
            <text:p>Victor Hugostraat</text:p>
          </table:table-cell>
          <table:table-cell table:style-name="ce3" office:value-type="string" calcext:value-type="string">
            <text:p>Q5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99];&quot;/&quot;;[.B99])" office:value-type="string" office:string-value="https://osm.org/relation/3044794" calcext:value-type="string">
            <text:p>https://osm.org/relation/30447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820" calcext:value-type="float">
            <text:p>3044820</text:p>
          </table:table-cell>
          <table:table-cell table:style-name="ce2" office:value-type="string" calcext:value-type="string">
            <text:p>Rue Victor Oudart</text:p>
          </table:table-cell>
          <table:table-cell table:style-name="ce2" office:value-type="string" calcext:value-type="string">
            <text:p>Victor Oudartstraat</text:p>
          </table:table-cell>
          <table:table-cell table:style-name="ce2" office:value-type="string" calcext:value-type="string">
            <text:p>Q34503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00];&quot;/&quot;;[.B100])" office:value-type="string" office:string-value="https://osm.org/relation/3044820" calcext:value-type="string">
            <text:p>https://osm.org/relation/3044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874" calcext:value-type="float">
            <text:p>3044874</text:p>
          </table:table-cell>
          <table:table-cell table:style-name="ce2" office:value-type="string" calcext:value-type="string">
            <text:p>Avenue Milcamps</text:p>
          </table:table-cell>
          <table:table-cell table:style-name="ce2" office:value-type="string" calcext:value-type="string">
            <text:p>Milcampslaan</text:p>
          </table:table-cell>
          <table:table-cell table:style-name="ce2" office:value-type="string" calcext:value-type="string">
            <text:p>Q28737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01];&quot;/&quot;;[.B101])" office:value-type="string" office:string-value="https://osm.org/relation/3044874" calcext:value-type="string">
            <text:p>https://osm.org/relation/3044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2" calcext:value-type="float">
            <text:p>3044902</text:p>
          </table:table-cell>
          <table:table-cell table:style-name="ce2" office:value-type="string" calcext:value-type="string">
            <text:p>Rue Général Gratry</text:p>
          </table:table-cell>
          <table:table-cell table:style-name="ce2" office:value-type="string" calcext:value-type="string">
            <text:p>Generaal Gratr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G%C3%A9n%C3%A9ral_Gratry" xlink:type="simple">https://fr.wikipedia.org/wiki/Rue_G%C3%A9n%C3%A9ral_Gratry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02];&quot;/&quot;;[.B102])" office:value-type="string" office:string-value="https://osm.org/relation/3044902" calcext:value-type="string">
            <text:p>https://osm.org/relation/3044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3" calcext:value-type="float">
            <text:p>3044903</text:p>
          </table:table-cell>
          <table:table-cell table:style-name="ce2" office:value-type="string" calcext:value-type="string">
            <text:p>Rue Théodore Roosevelt</text:p>
          </table:table-cell>
          <table:table-cell table:style-name="ce2" office:value-type="string" calcext:value-type="string">
            <text:p>Théodore Rooseveltstraat</text:p>
          </table:table-cell>
          <table:table-cell table:style-name="ce2" office:value-type="string" calcext:value-type="string">
            <text:p>Q338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03];&quot;/&quot;;[.B103])" office:value-type="string" office:string-value="https://osm.org/relation/3044903" calcext:value-type="string">
            <text:p>https://osm.org/relation/3044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4" calcext:value-type="float">
            <text:p>3044904</text:p>
          </table:table-cell>
          <table:table-cell table:style-name="ce2" office:value-type="string" calcext:value-type="string">
            <text:p>Rue Victor Lefèvre</text:p>
          </table:table-cell>
          <table:table-cell table:style-name="ce2" office:value-type="string" calcext:value-type="string">
            <text:p>Victor Lefèvrestraat</text:p>
          </table:table-cell>
          <table:table-cell table:style-name="ce2" office:value-type="string" calcext:value-type="string">
            <text:p>Q35574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04];&quot;/&quot;;[.B104])" office:value-type="string" office:string-value="https://osm.org/relation/3044904" calcext:value-type="string">
            <text:p>https://osm.org/relation/30449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4905" calcext:value-type="float">
            <text:p>3044905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05];&quot;/&quot;;[.B105])" office:value-type="string" office:string-value="https://osm.org/relation/3044905" calcext:value-type="string">
            <text:p>https://osm.org/relation/3044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052" calcext:value-type="float">
            <text:p>3045052</text:p>
          </table:table-cell>
          <table:table-cell table:style-name="ce2" office:value-type="string" calcext:value-type="string">
            <text:p>Rue de Robiano</text:p>
          </table:table-cell>
          <table:table-cell table:style-name="ce2" office:value-type="string" calcext:value-type="string">
            <text:p>de Robianostraat</text:p>
          </table:table-cell>
          <table:table-cell table:style-name="ce2" office:value-type="string" calcext:value-type="string">
            <text:p>Q34510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e_Robiano_(Bruxelles)" xlink:type="simple">https://fr.wikipedia.org/wiki/Rue_de_Robiano_(Bruxelles)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06];&quot;/&quot;;[.B106])" office:value-type="string" office:string-value="https://osm.org/relation/3045052" calcext:value-type="string">
            <text:p>https://osm.org/relation/30450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055" calcext:value-type="float">
            <text:p>3045055</text:p>
          </table:table-cell>
          <table:table-cell table:style-name="ce2" office:value-type="string" calcext:value-type="string">
            <text:p>Rue Vifquin</text:p>
          </table:table-cell>
          <table:table-cell table:style-name="ce2" office:value-type="string" calcext:value-type="string">
            <text:p>Vifquinstraat</text:p>
          </table:table-cell>
          <table:table-cell table:style-name="ce2" office:value-type="string" calcext:value-type="string">
            <text:p>Q31644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ean-Baptiste_Vifquain" xlink:type="simple">https://fr.wikipedia.org/wiki/Jean-Baptiste_Vifquain</text:a></text:p>
          </table:table-cell>
          <table:table-cell/>
          <table:table-cell table:style-name="ce10" table:formula="of:=CONCATENATE(&quot;https://osm.org/&quot;;[.A107];&quot;/&quot;;[.B107])" office:value-type="string" office:string-value="https://osm.org/relation/3045055" calcext:value-type="string">
            <text:p>https://osm.org/relation/30450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105" calcext:value-type="float">
            <text:p>3045105</text:p>
          </table:table-cell>
          <table:table-cell table:style-name="ce2" office:value-type="string" calcext:value-type="string">
            <text:p>Rue de la Marne</text:p>
          </table:table-cell>
          <table:table-cell table:style-name="ce2" office:value-type="string" calcext:value-type="string">
            <text:p>Mar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6" office:value-type="string" calcext:value-type="string">
            <text:p><text:a xlink:href="https://fr.wikipedia.org/wiki/Rue_de_la_Marne_(Bruxelles,_Schaerbeek)" xlink:type="simple">https://fr.wikipedia.org/wiki/Rue_de_la_Marne_(Bruxelles,_Schaerbeek)</text:a></text:p>
          </table:table-cell>
          <table:table-cell/>
          <table:table-cell table:style-name="ce10" table:formula="of:=CONCATENATE(&quot;https://osm.org/&quot;;[.A108];&quot;/&quot;;[.B108])" office:value-type="string" office:string-value="https://osm.org/relation/3045105" calcext:value-type="string">
            <text:p>https://osm.org/relation/30451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5117" calcext:value-type="float">
            <text:p>3045117</text:p>
          </table:table-cell>
          <table:table-cell table:style-name="ce2" office:value-type="string" calcext:value-type="string">
            <text:p>Rue Brichaut</text:p>
          </table:table-cell>
          <table:table-cell table:style-name="ce2" office:value-type="string" calcext:value-type="string">
            <text:p>Brichau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Brichaut" xlink:type="simple">https://fr.wikipedia.org/wiki/Rue_Brichaut</text:a></text:p>
          </table:table-cell>
          <table:table-cell table:style-name="ce2" office:value-type="string" calcext:value-type="string">
            <text:p>No wikpage</text:p>
          </table:table-cell>
          <table:table-cell table:style-name="ce10" table:formula="of:=CONCATENATE(&quot;https://osm.org/&quot;;[.A109];&quot;/&quot;;[.B109])" office:value-type="string" office:string-value="https://osm.org/relation/3045117" calcext:value-type="string">
            <text:p>https://osm.org/relation/3045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313" calcext:value-type="float">
            <text:p>3046313</text:p>
          </table:table-cell>
          <table:table-cell table:style-name="ce2" office:value-type="string" calcext:value-type="string">
            <text:p>Rue Lefrancq</text:p>
          </table:table-cell>
          <table:table-cell table:style-name="ce2" office:value-type="string" calcext:value-type="string">
            <text:p>Lefrancq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Lefrancq" xlink:type="simple">https://fr.wikipedia.org/wiki/Rue_Lefrancq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10];&quot;/&quot;;[.B110])" office:value-type="string" office:string-value="https://osm.org/relation/3046313" calcext:value-type="string">
            <text:p>https://osm.org/relation/30463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318" calcext:value-type="float">
            <text:p>3046318</text:p>
          </table:table-cell>
          <table:table-cell table:style-name="ce2" office:value-type="string" calcext:value-type="string">
            <text:p>Rue Vandeweyer</text:p>
          </table:table-cell>
          <table:table-cell table:style-name="ce2" office:value-type="string" calcext:value-type="string">
            <text:p>Vandeweyerstraat</text:p>
          </table:table-cell>
          <table:table-cell table:style-name="ce2" office:value-type="string" calcext:value-type="string">
            <text:p>Q5467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Sylvain_Van_de_Weyer" xlink:type="simple">https://fr.wikipedia.org/wiki/Sylvain_Van_de_Weyer</text:a></text:p>
          </table:table-cell>
          <table:table-cell/>
          <table:table-cell table:style-name="ce10" table:formula="of:=CONCATENATE(&quot;https://osm.org/&quot;;[.A111];&quot;/&quot;;[.B111])" office:value-type="string" office:string-value="https://osm.org/relation/3046318" calcext:value-type="string">
            <text:p>https://osm.org/relation/30463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395" calcext:value-type="float">
            <text:p>3046395</text:p>
          </table:table-cell>
          <table:table-cell table:style-name="ce2" office:value-type="string" calcext:value-type="string">
            <text:p>Rue de Locht</text:p>
          </table:table-cell>
          <table:table-cell table:style-name="ce2" office:value-type="string" calcext:value-type="string">
            <text:p>de Loch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e_Locht" xlink:type="simple">https://fr.wikipedia.org/wiki/Rue_de_Locht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12];&quot;/&quot;;[.B112])" office:value-type="string" office:string-value="https://osm.org/relation/3046395" calcext:value-type="string">
            <text:p>https://osm.org/relation/3046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509" calcext:value-type="float">
            <text:p>3046509</text:p>
          </table:table-cell>
          <table:table-cell table:style-name="ce2" office:value-type="string" calcext:value-type="string">
            <text:p>Rue Renkin</text:p>
          </table:table-cell>
          <table:table-cell table:style-name="ce2" office:value-type="string" calcext:value-type="string">
            <text:p>Renkinstraat</text:p>
          </table:table-cell>
          <table:table-cell table:style-name="ce2" office:value-type="string" calcext:value-type="string">
            <text:p>Q149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ules_Renkin" xlink:type="simple">https://fr.wikipedia.org/wiki/Jules_Renkin</text:a></text:p>
          </table:table-cell>
          <table:table-cell/>
          <table:table-cell table:style-name="ce10" table:formula="of:=CONCATENATE(&quot;https://osm.org/&quot;;[.A113];&quot;/&quot;;[.B113])" office:value-type="string" office:string-value="https://osm.org/relation/3046509" calcext:value-type="string">
            <text:p>https://osm.org/relation/30465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522" calcext:value-type="float">
            <text:p>3046522</text:p>
          </table:table-cell>
          <table:table-cell table:style-name="ce2" office:value-type="string" calcext:value-type="string">
            <text:p>Rue Vondel</text:p>
          </table:table-cell>
          <table:table-cell table:style-name="ce2" office:value-type="string" calcext:value-type="string">
            <text:p>Vondelstraat</text:p>
          </table:table-cell>
          <table:table-cell table:style-name="ce2" office:value-type="string" calcext:value-type="string">
            <text:p>Q3126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14];&quot;/&quot;;[.B114])" office:value-type="string" office:string-value="https://osm.org/relation/3046522" calcext:value-type="string">
            <text:p>https://osm.org/relation/3046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524" calcext:value-type="float">
            <text:p>3046524</text:p>
          </table:table-cell>
          <table:table-cell table:style-name="ce2" office:value-type="string" calcext:value-type="string">
            <text:p>Rue Royale-Sainte-Marie</text:p>
          </table:table-cell>
          <table:table-cell table:style-name="ce2" office:value-type="string" calcext:value-type="string">
            <text:p>Koninklijke Sinte-Mariastraat</text:p>
          </table:table-cell>
          <table:table-cell table:style-name="ce2" office:value-type="string" calcext:value-type="string">
            <text:p>Q34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CONCATENATE(&quot;https://osm.org/&quot;;[.A115];&quot;/&quot;;[.B115])" office:value-type="string" office:string-value="https://osm.org/relation/3046524" calcext:value-type="string">
            <text:p>https://osm.org/relation/30465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6534" calcext:value-type="float">
            <text:p>3046534</text:p>
          </table:table-cell>
          <table:table-cell table:style-name="ce2" office:value-type="string" calcext:value-type="string">
            <text:p>Rue de la Poste</text:p>
          </table:table-cell>
          <table:table-cell table:style-name="ce2" office:value-type="string" calcext:value-type="string">
            <text:p>Po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16];&quot;/&quot;;[.B116])" office:value-type="string" office:string-value="https://osm.org/relation/3046534" calcext:value-type="string">
            <text:p>https://osm.org/relation/30465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066" calcext:value-type="float">
            <text:p>3049066</text:p>
          </table:table-cell>
          <table:table-cell table:style-name="ce2" office:value-type="string" calcext:value-type="string">
            <text:p>Rue Philomène</text:p>
          </table:table-cell>
          <table:table-cell table:style-name="ce2" office:value-type="string" calcext:value-type="string">
            <text:p>Philomè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6" office:value-type="string" calcext:value-type="string">
            <text:p><text:a xlink:href="https://fr.wikipedia.org/wiki/Rossignol_philom%C3%A8le" xlink:type="simple">https://fr.wikipedia.org/wiki/Rossignol_philom%C3%A8le</text:a></text:p>
          </table:table-cell>
          <table:table-cell/>
          <table:table-cell table:style-name="ce10" table:formula="of:=CONCATENATE(&quot;https://osm.org/&quot;;[.A117];&quot;/&quot;;[.B117])" office:value-type="string" office:string-value="https://osm.org/relation/3049066" calcext:value-type="string">
            <text:p>https://osm.org/relation/3049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067" calcext:value-type="float">
            <text:p>3049067</text:p>
          </table:table-cell>
          <table:table-cell table:style-name="ce2" office:value-type="string" calcext:value-type="string">
            <text:p>Rue Potagère</text:p>
          </table:table-cell>
          <table:table-cell table:style-name="ce2" office:value-type="string" calcext:value-type="string">
            <text:p>Warmo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18];&quot;/&quot;;[.B118])" office:value-type="string" office:string-value="https://osm.org/relation/3049067" calcext:value-type="string">
            <text:p>https://osm.org/relation/30490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00" calcext:value-type="float">
            <text:p>3049100</text:p>
          </table:table-cell>
          <table:table-cell table:style-name="ce2" office:value-type="string" calcext:value-type="string">
            <text:p>Rue de Beughem</text:p>
          </table:table-cell>
          <table:table-cell table:style-name="ce2" office:value-type="string" calcext:value-type="string">
            <text:p>Beughe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e_Beughem" xlink:type="simple">https://fr.wikipedia.org/wiki/Rue_de_Beughem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19];&quot;/&quot;;[.B119])" office:value-type="string" office:string-value="https://osm.org/relation/3049100" calcext:value-type="string">
            <text:p>https://osm.org/relation/3049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16" calcext:value-type="float">
            <text:p>3049116</text:p>
          </table:table-cell>
          <table:table-cell table:style-name="ce2" office:value-type="string" calcext:value-type="string">
            <text:p>Rue L'Olivier</text:p>
          </table:table-cell>
          <table:table-cell table:style-name="ce2" office:value-type="string" calcext:value-type="string">
            <text:p>L'Oliv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L%27Olivier" xlink:type="simple">https://fr.wikipedia.org/wiki/Rue_L%27Olivier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20];&quot;/&quot;;[.B120])" office:value-type="string" office:string-value="https://osm.org/relation/3049116" calcext:value-type="string">
            <text:p>https://osm.org/relation/3049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17" calcext:value-type="float">
            <text:p>3049117</text:p>
          </table:table-cell>
          <table:table-cell table:style-name="ce2" office:value-type="string" calcext:value-type="string">
            <text:p>Petite rue L'Olivier</text:p>
          </table:table-cell>
          <table:table-cell table:style-name="ce2" office:value-type="string" calcext:value-type="string">
            <text:p>Korte L'Oliv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21];&quot;/&quot;;[.B121])" office:value-type="string" office:string-value="https://osm.org/relation/3049117" calcext:value-type="string">
            <text:p>https://osm.org/relation/3049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23" calcext:value-type="float">
            <text:p>3049123</text:p>
          </table:table-cell>
          <table:table-cell table:style-name="ce2" office:value-type="string" calcext:value-type="string">
            <text:p>Rue de la Chaumière</text:p>
          </table:table-cell>
          <table:table-cell table:style-name="ce2" office:value-type="string" calcext:value-type="string">
            <text:p>H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6" office:value-type="string" calcext:value-type="string">
            <text:p><text:a xlink:href="https://fr.wikipedia.org/wiki/Rue_de_la_Chaumi%C3%A8re_(Bruxelles)" xlink:type="simple">https://fr.wikipedia.org/wiki/Rue_de_la_Chaumi%C3%A8re_(Bruxelles)</text:a></text:p>
          </table:table-cell>
          <table:table-cell/>
          <table:table-cell table:style-name="ce10" table:formula="of:=CONCATENATE(&quot;https://osm.org/&quot;;[.A122];&quot;/&quot;;[.B122])" office:value-type="string" office:string-value="https://osm.org/relation/3049123" calcext:value-type="string">
            <text:p>https://osm.org/relation/30491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72" calcext:value-type="float">
            <text:p>3049172</text:p>
          </table:table-cell>
          <table:table-cell table:style-name="ce2" office:value-type="string" calcext:value-type="string">
            <text:p>Rue Linné</text:p>
          </table:table-cell>
          <table:table-cell table:style-name="ce2" office:value-type="string" calcext:value-type="string">
            <text:p>Linnéstraat</text:p>
          </table:table-cell>
          <table:table-cell table:style-name="ce2" office:value-type="string" calcext:value-type="string">
            <text:p>Q10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23];&quot;/&quot;;[.B123])" office:value-type="string" office:string-value="https://osm.org/relation/3049172" calcext:value-type="string">
            <text:p>https://osm.org/relation/30491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73" calcext:value-type="float">
            <text:p>3049173</text:p>
          </table:table-cell>
          <table:table-cell table:style-name="ce2" office:value-type="string" calcext:value-type="string">
            <text:p>Rue des Plantes</text:p>
          </table:table-cell>
          <table:table-cell table:style-name="ce2" office:value-type="string" calcext:value-type="string">
            <text:p>Pla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24];&quot;/&quot;;[.B124])" office:value-type="string" office:string-value="https://osm.org/relation/3049173" calcext:value-type="string">
            <text:p>https://osm.org/relation/3049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02" calcext:value-type="float">
            <text:p>3049202</text:p>
          </table:table-cell>
          <table:table-cell table:style-name="ce2" office:value-type="string" calcext:value-type="string">
            <text:p>Rue de la Fraternité</text:p>
          </table:table-cell>
          <table:table-cell table:style-name="ce2" office:value-type="string" calcext:value-type="string">
            <text:p>Broederscha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25];&quot;/&quot;;[.B125])" office:value-type="string" office:string-value="https://osm.org/relation/3049202" calcext:value-type="string">
            <text:p>https://osm.org/relation/3049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07" calcext:value-type="float">
            <text:p>3049207</text:p>
          </table:table-cell>
          <table:table-cell table:style-name="ce2" office:value-type="string" calcext:value-type="string">
            <text:p>Rue de Quatrecht</text:p>
          </table:table-cell>
          <table:table-cell table:style-name="ce2" office:value-type="string" calcext:value-type="string">
            <text:p>Kwatre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26];&quot;/&quot;;[.B126])" office:value-type="string" office:string-value="https://osm.org/relation/3049207" calcext:value-type="string">
            <text:p>https://osm.org/relation/30492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59" calcext:value-type="float">
            <text:p>3049259</text:p>
          </table:table-cell>
          <table:table-cell table:style-name="ce2" office:value-type="string" calcext:value-type="string">
            <text:p>Rue Dupont</text:p>
          </table:table-cell>
          <table:table-cell table:style-name="ce2" office:value-type="string" calcext:value-type="string">
            <text:p>Dupo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upont_(Bruxelles)" xlink:type="simple">https://fr.wikipedia.org/wiki/Rue_Dupont_(Bruxelles)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27];&quot;/&quot;;[.B127])" office:value-type="string" office:string-value="https://osm.org/relation/3049259" calcext:value-type="string">
            <text:p>https://osm.org/relation/30492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61" calcext:value-type="float">
            <text:p>3049261</text:p>
          </table:table-cell>
          <table:table-cell table:style-name="ce2" office:value-type="string" calcext:value-type="string">
            <text:p>Rue Allard</text:p>
          </table:table-cell>
          <table:table-cell table:style-name="ce2" office:value-type="string" calcext:value-type="string">
            <text:p>Allardstraat</text:p>
          </table:table-cell>
          <table:table-cell table:style-name="ce2" office:value-type="string" calcext:value-type="string">
            <text:p>Q28551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28];&quot;/&quot;;[.B128])" office:value-type="string" office:string-value="https://osm.org/relation/3049261" calcext:value-type="string">
            <text:p>https://osm.org/relation/3049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63" calcext:value-type="float">
            <text:p>3049263</text:p>
          </table:table-cell>
          <table:table-cell table:style-name="ce2" office:value-type="string" calcext:value-type="string">
            <text:p>Rue d'Hoogvorst</text:p>
          </table:table-cell>
          <table:table-cell table:style-name="ce2" office:value-type="string" calcext:value-type="string">
            <text:p>d'Hoogvorststraat</text:p>
          </table:table-cell>
          <table:table-cell table:style-name="ce2" office:value-type="string" calcext:value-type="string">
            <text:p>Q3591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29];&quot;/&quot;;[.B129])" office:value-type="string" office:string-value="https://osm.org/relation/3049263" calcext:value-type="string">
            <text:p>https://osm.org/relation/30492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64" calcext:value-type="float">
            <text:p>3049264</text:p>
          </table:table-cell>
          <table:table-cell table:style-name="ce2" office:value-type="string" calcext:value-type="string">
            <text:p>Rue de Potter</text:p>
          </table:table-cell>
          <table:table-cell table:style-name="ce2" office:value-type="string" calcext:value-type="string">
            <text:p>de Potterstraat</text:p>
          </table:table-cell>
          <table:table-cell table:style-name="ce2" office:value-type="string" calcext:value-type="string">
            <text:p>Q12953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0];&quot;/&quot;;[.B130])" office:value-type="string" office:string-value="https://osm.org/relation/3049264" calcext:value-type="string">
            <text:p>https://osm.org/relation/30492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69" calcext:value-type="float">
            <text:p>3049269</text:p>
          </table:table-cell>
          <table:table-cell table:style-name="ce2" office:value-type="string" calcext:value-type="string">
            <text:p>Rue Rogier</text:p>
          </table:table-cell>
          <table:table-cell table:style-name="ce2" office:value-type="string" calcext:value-type="string">
            <text:p>Rogierstraat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1];&quot;/&quot;;[.B131])" office:value-type="string" office:string-value="https://osm.org/relation/3049269" calcext:value-type="string">
            <text:p>https://osm.org/relation/3049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70" calcext:value-type="float">
            <text:p>3049270</text:p>
          </table:table-cell>
          <table:table-cell table:style-name="ce2" office:value-type="string" calcext:value-type="string">
            <text:p>Rue Verte</text:p>
          </table:table-cell>
          <table:table-cell table:style-name="ce2" office:value-type="string" calcext:value-type="string">
            <text:p>Gr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32];&quot;/&quot;;[.B132])" office:value-type="string" office:string-value="https://osm.org/relation/3049270" calcext:value-type="string">
            <text:p>https://osm.org/relation/3049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97" calcext:value-type="float">
            <text:p>3049297</text:p>
          </table:table-cell>
          <table:table-cell table:style-name="ce2" office:value-type="string" calcext:value-type="string">
            <text:p>Rue d'Aerschot</text:p>
          </table:table-cell>
          <table:table-cell table:style-name="ce2" office:value-type="string" calcext:value-type="string">
            <text:p>Aarscho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33];&quot;/&quot;;[.B133])" office:value-type="string" office:string-value="https://osm.org/relation/3049297" calcext:value-type="string">
            <text:p>https://osm.org/relation/3049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817" calcext:value-type="float">
            <text:p>3049817</text:p>
          </table:table-cell>
          <table:table-cell table:style-name="ce2" office:value-type="string" calcext:value-type="string">
            <text:p>Rue Gallait</text:p>
          </table:table-cell>
          <table:table-cell table:style-name="ce2" office:value-type="string" calcext:value-type="string">
            <text:p>Gallaitstraat</text:p>
          </table:table-cell>
          <table:table-cell table:style-name="ce2" office:value-type="string" calcext:value-type="string">
            <text:p>Q5381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4];&quot;/&quot;;[.B134])" office:value-type="string" office:string-value="https://osm.org/relation/3049817" calcext:value-type="string">
            <text:p>https://osm.org/relation/3049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818" calcext:value-type="float">
            <text:p>3049818</text:p>
          </table:table-cell>
          <table:table-cell table:style-name="ce2" office:value-type="string" calcext:value-type="string">
            <text:p>Rue Rubens</text:p>
          </table:table-cell>
          <table:table-cell table:style-name="ce2" office:value-type="string" calcext:value-type="string">
            <text:p>Rubensstraat</text:p>
          </table:table-cell>
          <table:table-cell table:style-name="ce2" office:value-type="string" calcext:value-type="string">
            <text:p>Q55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5];&quot;/&quot;;[.B135])" office:value-type="string" office:string-value="https://osm.org/relation/3049818" calcext:value-type="string">
            <text:p>https://osm.org/relation/30498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898" calcext:value-type="float">
            <text:p>3049898</text:p>
          </table:table-cell>
          <table:table-cell table:style-name="ce2" office:value-type="string" calcext:value-type="string">
            <text:p>Rue Joseph Jacquet</text:p>
          </table:table-cell>
          <table:table-cell table:style-name="ce2" office:value-type="string" calcext:value-type="string">
            <text:p>Joseph Jacquetstraat</text:p>
          </table:table-cell>
          <table:table-cell table:style-name="ce2" office:value-type="string" calcext:value-type="string">
            <text:p>Q318513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oseph_Jaquet_(sculpteur)" xlink:type="simple">https://fr.wikipedia.org/wiki/Joseph_Jaquet_(sculpteur)</text:a></text:p>
          </table:table-cell>
          <table:table-cell/>
          <table:table-cell table:style-name="ce10" table:formula="of:=CONCATENATE(&quot;https://osm.org/&quot;;[.A136];&quot;/&quot;;[.B136])" office:value-type="string" office:string-value="https://osm.org/relation/3049898" calcext:value-type="string">
            <text:p>https://osm.org/relation/30498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899" calcext:value-type="float">
            <text:p>3049899</text:p>
          </table:table-cell>
          <table:table-cell table:style-name="ce2" office:value-type="string" calcext:value-type="string">
            <text:p>Rue James Watt</text:p>
          </table:table-cell>
          <table:table-cell table:style-name="ce2" office:value-type="string" calcext:value-type="string">
            <text:p>James Watt straat</text:p>
          </table:table-cell>
          <table:table-cell table:style-name="ce4" office:value-type="string" calcext:value-type="string">
            <text:p>Q90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7];&quot;/&quot;;[.B137])" office:value-type="string" office:string-value="https://osm.org/relation/3049899" calcext:value-type="string">
            <text:p>https://osm.org/relation/3049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02" calcext:value-type="float">
            <text:p>3049902</text:p>
          </table:table-cell>
          <table:table-cell table:style-name="ce2" office:value-type="string" calcext:value-type="string">
            <text:p>Place Stephenson</text:p>
          </table:table-cell>
          <table:table-cell table:style-name="ce2" office:value-type="string" calcext:value-type="string">
            <text:p>Stephensonplein</text:p>
          </table:table-cell>
          <table:table-cell table:style-name="ce2" office:value-type="string" calcext:value-type="string">
            <text:p>Q336943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38];&quot;/&quot;;[.B138])" office:value-type="string" office:string-value="https://osm.org/relation/3049902" calcext:value-type="string">
            <text:p>https://osm.org/relation/3049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03" calcext:value-type="float">
            <text:p>3049903</text:p>
          </table:table-cell>
          <table:table-cell table:style-name="ce2" office:value-type="string" calcext:value-type="string">
            <text:p>Rue Vanderlinden</text:p>
          </table:table-cell>
          <table:table-cell table:style-name="ce2" office:value-type="string" calcext:value-type="string">
            <text:p>Vanderlindenstraat</text:p>
          </table:table-cell>
          <table:table-cell table:style-name="ce4" office:value-type="string" calcext:value-type="string">
            <text:p>Q2768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oseph_Vanderlinden" xlink:type="simple">https://fr.wikipedia.org/wiki/Joseph_Vanderlinden</text:a></text:p>
          </table:table-cell>
          <table:table-cell/>
          <table:table-cell table:style-name="ce10" table:formula="of:=CONCATENATE(&quot;https://osm.org/&quot;;[.A139];&quot;/&quot;;[.B139])" office:value-type="string" office:string-value="https://osm.org/relation/3049903" calcext:value-type="string">
            <text:p>https://osm.org/relation/30499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04" calcext:value-type="float">
            <text:p>3049904</text:p>
          </table:table-cell>
          <table:table-cell table:style-name="ce2" office:value-type="string" calcext:value-type="string">
            <text:p>Rue Van Schoor</text:p>
          </table:table-cell>
          <table:table-cell table:style-name="ce2" office:value-type="string" calcext:value-type="string">
            <text:p>Van Schoorstraat</text:p>
          </table:table-cell>
          <table:table-cell table:style-name="ce2" office:value-type="string" calcext:value-type="string">
            <text:p>Q182868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oseph_Van_Schoor" xlink:type="simple">https://fr.wikipedia.org/wiki/Joseph_Van_Schoor</text:a></text:p>
          </table:table-cell>
          <table:table-cell/>
          <table:table-cell table:style-name="ce10" table:formula="of:=CONCATENATE(&quot;https://osm.org/&quot;;[.A140];&quot;/&quot;;[.B140])" office:value-type="string" office:string-value="https://osm.org/relation/3049904" calcext:value-type="string">
            <text:p>https://osm.org/relation/30499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19" calcext:value-type="float">
            <text:p>3049919</text:p>
          </table:table-cell>
          <table:table-cell table:style-name="ce2" office:value-type="string" calcext:value-type="string">
            <text:p>Rue Fraikin</text:p>
          </table:table-cell>
          <table:table-cell table:style-name="ce2" office:value-type="string" calcext:value-type="string">
            <text:p>Fraikinstraat</text:p>
          </table:table-cell>
          <table:table-cell table:style-name="ce2" office:value-type="string" calcext:value-type="string">
            <text:p>Q7066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1];&quot;/&quot;;[.B141])" office:value-type="string" office:string-value="https://osm.org/relation/3049919" calcext:value-type="string">
            <text:p>https://osm.org/relation/3049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20" calcext:value-type="float">
            <text:p>3049920</text:p>
          </table:table-cell>
          <table:table-cell table:style-name="ce2" office:value-type="string" calcext:value-type="string">
            <text:p>Rue Van Oost</text:p>
          </table:table-cell>
          <table:table-cell table:style-name="ce2" office:value-type="string" calcext:value-type="string">
            <text:p>Van Ooststraat</text:p>
          </table:table-cell>
          <table:table-cell table:style-name="ce2" office:value-type="string" calcext:value-type="string">
            <text:p>Q3886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2];&quot;/&quot;;[.B142])" office:value-type="string" office:string-value="https://osm.org/relation/3049920" calcext:value-type="string">
            <text:p>https://osm.org/relation/3049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37" calcext:value-type="float">
            <text:p>3049937</text:p>
          </table:table-cell>
          <table:table-cell table:style-name="ce2" office:value-type="string" calcext:value-type="string">
            <text:p>Rue Floris</text:p>
          </table:table-cell>
          <table:table-cell table:style-name="ce2" office:value-type="string" calcext:value-type="string">
            <text:p>Florisstraat</text:p>
          </table:table-cell>
          <table:table-cell table:style-name="ce2" office:value-type="string" calcext:value-type="string">
            <text:p>Q5439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3];&quot;/&quot;;[.B143])" office:value-type="string" office:string-value="https://osm.org/relation/3049937" calcext:value-type="string">
            <text:p>https://osm.org/relation/30499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38" calcext:value-type="float">
            <text:p>3049938</text:p>
          </table:table-cell>
          <table:table-cell table:style-name="ce2" office:value-type="string" calcext:value-type="string">
            <text:p>Rue Quinaux</text:p>
          </table:table-cell>
          <table:table-cell table:style-name="ce2" office:value-type="string" calcext:value-type="string">
            <text:p>Quinauxstraat</text:p>
          </table:table-cell>
          <table:table-cell table:style-name="ce2" office:value-type="string" calcext:value-type="string">
            <text:p>Q14034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4];&quot;/&quot;;[.B144])" office:value-type="string" office:string-value="https://osm.org/relation/3049938" calcext:value-type="string">
            <text:p>https://osm.org/relation/30499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39" calcext:value-type="float">
            <text:p>3049939</text:p>
          </table:table-cell>
          <table:table-cell table:style-name="ce2" office:value-type="string" calcext:value-type="string">
            <text:p>Rue Vandermeersch</text:p>
          </table:table-cell>
          <table:table-cell table:style-name="ce2" office:value-type="string" calcext:value-type="string">
            <text:p>Vandermeersc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Vandermeersch" xlink:type="simple">https://fr.wikipedia.org/wiki/Rue_Vandermeersch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45];&quot;/&quot;;[.B145])" office:value-type="string" office:string-value="https://osm.org/relation/3049939" calcext:value-type="string">
            <text:p>https://osm.org/relation/30499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40" calcext:value-type="float">
            <text:p>3049940</text:p>
          </table:table-cell>
          <table:table-cell table:style-name="ce2" office:value-type="string" calcext:value-type="string">
            <text:p>Rue Verhas</text:p>
          </table:table-cell>
          <table:table-cell table:style-name="ce2" office:value-type="string" calcext:value-type="string">
            <text:p>Verhasstraat</text:p>
          </table:table-cell>
          <table:table-cell table:style-name="ce2" office:value-type="string" calcext:value-type="string">
            <text:p>Q20365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6];&quot;/&quot;;[.B146])" office:value-type="string" office:string-value="https://osm.org/relation/3049940" calcext:value-type="string">
            <text:p>https://osm.org/relation/30499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41" calcext:value-type="float">
            <text:p>3049941</text:p>
          </table:table-cell>
          <table:table-cell table:style-name="ce2" office:value-type="string" calcext:value-type="string">
            <text:p>Rue des Ailes</text:p>
          </table:table-cell>
          <table:table-cell table:style-name="ce2" office:value-type="string" calcext:value-type="string">
            <text:p>Vleug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47];&quot;/&quot;;[.B147])" office:value-type="string" office:string-value="https://osm.org/relation/3049941" calcext:value-type="string">
            <text:p>https://osm.org/relation/3049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78" calcext:value-type="float">
            <text:p>3049978</text:p>
          </table:table-cell>
          <table:table-cell table:style-name="ce2" office:value-type="string" calcext:value-type="string">
            <text:p>Rue Camille Simoens</text:p>
          </table:table-cell>
          <table:table-cell table:style-name="ce2" office:value-type="string" calcext:value-type="string">
            <text:p>Camille Simo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Camille_Simoens" xlink:type="simple">https://fr.wikipedia.org/wiki/Rue_Camille_Simoens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48];&quot;/&quot;;[.B148])" office:value-type="string" office:string-value="https://osm.org/relation/3049978" calcext:value-type="string">
            <text:p>https://osm.org/relation/30499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989" calcext:value-type="float">
            <text:p>3049989</text:p>
          </table:table-cell>
          <table:table-cell table:style-name="ce2" office:value-type="string" calcext:value-type="string">
            <text:p>Avenue Maréchal Foch</text:p>
          </table:table-cell>
          <table:table-cell table:style-name="ce2" office:value-type="string" calcext:value-type="string">
            <text:p>Maarschalk Fochlaan</text:p>
          </table:table-cell>
          <table:table-cell table:style-name="ce2" office:value-type="string" calcext:value-type="string">
            <text:p>Q1926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49];&quot;/&quot;;[.B149])" office:value-type="string" office:string-value="https://osm.org/relation/3049989" calcext:value-type="string">
            <text:p>https://osm.org/relation/3049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310" calcext:value-type="float">
            <text:p>3059310</text:p>
          </table:table-cell>
          <table:table-cell table:style-name="ce2" office:value-type="string" calcext:value-type="string">
            <text:p>Rue Général Eenens</text:p>
          </table:table-cell>
          <table:table-cell table:style-name="ce2" office:value-type="string" calcext:value-type="string">
            <text:p>Generaal Eenensstraat</text:p>
          </table:table-cell>
          <table:table-cell table:style-name="ce2" office:value-type="string" calcext:value-type="string">
            <text:p>Q2834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0];&quot;/&quot;;[.B150])" office:value-type="string" office:string-value="https://osm.org/relation/3059310" calcext:value-type="string">
            <text:p>https://osm.org/relation/3059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343" calcext:value-type="float">
            <text:p>3059343</text:p>
          </table:table-cell>
          <table:table-cell table:style-name="ce2" office:value-type="string" calcext:value-type="string">
            <text:p>Rue Metsys</text:p>
          </table:table-cell>
          <table:table-cell table:style-name="ce2" office:value-type="string" calcext:value-type="string">
            <text:p>Metsysstraat</text:p>
          </table:table-cell>
          <table:table-cell table:style-name="ce2" office:value-type="string" calcext:value-type="string">
            <text:p>Q3142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1];&quot;/&quot;;[.B151])" office:value-type="string" office:string-value="https://osm.org/relation/3059343" calcext:value-type="string">
            <text:p>https://osm.org/relation/3059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348" calcext:value-type="float">
            <text:p>3059348</text:p>
          </table:table-cell>
          <table:table-cell table:style-name="ce2" office:value-type="string" calcext:value-type="string">
            <text:p>Avenue Voltaire</text:p>
          </table:table-cell>
          <table:table-cell table:style-name="ce2" office:value-type="string" calcext:value-type="string">
            <text:p>Voltairelaan</text:p>
          </table:table-cell>
          <table:table-cell table:style-name="ce2" office:value-type="string" calcext:value-type="string">
            <text:p>Q90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2];&quot;/&quot;;[.B152])" office:value-type="string" office:string-value="https://osm.org/relation/3059348" calcext:value-type="string">
            <text:p>https://osm.org/relation/30593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437" calcext:value-type="float">
            <text:p>3059437</text:p>
          </table:table-cell>
          <table:table-cell table:style-name="ce2" office:value-type="string" calcext:value-type="string">
            <text:p>Rue Léopold Courouble</text:p>
          </table:table-cell>
          <table:table-cell table:style-name="ce2" office:value-type="string" calcext:value-type="string">
            <text:p>Léopold Couroublestraat</text:p>
          </table:table-cell>
          <table:table-cell table:style-name="ce2" office:value-type="string" calcext:value-type="string">
            <text:p>Q3271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3];&quot;/&quot;;[.B153])" office:value-type="string" office:string-value="https://osm.org/relation/3059437" calcext:value-type="string">
            <text:p>https://osm.org/relation/3059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438" calcext:value-type="float">
            <text:p>3059438</text:p>
          </table:table-cell>
          <table:table-cell table:style-name="ce2" office:value-type="string" calcext:value-type="string">
            <text:p>Rue Waelhem</text:p>
          </table:table-cell>
          <table:table-cell table:style-name="ce2" office:value-type="string" calcext:value-type="string">
            <text:p>Wael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54];&quot;/&quot;;[.B154])" office:value-type="string" office:string-value="https://osm.org/relation/3059438" calcext:value-type="string">
            <text:p>https://osm.org/relation/3059438</text:p>
          </table:table-cell>
          <table:table-cell/>
          <table:table-cell table:style-name="ce2" office:value-type="string" calcext:value-type="string">
            <text:p>Verwijst naar famili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08" calcext:value-type="float">
            <text:p>3059508</text:p>
          </table:table-cell>
          <table:table-cell table:style-name="ce2" office:value-type="string" calcext:value-type="string">
            <text:p>Rue Jacques Rayé</text:p>
          </table:table-cell>
          <table:table-cell table:style-name="ce2" office:value-type="string" calcext:value-type="string">
            <text:p>Jacques Ray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Jacques_Ray%C3%A9" xlink:type="simple">https://fr.wikipedia.org/wiki/Rue_Jacques_Ray%C3%A9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155];&quot;/&quot;;[.B155])" office:value-type="string" office:string-value="https://osm.org/relation/3059508" calcext:value-type="string">
            <text:p>https://osm.org/relation/3059508</text:p>
          </table:table-cell>
          <table:table-cell/>
          <table:table-cell table:style-name="ce2" office:value-type="string" calcext:value-type="string">
            <text:p>Géometr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39" calcext:value-type="float">
            <text:p>3059539</text:p>
          </table:table-cell>
          <table:table-cell table:style-name="ce2" office:value-type="string" calcext:value-type="string">
            <text:p>Rue Capronnier</text:p>
          </table:table-cell>
          <table:table-cell table:style-name="ce2" office:value-type="string" calcext:value-type="string">
            <text:p>Capronnierstraat</text:p>
          </table:table-cell>
          <table:table-cell table:style-name="ce2" office:value-type="string" calcext:value-type="string">
            <text:p>Q5565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6];&quot;/&quot;;[.B156])" office:value-type="string" office:string-value="https://osm.org/relation/3059539" calcext:value-type="string">
            <text:p>https://osm.org/relation/3059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40" calcext:value-type="float">
            <text:p>3059540</text:p>
          </table:table-cell>
          <table:table-cell table:style-name="ce2" office:value-type="string" calcext:value-type="string">
            <text:p>Rue d'Anethan</text:p>
          </table:table-cell>
          <table:table-cell table:style-name="ce2" office:value-type="string" calcext:value-type="string">
            <text:p>d'Anethanstraat</text:p>
          </table:table-cell>
          <table:table-cell table:style-name="ce2" office:value-type="string" calcext:value-type="string">
            <text:p>Q7255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7];&quot;/&quot;;[.B157])" office:value-type="string" office:string-value="https://osm.org/relation/3059540" calcext:value-type="string">
            <text:p>https://osm.org/relation/3059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53" calcext:value-type="float">
            <text:p>3059553</text:p>
          </table:table-cell>
          <table:table-cell table:style-name="ce2" office:value-type="string" calcext:value-type="string">
            <text:p>Rue François-Joseph Navez</text:p>
          </table:table-cell>
          <table:table-cell table:style-name="ce2" office:value-type="string" calcext:value-type="string">
            <text:p>François-Joseph Navezstraat</text:p>
          </table:table-cell>
          <table:table-cell table:style-name="ce2" office:value-type="string" calcext:value-type="string">
            <text:p>Q6476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8];&quot;/&quot;;[.B158])" office:value-type="string" office:string-value="https://osm.org/relation/3059553" calcext:value-type="string">
            <text:p>https://osm.org/relation/30595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54" calcext:value-type="float">
            <text:p>3059554</text:p>
          </table:table-cell>
          <table:table-cell table:style-name="ce2" office:value-type="string" calcext:value-type="string">
            <text:p>Rue Portaels</text:p>
          </table:table-cell>
          <table:table-cell table:style-name="ce2" office:value-type="string" calcext:value-type="string">
            <text:p>Portaelsstraat</text:p>
          </table:table-cell>
          <table:table-cell table:style-name="ce2" office:value-type="string" calcext:value-type="string">
            <text:p>Q9191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59];&quot;/&quot;;[.B159])" office:value-type="string" office:string-value="https://osm.org/relation/3059554" calcext:value-type="string">
            <text:p>https://osm.org/relation/3059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582" calcext:value-type="float">
            <text:p>3059582</text:p>
          </table:table-cell>
          <table:table-cell table:style-name="ce2" office:value-type="string" calcext:value-type="string">
            <text:p>Rue Joseph Van Camp</text:p>
          </table:table-cell>
          <table:table-cell table:style-name="ce2" office:value-type="string" calcext:value-type="string">
            <text:p>Joseph Van Camp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0];&quot;/&quot;;[.B160])" office:value-type="string" office:string-value="https://osm.org/relation/3059582" calcext:value-type="string">
            <text:p>https://osm.org/relation/30595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355" calcext:value-type="float">
            <text:p>3060355</text:p>
          </table:table-cell>
          <table:table-cell table:style-name="ce2" office:value-type="string" calcext:value-type="string">
            <text:p>Rue Georges Garnir</text:p>
          </table:table-cell>
          <table:table-cell table:style-name="ce2" office:value-type="string" calcext:value-type="string">
            <text:p>Georges Garnirstraat</text:p>
          </table:table-cell>
          <table:table-cell table:style-name="ce2" office:value-type="string" calcext:value-type="string">
            <text:p>Q3101589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61];&quot;/&quot;;[.B161])" office:value-type="string" office:string-value="https://osm.org/relation/3060355" calcext:value-type="string">
            <text:p>https://osm.org/relation/30603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0356" calcext:value-type="float">
            <text:p>3060356</text:p>
          </table:table-cell>
          <table:table-cell table:style-name="ce2" office:value-type="string" calcext:value-type="string">
            <text:p>Rue Maurice Des Ombiaux</text:p>
          </table:table-cell>
          <table:table-cell table:style-name="ce2" office:value-type="string" calcext:value-type="string">
            <text:p>Maurice Des Ombiauxstraat</text:p>
          </table:table-cell>
          <table:table-cell table:style-name="ce2" office:value-type="string" calcext:value-type="string">
            <text:p>Q33006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2];&quot;/&quot;;[.B162])" office:value-type="string" office:string-value="https://osm.org/relation/3060356" calcext:value-type="string">
            <text:p>https://osm.org/relation/3060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077" calcext:value-type="float">
            <text:p>3061077</text:p>
          </table:table-cell>
          <table:table-cell table:style-name="ce2" office:value-type="string" calcext:value-type="string">
            <text:p>Rue Gendebien</text:p>
          </table:table-cell>
          <table:table-cell table:style-name="ce2" office:value-type="string" calcext:value-type="string">
            <text:p>Gendebienstraat</text:p>
          </table:table-cell>
          <table:table-cell table:style-name="ce2" office:value-type="string" calcext:value-type="string">
            <text:p>Q6930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3];&quot;/&quot;;[.B163])" office:value-type="string" office:string-value="https://osm.org/relation/3061077" calcext:value-type="string">
            <text:p>https://osm.org/relation/3061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091" calcext:value-type="float">
            <text:p>3061091</text:p>
          </table:table-cell>
          <table:table-cell table:style-name="ce2" office:value-type="string" calcext:value-type="string">
            <text:p>Place Solvay</text:p>
          </table:table-cell>
          <table:table-cell table:style-name="ce2" office:value-type="string" calcext:value-type="string">
            <text:p>Solvayplein</text:p>
          </table:table-cell>
          <table:table-cell table:style-name="ce2" office:value-type="string" calcext:value-type="string">
            <text:p>Q3116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4];&quot;/&quot;;[.B164])" office:value-type="string" office:string-value="https://osm.org/relation/3061091" calcext:value-type="string">
            <text:p>https://osm.org/relation/30610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01" calcext:value-type="float">
            <text:p>3061101</text:p>
          </table:table-cell>
          <table:table-cell table:style-name="ce2" office:value-type="string" calcext:value-type="string">
            <text:p>Place Gaucheret</text:p>
          </table:table-cell>
          <table:table-cell table:style-name="ce2" office:value-type="string" calcext:value-type="string">
            <text:p>Gaucheret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5];&quot;/&quot;;[.B165])" office:value-type="string" office:string-value="https://osm.org/relation/3061101" calcext:value-type="string">
            <text:p>https://osm.org/relation/3061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02" calcext:value-type="float">
            <text:p>3061102</text:p>
          </table:table-cell>
          <table:table-cell table:style-name="ce2" office:value-type="string" calcext:value-type="string">
            <text:p>Avenue Philippe Thomas</text:p>
          </table:table-cell>
          <table:table-cell table:style-name="ce2" office:value-type="string" calcext:value-type="string">
            <text:p>Philippe Thoma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6];&quot;/&quot;;[.B166])" office:value-type="string" office:string-value="https://osm.org/relation/3061102" calcext:value-type="string">
            <text:p>https://osm.org/relation/30611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10" calcext:value-type="float">
            <text:p>3061110</text:p>
          </table:table-cell>
          <table:table-cell table:style-name="ce2" office:value-type="string" calcext:value-type="string">
            <text:p>Rue Jolly</text:p>
          </table:table-cell>
          <table:table-cell table:style-name="ce2" office:value-type="string" calcext:value-type="string">
            <text:p>Joll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Andr%C3%A9-Edouard_Jolly" xlink:type="simple">https://nl.wikipedia.org/wiki/Andr%C3%A9-Edouard_Jolly</text:a></text:p>
          </table:table-cell>
          <table:table-cell/>
          <table:table-cell table:style-name="ce10" table:formula="of:=CONCATENATE(&quot;https://osm.org/&quot;;[.A167];&quot;/&quot;;[.B167])" office:value-type="string" office:string-value="https://osm.org/relation/3061110" calcext:value-type="string">
            <text:p>https://osm.org/relation/30611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38" calcext:value-type="float">
            <text:p>3061138</text:p>
          </table:table-cell>
          <table:table-cell table:style-name="ce2" office:value-type="string" calcext:value-type="string">
            <text:p>Rue Destouvelles</text:p>
          </table:table-cell>
          <table:table-cell table:style-name="ce2" office:value-type="string" calcext:value-type="string">
            <text:p>Destouvelle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Charles_Destouvelles" xlink:type="simple">https://nl.wikipedia.org/wiki/Charles_Destouvelles</text:a></text:p>
          </table:table-cell>
          <table:table-cell/>
          <table:table-cell table:style-name="ce10" table:formula="of:=CONCATENATE(&quot;https://osm.org/&quot;;[.A168];&quot;/&quot;;[.B168])" office:value-type="string" office:string-value="https://osm.org/relation/3061138" calcext:value-type="string">
            <text:p>https://osm.org/relation/3061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139" calcext:value-type="float">
            <text:p>3061139</text:p>
          </table:table-cell>
          <table:table-cell table:style-name="ce2" office:value-type="string" calcext:value-type="string">
            <text:p>Rue Gaucheret</text:p>
          </table:table-cell>
          <table:table-cell table:style-name="ce2" office:value-type="string" calcext:value-type="string">
            <text:p>Gaucher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69];&quot;/&quot;;[.B169])" office:value-type="string" office:string-value="https://osm.org/relation/3061139" calcext:value-type="string">
            <text:p>https://osm.org/relation/30611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07" calcext:value-type="float">
            <text:p>3061707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2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0];&quot;/&quot;;[.B170])" office:value-type="string" office:string-value="https://osm.org/relation/3061707" calcext:value-type="string">
            <text:p>https://osm.org/relation/3061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16" calcext:value-type="float">
            <text:p>3061716</text:p>
          </table:table-cell>
          <table:table-cell table:style-name="ce2" office:value-type="string" calcext:value-type="string">
            <text:p>Rue du Progrès</text:p>
          </table:table-cell>
          <table:table-cell table:style-name="ce2" office:value-type="string" calcext:value-type="string">
            <text:p>Vooruitga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71];&quot;/&quot;;[.B171])" office:value-type="string" office:string-value="https://osm.org/relation/3061716" calcext:value-type="string">
            <text:p>https://osm.org/relation/30617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17" calcext:value-type="float">
            <text:p>3061717</text:p>
          </table:table-cell>
          <table:table-cell table:style-name="ce2" office:value-type="string" calcext:value-type="string">
            <text:p>Rue Masui</text:p>
          </table:table-cell>
          <table:table-cell table:style-name="ce2" office:value-type="string" calcext:value-type="string">
            <text:p>Masuistraat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2];&quot;/&quot;;[.B172])" office:value-type="string" office:string-value="https://osm.org/relation/3061717" calcext:value-type="string">
            <text:p>https://osm.org/relation/3061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18" calcext:value-type="float">
            <text:p>3061718</text:p>
          </table:table-cell>
          <table:table-cell table:style-name="ce2" office:value-type="string" calcext:value-type="string">
            <text:p>Place Masui</text:p>
          </table:table-cell>
          <table:table-cell table:style-name="ce2" office:value-type="string" calcext:value-type="string">
            <text:p>Masuiplein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3];&quot;/&quot;;[.B173])" office:value-type="string" office:string-value="https://osm.org/relation/3061718" calcext:value-type="string">
            <text:p>https://osm.org/relation/30617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22" calcext:value-type="float">
            <text:p>3061722</text:p>
          </table:table-cell>
          <table:table-cell table:style-name="ce2" office:value-type="string" calcext:value-type="string">
            <text:p>Rue Nicolas Defrêcheux</text:p>
          </table:table-cell>
          <table:table-cell table:style-name="ce2" office:value-type="string" calcext:value-type="string">
            <text:p>Nicolas Defrêcheuxstraat</text:p>
          </table:table-cell>
          <table:table-cell table:style-name="ce2" office:value-type="string" calcext:value-type="string">
            <text:p>Q9341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4];&quot;/&quot;;[.B174])" office:value-type="string" office:string-value="https://osm.org/relation/3061722" calcext:value-type="string">
            <text:p>https://osm.org/relation/30617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56" calcext:value-type="float">
            <text:p>3061756</text:p>
          </table:table-cell>
          <table:table-cell table:style-name="ce2" office:value-type="string" calcext:value-type="string">
            <text:p>Avenue Princesse Elisabeth</text:p>
          </table:table-cell>
          <table:table-cell table:style-name="ce2" office:value-type="string" calcext:value-type="string">
            <text:p>Prinses Elisabethlaan</text:p>
          </table:table-cell>
          <table:table-cell table:style-name="ce2" office:value-type="string" calcext:value-type="string">
            <text:p>Q150782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CONCATENATE(&quot;https://osm.org/&quot;;[.A175];&quot;/&quot;;[.B175])" office:value-type="string" office:string-value="https://osm.org/relation/3061756" calcext:value-type="string">
            <text:p>https://osm.org/relation/30617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96" calcext:value-type="float">
            <text:p>3061796</text:p>
          </table:table-cell>
          <table:table-cell table:style-name="ce2" office:value-type="string" calcext:value-type="string">
            <text:p>Avenue Emile Zola</text:p>
          </table:table-cell>
          <table:table-cell table:style-name="ce2" office:value-type="string" calcext:value-type="string">
            <text:p>Emile Zolalaan</text:p>
          </table:table-cell>
          <table:table-cell table:style-name="ce2" office:value-type="string" calcext:value-type="string">
            <text:p>Q50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6];&quot;/&quot;;[.B176])" office:value-type="string" office:string-value="https://osm.org/relation/3061796" calcext:value-type="string">
            <text:p>https://osm.org/relation/30617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97" calcext:value-type="float">
            <text:p>3061797</text:p>
          </table:table-cell>
          <table:table-cell table:style-name="ce2" office:value-type="string" calcext:value-type="string">
            <text:p>Rue Iwan Gilkin</text:p>
          </table:table-cell>
          <table:table-cell table:style-name="ce2" office:value-type="string" calcext:value-type="string">
            <text:p>Iwan Gilkinstraat</text:p>
          </table:table-cell>
          <table:table-cell table:style-name="ce2" office:value-type="string" calcext:value-type="string">
            <text:p>Q22431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7];&quot;/&quot;;[.B177])" office:value-type="string" office:string-value="https://osm.org/relation/3061797" calcext:value-type="string">
            <text:p>https://osm.org/relation/30617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202" calcext:value-type="float">
            <text:p>3063202</text:p>
          </table:table-cell>
          <table:table-cell table:style-name="ce2" office:value-type="string" calcext:value-type="string">
            <text:p>Rue Van Hammée</text:p>
          </table:table-cell>
          <table:table-cell table:style-name="ce2" office:value-type="string" calcext:value-type="string">
            <text:p>Van Hamméestraat</text:p>
          </table:table-cell>
          <table:table-cell table:style-name="ce2" office:value-type="string" calcext:value-type="string">
            <text:p>Q28567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8];&quot;/&quot;;[.B178])" office:value-type="string" office:string-value="https://osm.org/relation/3063202" calcext:value-type="string">
            <text:p>https://osm.org/relation/3063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211" calcext:value-type="float">
            <text:p>3063211</text:p>
          </table:table-cell>
          <table:table-cell table:style-name="ce2" office:value-type="string" calcext:value-type="string">
            <text:p>Rue Cornet de Grez</text:p>
          </table:table-cell>
          <table:table-cell table:style-name="ce2" office:value-type="string" calcext:value-type="string">
            <text:p>Cornet de Grezstraat</text:p>
          </table:table-cell>
          <table:table-cell table:style-name="ce2" office:value-type="string" calcext:value-type="string">
            <text:p>Q30685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79];&quot;/&quot;;[.B179])" office:value-type="string" office:string-value="https://osm.org/relation/3063211" calcext:value-type="string">
            <text:p>https://osm.org/relation/3063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227" calcext:value-type="float">
            <text:p>3063227</text:p>
          </table:table-cell>
          <table:table-cell table:style-name="ce2" office:value-type="string" calcext:value-type="string">
            <text:p>Petite rue des Secours</text:p>
          </table:table-cell>
          <table:table-cell table:style-name="ce2" office:value-type="string" calcext:value-type="string">
            <text:p>Korte Hul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0];&quot;/&quot;;[.B180])" office:value-type="string" office:string-value="https://osm.org/relation/3063227" calcext:value-type="string">
            <text:p>https://osm.org/relation/30632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29" calcext:value-type="float">
            <text:p>3063329</text:p>
          </table:table-cell>
          <table:table-cell table:style-name="ce2" office:value-type="string" calcext:value-type="string">
            <text:p>Rue Josaphat</text:p>
          </table:table-cell>
          <table:table-cell table:style-name="ce2" office:value-type="string" calcext:value-type="string">
            <text:p>Josaf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1];&quot;/&quot;;[.B181])" office:value-type="string" office:string-value="https://osm.org/relation/3063329" calcext:value-type="string">
            <text:p>https://osm.org/relation/3063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39" calcext:value-type="float">
            <text:p>3063339</text:p>
          </table:table-cell>
          <table:table-cell table:style-name="ce2" office:value-type="string" calcext:value-type="string">
            <text:p>Cité Ouvrière de Linthout</text:p>
          </table:table-cell>
          <table:table-cell table:style-name="ce2" office:value-type="string" calcext:value-type="string">
            <text:p>Linthoutse Werkmanswoonw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2];&quot;/&quot;;[.B182])" office:value-type="string" office:string-value="https://osm.org/relation/3063339" calcext:value-type="string">
            <text:p>https://osm.org/relation/30633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50" calcext:value-type="float">
            <text:p>3063350</text:p>
          </table:table-cell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3];&quot;/&quot;;[.B183])" office:value-type="string" office:string-value="https://osm.org/relation/3063350" calcext:value-type="string">
            <text:p>https://osm.org/relation/30633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62" calcext:value-type="float">
            <text:p>3063362</text:p>
          </table:table-cell>
          <table:table-cell table:style-name="ce2" office:value-type="string" calcext:value-type="string">
            <text:p>Rue du Soleil</text:p>
          </table:table-cell>
          <table:table-cell table:style-name="ce2" office:value-type="string" calcext:value-type="string">
            <text:p>Zo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4];&quot;/&quot;;[.B184])" office:value-type="string" office:string-value="https://osm.org/relation/3063362" calcext:value-type="string">
            <text:p>https://osm.org/relation/3063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242" calcext:value-type="float">
            <text:p>3064242</text:p>
          </table:table-cell>
          <table:table-cell table:style-name="ce2" office:value-type="string" calcext:value-type="string">
            <text:p>Avenue Albert Giraud</text:p>
          </table:table-cell>
          <table:table-cell table:style-name="ce2" office:value-type="string" calcext:value-type="string">
            <text:p>Albert Giraudlaan</text:p>
          </table:table-cell>
          <table:table-cell table:style-name="ce2" office:value-type="string" calcext:value-type="string">
            <text:p>Q9726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85];&quot;/&quot;;[.B185])" office:value-type="string" office:string-value="https://osm.org/relation/3064242" calcext:value-type="string">
            <text:p>https://osm.org/relation/3064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257" calcext:value-type="float">
            <text:p>3064257</text:p>
          </table:table-cell>
          <table:table-cell table:style-name="ce2" office:value-type="string" calcext:value-type="string">
            <text:p>Avenue Emile Verhaeren</text:p>
          </table:table-cell>
          <table:table-cell table:style-name="ce2" office:value-type="string" calcext:value-type="string">
            <text:p>Emile Verhaerenlaan</text:p>
          </table:table-cell>
          <table:table-cell table:style-name="ce2" office:value-type="string" calcext:value-type="string">
            <text:p>Q1936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86];&quot;/&quot;;[.B186])" office:value-type="string" office:string-value="https://osm.org/relation/3064257" calcext:value-type="string">
            <text:p>https://osm.org/relation/30642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258" calcext:value-type="float">
            <text:p>3064258</text:p>
          </table:table-cell>
          <table:table-cell table:style-name="ce2" office:value-type="string" calcext:value-type="string">
            <text:p>Avenue Sleeckx</text:p>
          </table:table-cell>
          <table:table-cell table:style-name="ce2" office:value-type="string" calcext:value-type="string">
            <text:p>Sleeckxlaan</text:p>
          </table:table-cell>
          <table:table-cell table:style-name="ce2" office:value-type="string" calcext:value-type="string">
            <text:p>Q6701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87];&quot;/&quot;;[.B187])" office:value-type="string" office:string-value="https://osm.org/relation/3064258" calcext:value-type="string">
            <text:p>https://osm.org/relation/30642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370" calcext:value-type="float">
            <text:p>3064370</text:p>
          </table:table-cell>
          <table:table-cell table:style-name="ce2" office:value-type="string" calcext:value-type="string">
            <text:p>Avenue Eugène Demolder</text:p>
          </table:table-cell>
          <table:table-cell table:style-name="ce2" office:value-type="string" calcext:value-type="string">
            <text:p>Eugène Demolderlaan</text:p>
          </table:table-cell>
          <table:table-cell table:style-name="ce2" office:value-type="string" calcext:value-type="string">
            <text:p>Q27448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88];&quot;/&quot;;[.B188])" office:value-type="string" office:string-value="https://osm.org/relation/3064370" calcext:value-type="string">
            <text:p>https://osm.org/relation/30643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371" calcext:value-type="float">
            <text:p>3064371</text:p>
          </table:table-cell>
          <table:table-cell table:style-name="ce2" office:value-type="string" calcext:value-type="string">
            <text:p>Rue du Dahlia</text:p>
          </table:table-cell>
          <table:table-cell table:style-name="ce2" office:value-type="string" calcext:value-type="string">
            <text:p>Dahli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189];&quot;/&quot;;[.B189])" office:value-type="string" office:string-value="https://osm.org/relation/3064371" calcext:value-type="string">
            <text:p>https://osm.org/relation/3064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4969" calcext:value-type="float">
            <text:p>3064969</text:p>
          </table:table-cell>
          <table:table-cell table:style-name="ce2" office:value-type="string" calcext:value-type="string">
            <text:p>Rue Auguste Snieders</text:p>
          </table:table-cell>
          <table:table-cell table:style-name="ce2" office:value-type="string" calcext:value-type="string">
            <text:p>Auguste Sniedersstraat</text:p>
          </table:table-cell>
          <table:table-cell table:style-name="ce2" office:value-type="string" calcext:value-type="string">
            <text:p>Q21922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0];&quot;/&quot;;[.B190])" office:value-type="string" office:string-value="https://osm.org/relation/3064969" calcext:value-type="string">
            <text:p>https://osm.org/relation/3064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039" calcext:value-type="float">
            <text:p>3065039</text:p>
          </table:table-cell>
          <table:table-cell table:style-name="ce2" office:value-type="string" calcext:value-type="string">
            <text:p>Avenue Colonel Picquart</text:p>
          </table:table-cell>
          <table:table-cell table:style-name="ce2" office:value-type="string" calcext:value-type="string">
            <text:p>Kolonel Picquartlaan</text:p>
          </table:table-cell>
          <table:table-cell table:style-name="ce2" office:value-type="string" calcext:value-type="string">
            <text:p>Q7175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1];&quot;/&quot;;[.B191])" office:value-type="string" office:string-value="https://osm.org/relation/3065039" calcext:value-type="string">
            <text:p>https://osm.org/relation/30650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040" calcext:value-type="float">
            <text:p>3065040</text:p>
          </table:table-cell>
          <table:table-cell table:style-name="ce2" office:value-type="string" calcext:value-type="string">
            <text:p>Avenue Georges Rodenbach</text:p>
          </table:table-cell>
          <table:table-cell table:style-name="ce2" office:value-type="string" calcext:value-type="string">
            <text:p>Georges Rodenbachlaan</text:p>
          </table:table-cell>
          <table:table-cell table:style-name="ce2" office:value-type="string" calcext:value-type="string">
            <text:p>Q3782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2];&quot;/&quot;;[.B192])" office:value-type="string" office:string-value="https://osm.org/relation/3065040" calcext:value-type="string">
            <text:p>https://osm.org/relation/3065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041" calcext:value-type="float">
            <text:p>3065041</text:p>
          </table:table-cell>
          <table:table-cell table:style-name="ce2" office:value-type="string" calcext:value-type="string">
            <text:p>Place Princesse Elisabeth</text:p>
          </table:table-cell>
          <table:table-cell table:style-name="ce2" office:value-type="string" calcext:value-type="string">
            <text:p>Prinses Elisabethplein</text:p>
          </table:table-cell>
          <table:table-cell table:style-name="ce2" office:value-type="string" calcext:value-type="string">
            <text:p>Q150782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CONCATENATE(&quot;https://osm.org/&quot;;[.A193];&quot;/&quot;;[.B193])" office:value-type="string" office:string-value="https://osm.org/relation/3065041" calcext:value-type="string">
            <text:p>https://osm.org/relation/3065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045" calcext:value-type="float">
            <text:p>3065045</text:p>
          </table:table-cell>
          <table:table-cell table:style-name="ce2" office:value-type="string" calcext:value-type="string">
            <text:p>Avenue Jean Jaurès</text:p>
          </table:table-cell>
          <table:table-cell table:style-name="ce2" office:value-type="string" calcext:value-type="string">
            <text:p>Jean Jaureslaan</text:p>
          </table:table-cell>
          <table:table-cell table:style-name="ce2" office:value-type="string" calcext:value-type="string">
            <text:p>Q126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4];&quot;/&quot;;[.B194])" office:value-type="string" office:string-value="https://osm.org/relation/3065045" calcext:value-type="string">
            <text:p>https://osm.org/relation/3065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72" calcext:value-type="float">
            <text:p>3065472</text:p>
          </table:table-cell>
          <table:table-cell table:style-name="ce2" office:value-type="string" calcext:value-type="string">
            <text:p>Rue Jan Blockx</text:p>
          </table:table-cell>
          <table:table-cell table:style-name="ce2" office:value-type="string" calcext:value-type="string">
            <text:p>Jan Blockxstraat</text:p>
          </table:table-cell>
          <table:table-cell table:style-name="ce2" office:value-type="string" calcext:value-type="string">
            <text:p>Q16816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5];&quot;/&quot;;[.B195])" office:value-type="string" office:string-value="https://osm.org/relation/3065472" calcext:value-type="string">
            <text:p>https://osm.org/relation/3065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73" calcext:value-type="float">
            <text:p>3065473</text:p>
          </table:table-cell>
          <table:table-cell table:style-name="ce2" office:value-type="string" calcext:value-type="string">
            <text:p>Rue Nestor De Tière</text:p>
          </table:table-cell>
          <table:table-cell table:style-name="ce2" office:value-type="string" calcext:value-type="string">
            <text:p>Nestor De Tièrestraat</text:p>
          </table:table-cell>
          <table:table-cell table:style-name="ce2" office:value-type="string" calcext:value-type="string">
            <text:p>Q19595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6];&quot;/&quot;;[.B196])" office:value-type="string" office:string-value="https://osm.org/relation/3065473" calcext:value-type="string">
            <text:p>https://osm.org/relation/30654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488" calcext:value-type="float">
            <text:p>3065488</text:p>
          </table:table-cell>
          <table:table-cell table:style-name="ce2" office:value-type="string" calcext:value-type="string">
            <text:p>Avenue Zénobe Gramme</text:p>
          </table:table-cell>
          <table:table-cell table:style-name="ce2" office:value-type="string" calcext:value-type="string">
            <text:p>Zénobe Grammelaan</text:p>
          </table:table-cell>
          <table:table-cell table:style-name="ce2" office:value-type="string" calcext:value-type="string">
            <text:p>Q2476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7];&quot;/&quot;;[.B197])" office:value-type="string" office:string-value="https://osm.org/relation/3065488" calcext:value-type="string">
            <text:p>https://osm.org/relation/30654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09" calcext:value-type="float">
            <text:p>3065509</text:p>
          </table:table-cell>
          <table:table-cell table:style-name="ce2" office:value-type="string" calcext:value-type="string">
            <text:p>Avenue Maurice Maeterlinck</text:p>
          </table:table-cell>
          <table:table-cell table:style-name="ce2" office:value-type="string" calcext:value-type="string">
            <text:p>Maurice Maeterlincklaan</text:p>
          </table:table-cell>
          <table:table-cell table:style-name="ce2" office:value-type="string" calcext:value-type="string">
            <text:p>Q497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8];&quot;/&quot;;[.B198])" office:value-type="string" office:string-value="https://osm.org/relation/3065509" calcext:value-type="string">
            <text:p>https://osm.org/relation/30655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10" calcext:value-type="float">
            <text:p>3065510</text:p>
          </table:table-cell>
          <table:table-cell table:style-name="ce2" office:value-type="string" calcext:value-type="string">
            <text:p>Rue Anatole France</text:p>
          </table:table-cell>
          <table:table-cell table:style-name="ce2" office:value-type="string" calcext:value-type="string">
            <text:p>Anatole Francestraat</text:p>
          </table:table-cell>
          <table:table-cell table:style-name="ce2" office:value-type="string" calcext:value-type="string">
            <text:p>Q424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199];&quot;/&quot;;[.B199])" office:value-type="string" office:string-value="https://osm.org/relation/3065510" calcext:value-type="string">
            <text:p>https://osm.org/relation/30655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30" calcext:value-type="float">
            <text:p>3065530</text:p>
          </table:table-cell>
          <table:table-cell table:style-name="ce2" office:value-type="string" calcext:value-type="string">
            <text:p>Avenue Georges Eekhoud</text:p>
          </table:table-cell>
          <table:table-cell table:style-name="ce2" office:value-type="string" calcext:value-type="string">
            <text:p>Georges Eekhoudlaan</text:p>
          </table:table-cell>
          <table:table-cell table:style-name="ce2" office:value-type="string" calcext:value-type="string">
            <text:p>Q7284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0];&quot;/&quot;;[.B200])" office:value-type="string" office:string-value="https://osm.org/relation/3065530" calcext:value-type="string">
            <text:p>https://osm.org/relation/30655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31" calcext:value-type="float">
            <text:p>3065531</text:p>
          </table:table-cell>
          <table:table-cell table:style-name="ce2" office:value-type="string" calcext:value-type="string">
            <text:p>Rue Grégoire Leroy</text:p>
          </table:table-cell>
          <table:table-cell table:style-name="ce2" office:value-type="string" calcext:value-type="string">
            <text:p>Grégoire Leroystraat</text:p>
          </table:table-cell>
          <table:table-cell table:style-name="ce2" office:value-type="string" calcext:value-type="string">
            <text:p>Q18174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Gr%C3%A9goire_Le_Roy" xlink:type="simple">https://fr.wikipedia.org/wiki/Gr%C3%A9goire_Le_Roy</text:a></text:p>
          </table:table-cell>
          <table:table-cell/>
          <table:table-cell table:style-name="ce10" table:formula="of:=CONCATENATE(&quot;https://osm.org/&quot;;[.A201];&quot;/&quot;;[.B201])" office:value-type="string" office:string-value="https://osm.org/relation/3065531" calcext:value-type="string">
            <text:p>https://osm.org/relation/30655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41" calcext:value-type="float">
            <text:p>3065541</text:p>
          </table:table-cell>
          <table:table-cell table:style-name="ce2" office:value-type="string" calcext:value-type="string">
            <text:p>Rue de la Bruyère</text:p>
          </table:table-cell>
          <table:table-cell table:style-name="ce2" office:value-type="string" calcext:value-type="string">
            <text:p>Hei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02];&quot;/&quot;;[.B202])" office:value-type="string" office:string-value="https://osm.org/relation/3065541" calcext:value-type="string">
            <text:p>https://osm.org/relation/3065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52" calcext:value-type="float">
            <text:p>3065552</text:p>
          </table:table-cell>
          <table:table-cell table:style-name="ce2" office:value-type="string" calcext:value-type="string">
            <text:p>Rue Gustave Huberti</text:p>
          </table:table-cell>
          <table:table-cell table:style-name="ce2" office:value-type="string" calcext:value-type="string">
            <text:p>Gustave Hubertistraat</text:p>
          </table:table-cell>
          <table:table-cell table:style-name="ce2" office:value-type="string" calcext:value-type="string">
            <text:p>Q31212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3];&quot;/&quot;;[.B203])" office:value-type="string" office:string-value="https://osm.org/relation/3065552" calcext:value-type="string">
            <text:p>https://osm.org/relation/30655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569" calcext:value-type="float">
            <text:p>3065569</text:p>
          </table:table-cell>
          <table:table-cell table:style-name="ce2" office:value-type="string" calcext:value-type="string">
            <text:p>Rue Sander Pierron</text:p>
          </table:table-cell>
          <table:table-cell table:style-name="ce2" office:value-type="string" calcext:value-type="string">
            <text:p>Sander Pierronstraat</text:p>
          </table:table-cell>
          <table:table-cell table:style-name="ce2" office:value-type="string" calcext:value-type="string">
            <text:p>Q34718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4];&quot;/&quot;;[.B204])" office:value-type="string" office:string-value="https://osm.org/relation/3065569" calcext:value-type="string">
            <text:p>https://osm.org/relation/30655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01" calcext:value-type="float">
            <text:p>3065601</text:p>
          </table:table-cell>
          <table:table-cell table:style-name="ce2" office:value-type="string" calcext:value-type="string">
            <text:p>Rue Chaumontel</text:p>
          </table:table-cell>
          <table:table-cell table:style-name="ce2" office:value-type="string" calcext:value-type="string">
            <text:p>Chaumont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05];&quot;/&quot;;[.B205])" office:value-type="string" office:string-value="https://osm.org/relation/3065601" calcext:value-type="string">
            <text:p>https://osm.org/relation/30656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02" calcext:value-type="float">
            <text:p>3065602</text:p>
          </table:table-cell>
          <table:table-cell table:style-name="ce2" office:value-type="string" calcext:value-type="string">
            <text:p>Rue Walckiers</text:p>
          </table:table-cell>
          <table:table-cell table:style-name="ce2" office:value-type="string" calcext:value-type="string">
            <text:p>Walckiersstraat</text:p>
          </table:table-cell>
          <table:table-cell table:style-name="ce2" office:value-type="string" calcext:value-type="string">
            <text:p>Q13735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6];&quot;/&quot;;[.B206])" office:value-type="string" office:string-value="https://osm.org/relation/3065602" calcext:value-type="string">
            <text:p>https://osm.org/relation/30656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03" calcext:value-type="float">
            <text:p>3065603</text:p>
          </table:table-cell>
          <table:table-cell table:style-name="ce2" office:value-type="string" calcext:value-type="string">
            <text:p>Square François Riga</text:p>
          </table:table-cell>
          <table:table-cell table:style-name="ce2" office:value-type="string" calcext:value-type="string">
            <text:p>François Rigasquare</text:p>
          </table:table-cell>
          <table:table-cell table:style-name="ce2" office:value-type="string" calcext:value-type="string">
            <text:p>Q33850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7];&quot;/&quot;;[.B207])" office:value-type="string" office:string-value="https://osm.org/relation/3065603" calcext:value-type="string">
            <text:p>https://osm.org/relation/3065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05" calcext:value-type="float">
            <text:p>3065605</text:p>
          </table:table-cell>
          <table:table-cell table:style-name="ce2" office:value-type="string" calcext:value-type="string">
            <text:p>Avenue Huart Hamoir</text:p>
          </table:table-cell>
          <table:table-cell table:style-name="ce2" office:value-type="string" calcext:value-type="string">
            <text:p>Huart Hamoirlaan</text:p>
          </table:table-cell>
          <table:table-cell table:style-name="ce2" office:value-type="string" calcext:value-type="string">
            <text:p>Q28230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chille_Huart_Hamoir" xlink:type="simple">https://fr.wikipedia.org/wiki/Achille_Huart_Hamoir</text:a></text:p>
          </table:table-cell>
          <table:table-cell/>
          <table:table-cell table:style-name="ce10" table:formula="of:=CONCATENATE(&quot;https://osm.org/&quot;;[.A208];&quot;/&quot;;[.B208])" office:value-type="string" office:string-value="https://osm.org/relation/3065605" calcext:value-type="string">
            <text:p>https://osm.org/relation/30656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13" calcext:value-type="float">
            <text:p>3065613</text:p>
          </table:table-cell>
          <table:table-cell table:style-name="ce2" office:value-type="string" calcext:value-type="string">
            <text:p>Rue Van Droogenbroeck</text:p>
          </table:table-cell>
          <table:table-cell table:style-name="ce2" office:value-type="string" calcext:value-type="string">
            <text:p>Van Droogenbroeckstraat</text:p>
          </table:table-cell>
          <table:table-cell table:style-name="ce2" office:value-type="string" calcext:value-type="string">
            <text:p>Q22668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09];&quot;/&quot;;[.B209])" office:value-type="string" office:string-value="https://osm.org/relation/3065613" calcext:value-type="string">
            <text:p>https://osm.org/relation/3065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21" calcext:value-type="float">
            <text:p>3065621</text:p>
          </table:table-cell>
          <table:table-cell table:style-name="ce2" office:value-type="string" calcext:value-type="string">
            <text:p>Rue Fernand Séverin</text:p>
          </table:table-cell>
          <table:table-cell table:style-name="ce2" office:value-type="string" calcext:value-type="string">
            <text:p>Fernand Séverinstraat</text:p>
          </table:table-cell>
          <table:table-cell table:style-name="ce2" office:value-type="string" calcext:value-type="string">
            <text:p>Q30693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0];&quot;/&quot;;[.B210])" office:value-type="string" office:string-value="https://osm.org/relation/3065621" calcext:value-type="string">
            <text:p>https://osm.org/relation/30656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32" calcext:value-type="float">
            <text:p>3065632</text:p>
          </table:table-cell>
          <table:table-cell table:style-name="ce2" office:value-type="string" calcext:value-type="string">
            <text:p>Rue Charles Meert</text:p>
          </table:table-cell>
          <table:table-cell table:style-name="ce2" office:value-type="string" calcext:value-type="string">
            <text:p>Charles Me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Charles_Meert" xlink:type="simple">https://fr.wikipedia.org/wiki/Rue_Charles_Meert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11];&quot;/&quot;;[.B211])" office:value-type="string" office:string-value="https://osm.org/relation/3065632" calcext:value-type="string">
            <text:p>https://osm.org/relation/30656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5640" calcext:value-type="float">
            <text:p>3065640</text:p>
          </table:table-cell>
          <table:table-cell table:style-name="ce2" office:value-type="string" calcext:value-type="string">
            <text:p>Rue Marguerite Van de Wiele</text:p>
          </table:table-cell>
          <table:table-cell table:style-name="ce2" office:value-type="string" calcext:value-type="string">
            <text:p>Marguerite Van de Wielestraat</text:p>
          </table:table-cell>
          <table:table-cell table:style-name="ce2" office:value-type="string" calcext:value-type="string">
            <text:p>Q32907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2];&quot;/&quot;;[.B212])" office:value-type="string" office:string-value="https://osm.org/relation/3065640" calcext:value-type="string">
            <text:p>https://osm.org/relation/30656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199" calcext:value-type="float">
            <text:p>3066199</text:p>
          </table:table-cell>
          <table:table-cell table:style-name="ce2" office:value-type="string" calcext:value-type="string">
            <text:p>Rue Charles Van Lerberghe</text:p>
          </table:table-cell>
          <table:table-cell table:style-name="ce2" office:value-type="string" calcext:value-type="string">
            <text:p>Charles Van Lerberghestraat</text:p>
          </table:table-cell>
          <table:table-cell table:style-name="ce2" office:value-type="string" calcext:value-type="string">
            <text:p>Q938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3];&quot;/&quot;;[.B213])" office:value-type="string" office:string-value="https://osm.org/relation/3066199" calcext:value-type="string">
            <text:p>https://osm.org/relation/30661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01" calcext:value-type="float">
            <text:p>3066201</text:p>
          </table:table-cell>
          <table:table-cell table:style-name="ce2" office:value-type="string" calcext:value-type="string">
            <text:p>Rue Richard Vandevelde</text:p>
          </table:table-cell>
          <table:table-cell table:style-name="ce2" office:value-type="string" calcext:value-type="string">
            <text:p>Richard Vandevel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Richard_Vandevelde" xlink:type="simple">https://fr.wikipedia.org/wiki/Rue_Richard_Vandevelde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14];&quot;/&quot;;[.B214])" office:value-type="string" office:string-value="https://osm.org/relation/3066201" calcext:value-type="string">
            <text:p>https://osm.org/relation/3066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12" calcext:value-type="float">
            <text:p>3066212</text:p>
          </table:table-cell>
          <table:table-cell table:style-name="ce2" office:value-type="string" calcext:value-type="string">
            <text:p>Chaussée de Helmet</text:p>
          </table:table-cell>
          <table:table-cell table:style-name="ce2" office:value-type="string" calcext:value-type="string">
            <text:p>Helme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15];&quot;/&quot;;[.B215])" office:value-type="string" office:string-value="https://osm.org/relation/3066212" calcext:value-type="string">
            <text:p>https://osm.org/relation/3066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22" calcext:value-type="float">
            <text:p>3066222</text:p>
          </table:table-cell>
          <table:table-cell table:style-name="ce2" office:value-type="string" calcext:value-type="string">
            <text:p>Rue Guido Gezelle</text:p>
          </table:table-cell>
          <table:table-cell table:style-name="ce2" office:value-type="string" calcext:value-type="string">
            <text:p>Guido Gezellestraat</text:p>
          </table:table-cell>
          <table:table-cell table:style-name="ce2" office:value-type="string" calcext:value-type="string">
            <text:p>Q3369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6];&quot;/&quot;;[.B216])" office:value-type="string" office:string-value="https://osm.org/relation/3066222" calcext:value-type="string">
            <text:p>https://osm.org/relation/30662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46" calcext:value-type="float">
            <text:p>3066246</text:p>
          </table:table-cell>
          <table:table-cell table:style-name="ce2" office:value-type="string" calcext:value-type="string">
            <text:p>Square Apollo</text:p>
          </table:table-cell>
          <table:table-cell table:style-name="ce2" office:value-type="string" calcext:value-type="string">
            <text:p>Apollosquare</text:p>
          </table:table-cell>
          <table:table-cell table:style-name="ce2" office:value-type="string" calcext:value-type="string">
            <text:p>Q373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17];&quot;/&quot;;[.B217])" office:value-type="string" office:string-value="https://osm.org/relation/3066246" calcext:value-type="string">
            <text:p>https://osm.org/relation/3066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96" calcext:value-type="float">
            <text:p>3066296</text:p>
          </table:table-cell>
          <table:table-cell table:style-name="ce2" office:value-type="string" calcext:value-type="string">
            <text:p>Rue Achille Detienne</text:p>
          </table:table-cell>
          <table:table-cell table:style-name="ce2" office:value-type="string" calcext:value-type="string">
            <text:p>Achille Detien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Achille_Detienne" xlink:type="simple">https://fr.wikipedia.org/wiki/Rue_Achille_Detienne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18];&quot;/&quot;;[.B218])" office:value-type="string" office:string-value="https://osm.org/relation/3066296" calcext:value-type="string">
            <text:p>https://osm.org/relation/30662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297" calcext:value-type="float">
            <text:p>3066297</text:p>
          </table:table-cell>
          <table:table-cell table:style-name="ce2" office:value-type="string" calcext:value-type="string">
            <text:p>Rue du Foyer Schaerbeekois</text:p>
          </table:table-cell>
          <table:table-cell table:style-name="ce2" office:value-type="string" calcext:value-type="string">
            <text:p>Schaarbeekse H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19];&quot;/&quot;;[.B219])" office:value-type="string" office:string-value="https://osm.org/relation/3066297" calcext:value-type="string">
            <text:p>https://osm.org/relation/3066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074" calcext:value-type="float">
            <text:p>3071074</text:p>
          </table:table-cell>
          <table:table-cell table:style-name="ce2" office:value-type="string" calcext:value-type="string">
            <text:p>Rue Georges Raeymaekers</text:p>
          </table:table-cell>
          <table:table-cell table:style-name="ce2" office:value-type="string" calcext:value-type="string">
            <text:p>Georges Raeymaek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Georges_Raeymaekers" xlink:type="simple">https://fr.wikipedia.org/wiki/Rue_Georges_Raeymaekers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20];&quot;/&quot;;[.B220])" office:value-type="string" office:string-value="https://osm.org/relation/3071074" calcext:value-type="string">
            <text:p>https://osm.org/relation/30710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077" calcext:value-type="float">
            <text:p>3071077</text:p>
          </table:table-cell>
          <table:table-cell table:style-name="ce2" office:value-type="string" calcext:value-type="string">
            <text:p>Rue Henri Jacobs</text:p>
          </table:table-cell>
          <table:table-cell table:style-name="ce2" office:value-type="string" calcext:value-type="string">
            <text:p>Henri Jacobsstraat</text:p>
          </table:table-cell>
          <table:table-cell table:style-name="ce2" office:value-type="string" calcext:value-type="string">
            <text:p>Q31046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21];&quot;/&quot;;[.B221])" office:value-type="string" office:string-value="https://osm.org/relation/3071077" calcext:value-type="string">
            <text:p>https://osm.org/relation/30710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41" calcext:value-type="float">
            <text:p>3071141</text:p>
          </table:table-cell>
          <table:table-cell table:style-name="ce2" office:value-type="string" calcext:value-type="string">
            <text:p>Rue du Corbeau</text:p>
          </table:table-cell>
          <table:table-cell table:style-name="ce2" office:value-type="string" calcext:value-type="string">
            <text:p>Raa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22];&quot;/&quot;;[.B222])" office:value-type="string" office:string-value="https://osm.org/relation/3071141" calcext:value-type="string">
            <text:p>https://osm.org/relation/3071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42" calcext:value-type="float">
            <text:p>3071142</text:p>
          </table:table-cell>
          <table:table-cell table:style-name="ce2" office:value-type="string" calcext:value-type="string">
            <text:p>Rue Stijn Streuvels</text:p>
          </table:table-cell>
          <table:table-cell table:style-name="ce2" office:value-type="string" calcext:value-type="string">
            <text:p>Stijn Streuvelsstraat</text:p>
          </table:table-cell>
          <table:table-cell table:style-name="ce2" office:value-type="string" calcext:value-type="string">
            <text:p>Q1756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23];&quot;/&quot;;[.B223])" office:value-type="string" office:string-value="https://osm.org/relation/3071142" calcext:value-type="string">
            <text:p>https://osm.org/relation/30711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44" calcext:value-type="float">
            <text:p>3071144</text:p>
          </table:table-cell>
          <table:table-cell table:style-name="ce2" office:value-type="string" calcext:value-type="string">
            <text:p>Rue Docteur Elie Lambotte</text:p>
          </table:table-cell>
          <table:table-cell table:style-name="ce2" office:value-type="string" calcext:value-type="string">
            <text:p>Dokter Elie Lambott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octeur_%C3%89lie_Lambotte" xlink:type="simple">https://fr.wikipedia.org/wiki/Rue_Docteur_%C3%89lie_Lambotte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24];&quot;/&quot;;[.B224])" office:value-type="string" office:string-value="https://osm.org/relation/3071144" calcext:value-type="string">
            <text:p>https://osm.org/relation/3071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45" calcext:value-type="float">
            <text:p>3071145</text:p>
          </table:table-cell>
          <table:table-cell table:style-name="ce2" office:value-type="string" calcext:value-type="string">
            <text:p>Place de Helmet</text:p>
          </table:table-cell>
          <table:table-cell table:style-name="ce2" office:value-type="string" calcext:value-type="string">
            <text:p>Helmetse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25];&quot;/&quot;;[.B225])" office:value-type="string" office:string-value="https://osm.org/relation/3071145" calcext:value-type="string">
            <text:p>https://osm.org/relation/30711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84" calcext:value-type="float">
            <text:p>3071184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26];&quot;/&quot;;[.B226])" office:value-type="string" office:string-value="https://osm.org/relation/3071184" calcext:value-type="string">
            <text:p>https://osm.org/relation/30711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98" calcext:value-type="float">
            <text:p>3071198</text:p>
          </table:table-cell>
          <table:table-cell table:style-name="ce2" office:value-type="string" calcext:value-type="string">
            <text:p>Rue Willem Kuhnen</text:p>
          </table:table-cell>
          <table:table-cell table:style-name="ce2" office:value-type="string" calcext:value-type="string">
            <text:p>Willem Kuhn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Willem_Kuhnen" xlink:type="simple">https://fr.wikipedia.org/wiki/Rue_Willem_Kuhnen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27];&quot;/&quot;;[.B227])" office:value-type="string" office:string-value="https://osm.org/relation/3071198" calcext:value-type="string">
            <text:p>https://osm.org/relation/30711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381" calcext:value-type="float">
            <text:p>3071381</text:p>
          </table:table-cell>
          <table:table-cell table:style-name="ce2" office:value-type="string" calcext:value-type="string">
            <text:p>Avenue Docteur Dejase</text:p>
          </table:table-cell>
          <table:table-cell table:style-name="ce2" office:value-type="string" calcext:value-type="string">
            <text:p>Dokter Dejaselaan</text:p>
          </table:table-cell>
          <table:table-cell table:style-name="ce2" office:value-type="string" calcext:value-type="string">
            <text:p>Q28650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rthur_Dejase" xlink:type="simple">https://fr.wikipedia.org/wiki/Arthur_Dejase</text:a></text:p>
          </table:table-cell>
          <table:table-cell/>
          <table:table-cell table:style-name="ce10" table:formula="of:=CONCATENATE(&quot;https://osm.org/&quot;;[.A228];&quot;/&quot;;[.B228])" office:value-type="string" office:string-value="https://osm.org/relation/3071381" calcext:value-type="string">
            <text:p>https://osm.org/relation/30713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449" calcext:value-type="float">
            <text:p>3071449</text:p>
          </table:table-cell>
          <table:table-cell table:style-name="ce2" office:value-type="string" calcext:value-type="string">
            <text:p>Avenue des Glycines</text:p>
          </table:table-cell>
          <table:table-cell table:style-name="ce2" office:value-type="string" calcext:value-type="string">
            <text:p>Blauwereg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29];&quot;/&quot;;[.B229])" office:value-type="string" office:string-value="https://osm.org/relation/3071449" calcext:value-type="string">
            <text:p>https://osm.org/relation/3071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2342" calcext:value-type="float">
            <text:p>3072342</text:p>
          </table:table-cell>
          <table:table-cell table:style-name="ce2" office:value-type="string" calcext:value-type="string">
            <text:p>Avenue des Capucines</text:p>
          </table:table-cell>
          <table:table-cell table:style-name="ce2" office:value-type="string" calcext:value-type="string">
            <text:p>Kapucijnbloe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30];&quot;/&quot;;[.B230])" office:value-type="string" office:string-value="https://osm.org/relation/3072342" calcext:value-type="string">
            <text:p>https://osm.org/relation/3072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363" calcext:value-type="float">
            <text:p>3073363</text:p>
          </table:table-cell>
          <table:table-cell table:style-name="ce2" office:value-type="string" calcext:value-type="string">
            <text:p>Rue de l'Agriculture</text:p>
          </table:table-cell>
          <table:table-cell table:style-name="ce2" office:value-type="string" calcext:value-type="string">
            <text:p>Landbo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31];&quot;/&quot;;[.B231])" office:value-type="string" office:string-value="https://osm.org/relation/3073363" calcext:value-type="string">
            <text:p>https://osm.org/relation/3073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21" calcext:value-type="float">
            <text:p>3073421</text:p>
          </table:table-cell>
          <table:table-cell table:style-name="ce2" office:value-type="string" calcext:value-type="string">
            <text:p>Rue Théo Coopman</text:p>
          </table:table-cell>
          <table:table-cell table:style-name="ce2" office:value-type="string" calcext:value-type="string">
            <text:p>Théo Coopmanstraat</text:p>
          </table:table-cell>
          <table:table-cell table:style-name="ce2" office:value-type="string" calcext:value-type="string">
            <text:p>Q7193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2];&quot;/&quot;;[.B232])" office:value-type="string" office:string-value="https://osm.org/relation/3073421" calcext:value-type="string">
            <text:p>https://osm.org/relation/30734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34" calcext:value-type="float">
            <text:p>3073434</text:p>
          </table:table-cell>
          <table:table-cell table:style-name="ce2" office:value-type="string" calcext:value-type="string">
            <text:p>Rue Jules Destrée</text:p>
          </table:table-cell>
          <table:table-cell table:style-name="ce2" office:value-type="string" calcext:value-type="string">
            <text:p>Jules Destréestraat</text:p>
          </table:table-cell>
          <table:table-cell table:style-name="ce2" office:value-type="string" calcext:value-type="string">
            <text:p>Q5223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3];&quot;/&quot;;[.B233])" office:value-type="string" office:string-value="https://osm.org/relation/3073434" calcext:value-type="string">
            <text:p>https://osm.org/relation/30734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37" calcext:value-type="float">
            <text:p>3073437</text:p>
          </table:table-cell>
          <table:table-cell table:style-name="ce2" office:value-type="string" calcext:value-type="string">
            <text:p>Rue Alexandre De Craene</text:p>
          </table:table-cell>
          <table:table-cell table:style-name="ce2" office:value-type="string" calcext:value-type="string">
            <text:p>Alexandre De Crae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Alexandre_De_Craene" xlink:type="simple">https://fr.wikipedia.org/wiki/Rue_Alexandre_De_Craene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34];&quot;/&quot;;[.B234])" office:value-type="string" office:string-value="https://osm.org/relation/3073437" calcext:value-type="string">
            <text:p>https://osm.org/relation/30734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52" calcext:value-type="float">
            <text:p>3073452</text:p>
          </table:table-cell>
          <table:table-cell table:style-name="ce2" office:value-type="string" calcext:value-type="string">
            <text:p>Rue Joseph Wauters</text:p>
          </table:table-cell>
          <table:table-cell table:style-name="ce2" office:value-type="string" calcext:value-type="string">
            <text:p>Joseph Wautersstraat</text:p>
          </table:table-cell>
          <table:table-cell table:style-name="ce2" office:value-type="string" calcext:value-type="string">
            <text:p>Q585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5];&quot;/&quot;;[.B235])" office:value-type="string" office:string-value="https://osm.org/relation/3073452" calcext:value-type="string">
            <text:p>https://osm.org/relation/30734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87" calcext:value-type="float">
            <text:p>3073487</text:p>
          </table:table-cell>
          <table:table-cell table:style-name="ce2" office:value-type="string" calcext:value-type="string">
            <text:p>Rue Hubert Krains</text:p>
          </table:table-cell>
          <table:table-cell table:style-name="ce2" office:value-type="string" calcext:value-type="string">
            <text:p>Hubert Krainsstraat</text:p>
          </table:table-cell>
          <table:table-cell table:style-name="ce2" office:value-type="string" calcext:value-type="string">
            <text:p>Q2649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6];&quot;/&quot;;[.B236])" office:value-type="string" office:string-value="https://osm.org/relation/3073487" calcext:value-type="string">
            <text:p>https://osm.org/relation/30734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94" calcext:value-type="float">
            <text:p>3073494</text:p>
          </table:table-cell>
          <table:table-cell table:style-name="ce2" office:value-type="string" calcext:value-type="string">
            <text:p>Avenue Raymond Foucart</text:p>
          </table:table-cell>
          <table:table-cell table:style-name="ce2" office:value-type="string" calcext:value-type="string">
            <text:p>Raymond Foucartlaan</text:p>
          </table:table-cell>
          <table:table-cell table:style-name="ce2" office:value-type="string" calcext:value-type="string">
            <text:p>Q34208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7];&quot;/&quot;;[.B237])" office:value-type="string" office:string-value="https://osm.org/relation/3073494" calcext:value-type="string">
            <text:p>https://osm.org/relation/3073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95" calcext:value-type="float">
            <text:p>3073495</text:p>
          </table:table-cell>
          <table:table-cell table:style-name="ce2" office:value-type="string" calcext:value-type="string">
            <text:p>Rue Charles Vanderstappen</text:p>
          </table:table-cell>
          <table:table-cell table:style-name="ce2" office:value-type="string" calcext:value-type="string">
            <text:p>Charles Vanderstappenstraat</text:p>
          </table:table-cell>
          <table:table-cell table:style-name="ce2" office:value-type="string" calcext:value-type="string">
            <text:p>Q860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38];&quot;/&quot;;[.B238])" office:value-type="string" office:string-value="https://osm.org/relation/3073495" calcext:value-type="string">
            <text:p>https://osm.org/relation/30734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96" calcext:value-type="float">
            <text:p>3073496</text:p>
          </table:table-cell>
          <table:table-cell table:style-name="ce2" office:value-type="string" calcext:value-type="string">
            <text:p>Rue Désiré Desmet</text:p>
          </table:table-cell>
          <table:table-cell table:style-name="ce2" office:value-type="string" calcext:value-type="string">
            <text:p>Désiré Desm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D%C3%A9sir%C3%A9_Desmet" xlink:type="simple">https://fr.wikipedia.org/wiki/Rue_D%C3%A9sir%C3%A9_Desmet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39];&quot;/&quot;;[.B239])" office:value-type="string" office:string-value="https://osm.org/relation/3073496" calcext:value-type="string">
            <text:p>https://osm.org/relation/30734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97" calcext:value-type="float">
            <text:p>3073497</text:p>
          </table:table-cell>
          <table:table-cell table:style-name="ce2" office:value-type="string" calcext:value-type="string">
            <text:p>Rue Herman Richir</text:p>
          </table:table-cell>
          <table:table-cell table:style-name="ce2" office:value-type="string" calcext:value-type="string">
            <text:p>Herman Richirstraat</text:p>
          </table:table-cell>
          <table:table-cell table:style-name="ce2" office:value-type="string" calcext:value-type="string">
            <text:p>Q31340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40];&quot;/&quot;;[.B240])" office:value-type="string" office:string-value="https://osm.org/relation/3073497" calcext:value-type="string">
            <text:p>https://osm.org/relation/3073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498" calcext:value-type="float">
            <text:p>3073498</text:p>
          </table:table-cell>
          <table:table-cell table:style-name="ce2" office:value-type="string" calcext:value-type="string">
            <text:p>Rue Victor Vanderhoeft</text:p>
          </table:table-cell>
          <table:table-cell table:style-name="ce2" office:value-type="string" calcext:value-type="string">
            <text:p>Victor Vanderhoef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Victor_Vanderhoeft" xlink:type="simple">https://fr.wikipedia.org/wiki/Rue_Victor_Vanderhoeft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41];&quot;/&quot;;[.B241])" office:value-type="string" office:string-value="https://osm.org/relation/3073498" calcext:value-type="string">
            <text:p>https://osm.org/relation/3073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00" calcext:value-type="float">
            <text:p>3073500</text:p>
          </table:table-cell>
          <table:table-cell table:style-name="ce2" office:value-type="string" calcext:value-type="string">
            <text:p>Place Terdelt</text:p>
          </table:table-cell>
          <table:table-cell table:style-name="ce2" office:value-type="string" calcext:value-type="string">
            <text:p>Terdel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42];&quot;/&quot;;[.B242])" office:value-type="string" office:string-value="https://osm.org/relation/3073500" calcext:value-type="string">
            <text:p>https://osm.org/relation/3073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01" calcext:value-type="float">
            <text:p>3073501</text:p>
          </table:table-cell>
          <table:table-cell table:style-name="ce2" office:value-type="string" calcext:value-type="string">
            <text:p>Rue Jean-Baptiste Brems</text:p>
          </table:table-cell>
          <table:table-cell table:style-name="ce2" office:value-type="string" calcext:value-type="string">
            <text:p>Jean-Baptiste Brem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Jean-Baptiste_Brems" xlink:type="simple">https://fr.wikipedia.org/wiki/Rue_Jean-Baptiste_Brems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43];&quot;/&quot;;[.B243])" office:value-type="string" office:string-value="https://osm.org/relation/3073501" calcext:value-type="string">
            <text:p>https://osm.org/relation/30735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02" calcext:value-type="float">
            <text:p>3073502</text:p>
          </table:table-cell>
          <table:table-cell table:style-name="ce2" office:value-type="string" calcext:value-type="string">
            <text:p>Rue Julius Hoste</text:p>
          </table:table-cell>
          <table:table-cell table:style-name="ce2" office:value-type="string" calcext:value-type="string">
            <text:p>Julius Hostestraat</text:p>
          </table:table-cell>
          <table:table-cell table:style-name="ce2" office:value-type="string" calcext:value-type="string">
            <text:p>Q21846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44];&quot;/&quot;;[.B244])" office:value-type="string" office:string-value="https://osm.org/relation/3073502" calcext:value-type="string">
            <text:p>https://osm.org/relation/30735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18" calcext:value-type="float">
            <text:p>3073518</text:p>
          </table:table-cell>
          <table:table-cell table:style-name="ce2" office:value-type="string" calcext:value-type="string">
            <text:p>Avenue Charles Gilisquet</text:p>
          </table:table-cell>
          <table:table-cell table:style-name="ce2" office:value-type="string" calcext:value-type="string">
            <text:p>Charles Gilisque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venue_Charles_Gilisquet" xlink:type="simple">https://fr.wikipedia.org/wiki/Avenue_Charles_Gilisquet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45];&quot;/&quot;;[.B245])" office:value-type="string" office:string-value="https://osm.org/relation/3073518" calcext:value-type="string">
            <text:p>https://osm.org/relation/30735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19" calcext:value-type="float">
            <text:p>3073519</text:p>
          </table:table-cell>
          <table:table-cell table:style-name="ce2" office:value-type="string" calcext:value-type="string">
            <text:p>Rue Adolphe Marbotin</text:p>
          </table:table-cell>
          <table:table-cell table:style-name="ce2" office:value-type="string" calcext:value-type="string">
            <text:p>Adolphe Marbot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Adolphe_Marbotin" xlink:type="simple">https://fr.wikipedia.org/wiki/Rue_Adolphe_Marbotin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46];&quot;/&quot;;[.B246])" office:value-type="string" office:string-value="https://osm.org/relation/3073519" calcext:value-type="string">
            <text:p>https://osm.org/relation/3073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21" calcext:value-type="float">
            <text:p>3073521</text:p>
          </table:table-cell>
          <table:table-cell table:style-name="ce2" office:value-type="string" calcext:value-type="string">
            <text:p>Rue Arthur Roland</text:p>
          </table:table-cell>
          <table:table-cell table:style-name="ce2" office:value-type="string" calcext:value-type="string">
            <text:p>Arthur Rolan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Arthur_Roland" xlink:type="simple">https://fr.wikipedia.org/wiki/Rue_Arthur_Roland</text:a></text:p>
          </table:table-cell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47];&quot;/&quot;;[.B247])" office:value-type="string" office:string-value="https://osm.org/relation/3073521" calcext:value-type="string">
            <text:p>https://osm.org/relation/30735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22" calcext:value-type="float">
            <text:p>3073522</text:p>
          </table:table-cell>
          <table:table-cell table:style-name="ce2" office:value-type="string" calcext:value-type="string">
            <text:p>Rue Pierre Theunis</text:p>
          </table:table-cell>
          <table:table-cell table:style-name="ce2" office:value-type="string" calcext:value-type="string">
            <text:p>Pierre Theunisstraat</text:p>
          </table:table-cell>
          <table:table-cell table:style-name="ce2" office:value-type="string" calcext:value-type="string">
            <text:p>Q33870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48];&quot;/&quot;;[.B248])" office:value-type="string" office:string-value="https://osm.org/relation/3073522" calcext:value-type="string">
            <text:p>https://osm.org/relation/30735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527" calcext:value-type="float">
            <text:p>3073527</text:p>
          </table:table-cell>
          <table:table-cell table:style-name="ce2" office:value-type="string" calcext:value-type="string">
            <text:p>Clos du Chemin Creux</text:p>
          </table:table-cell>
          <table:table-cell table:style-name="ce2" office:value-type="string" calcext:value-type="string">
            <text:p>Holleweg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49];&quot;/&quot;;[.B249])" office:value-type="string" office:string-value="https://osm.org/relation/3073527" calcext:value-type="string">
            <text:p>https://osm.org/relation/30735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885" calcext:value-type="float">
            <text:p>3073885</text:p>
          </table:table-cell>
          <table:table-cell table:style-name="ce2" office:value-type="string" calcext:value-type="string">
            <text:p>Avenue des Héliotropes</text:p>
          </table:table-cell>
          <table:table-cell table:style-name="ce2" office:value-type="string" calcext:value-type="string">
            <text:p>Heliotrop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0];&quot;/&quot;;[.B250])" office:value-type="string" office:string-value="https://osm.org/relation/3073885" calcext:value-type="string">
            <text:p>https://osm.org/relation/30738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899" calcext:value-type="float">
            <text:p>3073899</text:p>
          </table:table-cell>
          <table:table-cell table:style-name="ce2" office:value-type="string" calcext:value-type="string">
            <text:p>Avenue Gustave Latinis</text:p>
          </table:table-cell>
          <table:table-cell table:style-name="ce2" office:value-type="string" calcext:value-type="string">
            <text:p>Gustave Latinis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51];&quot;/&quot;;[.B251])" office:value-type="string" office:string-value="https://osm.org/relation/3073899" calcext:value-type="string">
            <text:p>https://osm.org/relation/30738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0" calcext:value-type="float">
            <text:p>3073900</text:p>
          </table:table-cell>
          <table:table-cell table:style-name="ce2" office:value-type="string" calcext:value-type="string">
            <text:p>Avenue des Jacinthes</text:p>
          </table:table-cell>
          <table:table-cell table:style-name="ce2" office:value-type="string" calcext:value-type="string">
            <text:p>Hyacin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2];&quot;/&quot;;[.B252])" office:value-type="string" office:string-value="https://osm.org/relation/3073900" calcext:value-type="string">
            <text:p>https://osm.org/relation/3073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1" calcext:value-type="float">
            <text:p>3073901</text:p>
          </table:table-cell>
          <table:table-cell table:style-name="ce2" office:value-type="string" calcext:value-type="string">
            <text:p>Rue des Mimosas</text:p>
          </table:table-cell>
          <table:table-cell table:style-name="ce2" office:value-type="string" calcext:value-type="string">
            <text:p>Mimos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3];&quot;/&quot;;[.B253])" office:value-type="string" office:string-value="https://osm.org/relation/3073901" calcext:value-type="string">
            <text:p>https://osm.org/relation/3073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2" calcext:value-type="float">
            <text:p>3073902</text:p>
          </table:table-cell>
          <table:table-cell table:style-name="ce2" office:value-type="string" calcext:value-type="string">
            <text:p>Rue des Pensées</text:p>
          </table:table-cell>
          <table:table-cell table:style-name="ce2" office:value-type="string" calcext:value-type="string">
            <text:p>Pense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4];&quot;/&quot;;[.B254])" office:value-type="string" office:string-value="https://osm.org/relation/3073902" calcext:value-type="string">
            <text:p>https://osm.org/relation/30739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6" calcext:value-type="float">
            <text:p>3073906</text:p>
          </table:table-cell>
          <table:table-cell table:style-name="ce2" office:value-type="string" calcext:value-type="string">
            <text:p>Allée des Freesias</text:p>
          </table:table-cell>
          <table:table-cell table:style-name="ce2" office:value-type="string" calcext:value-type="string">
            <text:p>Freesia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5];&quot;/&quot;;[.B255])" office:value-type="string" office:string-value="https://osm.org/relation/3073906" calcext:value-type="string">
            <text:p>https://osm.org/relation/30739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7" calcext:value-type="float">
            <text:p>3073907</text:p>
          </table:table-cell>
          <table:table-cell table:style-name="ce2" office:value-type="string" calcext:value-type="string">
            <text:p>Rue Godefroid Guffens</text:p>
          </table:table-cell>
          <table:table-cell table:style-name="ce2" office:value-type="string" calcext:value-type="string">
            <text:p>Godefroid Guffensstraat</text:p>
          </table:table-cell>
          <table:table-cell table:style-name="ce5" office:value-type="string" calcext:value-type="string">
            <text:p>Q3239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56];&quot;/&quot;;[.B256])" office:value-type="string" office:string-value="https://osm.org/relation/3073907" calcext:value-type="string">
            <text:p>https://osm.org/relation/30739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08" calcext:value-type="float">
            <text:p>3073908</text:p>
          </table:table-cell>
          <table:table-cell table:style-name="ce2" office:value-type="string" calcext:value-type="string">
            <text:p>Rue du Tilleul</text:p>
          </table:table-cell>
          <table:table-cell table:style-name="ce2" office:value-type="string" calcext:value-type="string">
            <text:p>Lin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57];&quot;/&quot;;[.B257])" office:value-type="string" office:string-value="https://osm.org/relation/3073908" calcext:value-type="string">
            <text:p>https://osm.org/relation/30739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12" calcext:value-type="float">
            <text:p>3073912</text:p>
          </table:table-cell>
          <table:table-cell table:style-name="ce2" office:value-type="string" calcext:value-type="string">
            <text:p>Avenue Britsiers</text:p>
          </table:table-cell>
          <table:table-cell table:style-name="ce2" office:value-type="string" calcext:value-type="string">
            <text:p>Britsiers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58];&quot;/&quot;;[.B258])" office:value-type="string" office:string-value="https://osm.org/relation/3073912" calcext:value-type="string">
            <text:p>https://osm.org/relation/30739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3913" calcext:value-type="float">
            <text:p>3073913</text:p>
          </table:table-cell>
          <table:table-cell table:style-name="ce2" office:value-type="string" calcext:value-type="string">
            <text:p>Rue Caporal Claes</text:p>
          </table:table-cell>
          <table:table-cell table:style-name="ce2" office:value-type="string" calcext:value-type="string">
            <text:p>Korporaal Claes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59];&quot;/&quot;;[.B259])" office:value-type="string" office:string-value="https://osm.org/relation/3073913" calcext:value-type="string">
            <text:p>https://osm.org/relation/30739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18" calcext:value-type="float">
            <text:p>3074718</text:p>
          </table:table-cell>
          <table:table-cell table:style-name="ce2" office:value-type="string" calcext:value-type="string">
            <text:p>Avenue de la Jeunesse</text:p>
          </table:table-cell>
          <table:table-cell table:style-name="ce2" office:value-type="string" calcext:value-type="string">
            <text:p>Jeug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60];&quot;/&quot;;[.B260])" office:value-type="string" office:string-value="https://osm.org/relation/3074718" calcext:value-type="string">
            <text:p>https://osm.org/relation/30747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19" calcext:value-type="float">
            <text:p>3074719</text:p>
          </table:table-cell>
          <table:table-cell table:style-name="ce2" office:value-type="string" calcext:value-type="string">
            <text:p>Avenue des Jardins</text:p>
          </table:table-cell>
          <table:table-cell table:style-name="ce2" office:value-type="string" calcext:value-type="string">
            <text:p>Bloemtui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61];&quot;/&quot;;[.B261])" office:value-type="string" office:string-value="https://osm.org/relation/3074719" calcext:value-type="string">
            <text:p>https://osm.org/relation/3074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85" calcext:value-type="float">
            <text:p>3074785</text:p>
          </table:table-cell>
          <table:table-cell table:style-name="ce2" office:value-type="string" calcext:value-type="string">
            <text:p>Rue Camille Wollès</text:p>
          </table:table-cell>
          <table:table-cell table:style-name="ce2" office:value-type="string" calcext:value-type="string">
            <text:p>Camille Wollèsstraat</text:p>
          </table:table-cell>
          <table:table-cell table:style-name="ce3" office:value-type="string" calcext:value-type="string">
            <text:p>Q20214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2];&quot;/&quot;;[.B262])" office:value-type="string" office:string-value="https://osm.org/relation/3074785" calcext:value-type="string">
            <text:p>https://osm.org/relation/30747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86" calcext:value-type="float">
            <text:p>3074786</text:p>
          </table:table-cell>
          <table:table-cell table:style-name="ce2" office:value-type="string" calcext:value-type="string">
            <text:p>Rue Paul Leduc</text:p>
          </table:table-cell>
          <table:table-cell table:style-name="ce2" office:value-type="string" calcext:value-type="string">
            <text:p>Paul Leducstraat</text:p>
          </table:table-cell>
          <table:table-cell table:style-name="ce3" office:value-type="string" calcext:value-type="string">
            <text:p>Q33716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3];&quot;/&quot;;[.B263])" office:value-type="string" office:string-value="https://osm.org/relation/3074786" calcext:value-type="string">
            <text:p>https://osm.org/relation/3074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95" calcext:value-type="float">
            <text:p>3074795</text:p>
          </table:table-cell>
          <table:table-cell table:style-name="ce2" office:value-type="string" calcext:value-type="string">
            <text:p>Avenue Fortin</text:p>
          </table:table-cell>
          <table:table-cell table:style-name="ce2" office:value-type="string" calcext:value-type="string">
            <text:p>Fortin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4];&quot;/&quot;;[.B264])" office:value-type="string" office:string-value="https://osm.org/relation/3074795" calcext:value-type="string">
            <text:p>https://osm.org/relation/30747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96" calcext:value-type="float">
            <text:p>3074796</text:p>
          </table:table-cell>
          <table:table-cell table:style-name="ce2" office:value-type="string" calcext:value-type="string">
            <text:p>Boulevard Léopold III</text:p>
          </table:table-cell>
          <table:table-cell table:style-name="ce2" office:value-type="string" calcext:value-type="string">
            <text:p>Leopold III-laan</text:p>
          </table:table-cell>
          <table:table-cell table:style-name="ce3" office:value-type="string" calcext:value-type="string">
            <text:p>Q129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5];&quot;/&quot;;[.B265])" office:value-type="string" office:string-value="https://osm.org/relation/3074796" calcext:value-type="string">
            <text:p>https://osm.org/relation/30747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97" calcext:value-type="float">
            <text:p>3074797</text:p>
          </table:table-cell>
          <table:table-cell table:style-name="ce2" office:value-type="string" calcext:value-type="string">
            <text:p>Rue Henri Chomé</text:p>
          </table:table-cell>
          <table:table-cell table:style-name="ce2" office:value-type="string" calcext:value-type="string">
            <text:p>Henri Chomé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6];&quot;/&quot;;[.B266])" office:value-type="string" office:string-value="https://osm.org/relation/3074797" calcext:value-type="string">
            <text:p>https://osm.org/relation/307479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lation</text:p>
          </table:table-cell>
          <table:table-cell table:style-name="ce2" office:value-type="float" office:value="3074798" calcext:value-type="float">
            <text:p>3074798</text:p>
          </table:table-cell>
          <table:table-cell table:style-name="ce2" office:value-type="string" calcext:value-type="string">
            <text:p>Rue Jul Merckaert</text:p>
          </table:table-cell>
          <table:table-cell table:style-name="ce2" office:value-type="string" calcext:value-type="string">
            <text:p>Jul Merckaertstraat</text:p>
          </table:table-cell>
          <table:table-cell table:style-name="ce2" office:value-type="string" calcext:value-type="string">
            <text:p>Q21830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Jules_Merckaert" xlink:type="simple">https://nl.wikipedia.org/wiki/Jules_Merckaert</text:a></text:p>
          </table:table-cell>
          <table:table-cell/>
          <table:table-cell table:style-name="ce10" table:formula="of:=CONCATENATE(&quot;https://osm.org/&quot;;[.A267];&quot;/&quot;;[.B267])" office:value-type="string" office:string-value="https://osm.org/relation/3074798" calcext:value-type="string">
            <text:p>https://osm.org/relation/3074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799" calcext:value-type="float">
            <text:p>3074799</text:p>
          </table:table-cell>
          <table:table-cell table:style-name="ce2" office:value-type="string" calcext:value-type="string">
            <text:p>Rue Louis Socquet</text:p>
          </table:table-cell>
          <table:table-cell table:style-name="ce2" office:value-type="string" calcext:value-type="string">
            <text:p>Louis Socquet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homme politique schaerbeekois</text:p>
          </table:table-cell>
          <table:table-cell table:style-name="ce10" table:formula="of:=CONCATENATE(&quot;https://osm.org/&quot;;[.A268];&quot;/&quot;;[.B268])" office:value-type="string" office:string-value="https://osm.org/relation/3074799" calcext:value-type="string">
            <text:p>https://osm.org/relation/3074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800" calcext:value-type="float">
            <text:p>3074800</text:p>
          </table:table-cell>
          <table:table-cell table:style-name="ce2" office:value-type="string" calcext:value-type="string">
            <text:p>Rue Paul Hymans</text:p>
          </table:table-cell>
          <table:table-cell table:style-name="ce2" office:value-type="string" calcext:value-type="string">
            <text:p>Paul Hymansstraat</text:p>
          </table:table-cell>
          <table:table-cell table:style-name="ce3" office:value-type="string" calcext:value-type="string">
            <text:p>Q3181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69];&quot;/&quot;;[.B269])" office:value-type="string" office:string-value="https://osm.org/relation/3074800" calcext:value-type="string">
            <text:p>https://osm.org/relation/30748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4801" calcext:value-type="float">
            <text:p>3074801</text:p>
          </table:table-cell>
          <table:table-cell table:style-name="ce2" office:value-type="string" calcext:value-type="string">
            <text:p>Rue des Compagnons</text:p>
          </table:table-cell>
          <table:table-cell table:style-name="ce2" office:value-type="string" calcext:value-type="string">
            <text:p>Gezel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0];&quot;/&quot;;[.B270])" office:value-type="string" office:string-value="https://osm.org/relation/3074801" calcext:value-type="string">
            <text:p>https://osm.org/relation/3074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406" calcext:value-type="float">
            <text:p>3075406</text:p>
          </table:table-cell>
          <table:table-cell table:style-name="ce2" office:value-type="string" calcext:value-type="string">
            <text:p>Boulevard Auguste Reyers</text:p>
          </table:table-cell>
          <table:table-cell table:style-name="ce2" office:value-type="string" calcext:value-type="string">
            <text:p>Auguste Reyerslaan</text:p>
          </table:table-cell>
          <table:table-cell table:style-name="ce3" office:value-type="string" calcext:value-type="string">
            <text:p>Q28713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71];&quot;/&quot;;[.B271])" office:value-type="string" office:string-value="https://osm.org/relation/3075406" calcext:value-type="string">
            <text:p>https://osm.org/relation/3075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428" calcext:value-type="float">
            <text:p>3075428</text:p>
          </table:table-cell>
          <table:table-cell table:style-name="ce2" office:value-type="string" calcext:value-type="string">
            <text:p>Rue du Soleil</text:p>
          </table:table-cell>
          <table:table-cell table:style-name="ce2" office:value-type="string" calcext:value-type="string">
            <text:p>Zo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2];&quot;/&quot;;[.B272])" office:value-type="string" office:string-value="https://osm.org/relation/3075428" calcext:value-type="string">
            <text:p>https://osm.org/relation/30754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239" calcext:value-type="float">
            <text:p>3077239</text:p>
          </table:table-cell>
          <table:table-cell table:style-name="ce2" office:value-type="string" calcext:value-type="string">
            <text:p>Boulevard Général Wahis</text:p>
          </table:table-cell>
          <table:table-cell table:style-name="ce2" office:value-type="string" calcext:value-type="string">
            <text:p>Generaal Wahislaan</text:p>
          </table:table-cell>
          <table:table-cell table:style-name="ce3" office:value-type="string" calcext:value-type="string">
            <text:p>Q3526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73];&quot;/&quot;;[.B273])" office:value-type="string" office:string-value="https://osm.org/relation/3077239" calcext:value-type="string">
            <text:p>https://osm.org/relation/3077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249" calcext:value-type="float">
            <text:p>3077249</text:p>
          </table:table-cell>
          <table:table-cell table:style-name="ce2" office:value-type="string" calcext:value-type="string">
            <text:p>Boulevard Lambermont</text:p>
          </table:table-cell>
          <table:table-cell table:style-name="ce2" office:value-type="string" calcext:value-type="string">
            <text:p>Lambermontlaan</text:p>
          </table:table-cell>
          <table:table-cell table:style-name="ce3" office:value-type="string" calcext:value-type="string">
            <text:p>Q23270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74];&quot;/&quot;;[.B274])" office:value-type="string" office:string-value="https://osm.org/relation/3077249" calcext:value-type="string">
            <text:p>https://osm.org/relation/30772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297" calcext:value-type="float">
            <text:p>3077297</text:p>
          </table:table-cell>
          <table:table-cell table:style-name="ce2" office:value-type="string" calcext:value-type="string">
            <text:p>Rue Colonel Bourg</text:p>
          </table:table-cell>
          <table:table-cell table:style-name="ce2" office:value-type="string" calcext:value-type="string">
            <text:p>Kolonel Bourgstraat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9" office:value-type="string" calcext:value-type="string">
            <text:p>colonel de l’armée belge, Damien Bourg (Weicherdange (Grand-Duché de Luxembourg), le 12 mars 1870 - Ixelles, le 20 mai 1931). Il défendit le fort de Namur et la ville d'Anvers pendant la première guerre mondiale.</text:p>
          </table:table-cell>
          <table:table-cell table:style-name="ce10" table:formula="of:=CONCATENATE(&quot;https://osm.org/&quot;;[.A275];&quot;/&quot;;[.B275])" office:value-type="string" office:string-value="https://osm.org/relation/3077297" calcext:value-type="string">
            <text:p>https://osm.org/relation/3077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385" calcext:value-type="float">
            <text:p>3077385</text:p>
          </table:table-cell>
          <table:table-cell table:style-name="ce2" office:value-type="string" calcext:value-type="string">
            <text:p>Avenue Léonard Mommaerts</text:p>
          </table:table-cell>
          <table:table-cell table:style-name="ce2" office:value-type="string" calcext:value-type="string">
            <text:p>Léonard Mommaert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76];&quot;/&quot;;[.B276])" office:value-type="string" office:string-value="https://osm.org/relation/3077385" calcext:value-type="string">
            <text:p>https://osm.org/relation/30773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7678" calcext:value-type="float">
            <text:p>3087678</text:p>
          </table:table-cell>
          <table:table-cell table:style-name="ce2" office:value-type="string" calcext:value-type="string">
            <text:p>Rue des Patriotes</text:p>
          </table:table-cell>
          <table:table-cell table:style-name="ce2" office:value-type="string" calcext:value-type="string">
            <text:p>Patrio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7];&quot;/&quot;;[.B277])" office:value-type="string" office:string-value="https://osm.org/relation/3087678" calcext:value-type="string">
            <text:p>https://osm.org/relation/3087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8107" calcext:value-type="float">
            <text:p>3088107</text:p>
          </table:table-cell>
          <table:table-cell table:style-name="ce2" office:value-type="string" calcext:value-type="string">
            <text:p>Rue de Genève</text:p>
          </table:table-cell>
          <table:table-cell table:style-name="ce2" office:value-type="string" calcext:value-type="string">
            <text:p>Genèv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8];&quot;/&quot;;[.B278])" office:value-type="string" office:string-value="https://osm.org/relation/3088107" calcext:value-type="string">
            <text:p>https://osm.org/relation/30881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94955" calcext:value-type="float">
            <text:p>3094955</text:p>
          </table:table-cell>
          <table:table-cell table:style-name="ce2" office:value-type="string" calcext:value-type="string">
            <text:p>Avenue de Cortenbergh</text:p>
          </table:table-cell>
          <table:table-cell table:style-name="ce2" office:value-type="string" calcext:value-type="string">
            <text:p>Korten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79];&quot;/&quot;;[.B279])" office:value-type="string" office:string-value="https://osm.org/relation/3094955" calcext:value-type="string">
            <text:p>https://osm.org/relation/30949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4596" calcext:value-type="float">
            <text:p>3114596</text:p>
          </table:table-cell>
          <table:table-cell table:style-name="ce2" office:value-type="string" calcext:value-type="string">
            <text:p>Rue Van Campenhout</text:p>
          </table:table-cell>
          <table:table-cell table:style-name="ce2" office:value-type="string" calcext:value-type="string">
            <text:p>Van Campenhoutstraat</text:p>
          </table:table-cell>
          <table:table-cell table:style-name="ce2" office:value-type="string" calcext:value-type="string">
            <text:p>Q13634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0];&quot;/&quot;;[.B280])" office:value-type="string" office:string-value="https://osm.org/relation/3114596" calcext:value-type="string">
            <text:p>https://osm.org/relation/3114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565" calcext:value-type="float">
            <text:p>3143565</text:p>
          </table:table-cell>
          <table:table-cell table:style-name="ce2" office:value-type="string" calcext:value-type="string">
            <text:p>Rue Charles Degroux</text:p>
          </table:table-cell>
          <table:table-cell table:style-name="ce2" office:value-type="string" calcext:value-type="string">
            <text:p>Charles Degrouxstraat</text:p>
          </table:table-cell>
          <table:table-cell table:style-name="ce2" office:value-type="string" calcext:value-type="string">
            <text:p>Q26579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1];&quot;/&quot;;[.B281])" office:value-type="string" office:string-value="https://osm.org/relation/3143565" calcext:value-type="string">
            <text:p>https://osm.org/relation/31435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669" calcext:value-type="float">
            <text:p>3143669</text:p>
          </table:table-cell>
          <table:table-cell table:style-name="ce2" office:value-type="string" calcext:value-type="string">
            <text:p>Rue de Linthout</text:p>
          </table:table-cell>
          <table:table-cell table:style-name="ce2" office:value-type="string" calcext:value-type="string">
            <text:p>Lint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82];&quot;/&quot;;[.B282])" office:value-type="string" office:string-value="https://osm.org/relation/3143669" calcext:value-type="string">
            <text:p>https://osm.org/relation/31436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3786" calcext:value-type="float">
            <text:p>3143786</text:p>
          </table:table-cell>
          <table:table-cell table:style-name="ce2" office:value-type="string" calcext:value-type="string">
            <text:p>Rue de l'Orme</text:p>
          </table:table-cell>
          <table:table-cell table:style-name="ce2" office:value-type="string" calcext:value-type="string">
            <text:p>Ol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83];&quot;/&quot;;[.B283])" office:value-type="string" office:string-value="https://osm.org/relation/3143786" calcext:value-type="string">
            <text:p>https://osm.org/relation/3143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51003" calcext:value-type="float">
            <text:p>3151003</text:p>
          </table:table-cell>
          <table:table-cell table:style-name="ce2" office:value-type="string" calcext:value-type="string">
            <text:p>Avenue de Cortenbergh</text:p>
          </table:table-cell>
          <table:table-cell table:style-name="ce2" office:value-type="string" calcext:value-type="string">
            <text:p>Korten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84];&quot;/&quot;;[.B284])" office:value-type="string" office:string-value="https://osm.org/relation/3151003" calcext:value-type="string">
            <text:p>https://osm.org/relation/3151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37" calcext:value-type="float">
            <text:p>3229537</text:p>
          </table:table-cell>
          <table:table-cell table:style-name="ce2" office:value-type="string" calcext:value-type="string">
            <text:p>Rue Charles Quint</text:p>
          </table:table-cell>
          <table:table-cell table:style-name="ce2" office:value-type="string" calcext:value-type="string">
            <text:p>Keizer Karelstraat</text:p>
          </table:table-cell>
          <table:table-cell table:style-name="ce2" office:value-type="string" calcext:value-type="string">
            <text:p>Q24857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5];&quot;/&quot;;[.B285])" office:value-type="string" office:string-value="https://osm.org/relation/3229537" calcext:value-type="string">
            <text:p>https://osm.org/relation/3229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096" calcext:value-type="float">
            <text:p>3235096</text:p>
          </table:table-cell>
          <table:table-cell table:style-name="ce2" office:value-type="string" calcext:value-type="string">
            <text:p>Rue Rouen-Bovie</text:p>
          </table:table-cell>
          <table:table-cell table:style-name="ce2" office:value-type="string" calcext:value-type="string">
            <text:p>Rouen Bovi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86];&quot;/&quot;;[.B286])" office:value-type="string" office:string-value="https://osm.org/relation/3235096" calcext:value-type="string">
            <text:p>https://osm.org/relation/3235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0" calcext:value-type="float">
            <text:p>3252660</text:p>
          </table:table-cell>
          <table:table-cell table:style-name="ce2" office:value-type="string" calcext:value-type="string">
            <text:p>Rue Eeckelaers</text:p>
          </table:table-cell>
          <table:table-cell table:style-name="ce2" office:value-type="string" calcext:value-type="string">
            <text:p>Eeckela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287];&quot;/&quot;;[.B287])" office:value-type="string" office:string-value="https://osm.org/relation/3252660" calcext:value-type="string">
            <text:p>https://osm.org/relation/3252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705" calcext:value-type="float">
            <text:p>3252705</text:p>
          </table:table-cell>
          <table:table-cell table:style-name="ce2" office:value-type="string" calcext:value-type="string">
            <text:p>Rue André Van Hasselt</text:p>
          </table:table-cell>
          <table:table-cell table:style-name="ce2" office:value-type="string" calcext:value-type="string">
            <text:p>André Van Hasseltstraat</text:p>
          </table:table-cell>
          <table:table-cell table:style-name="ce2" office:value-type="string" calcext:value-type="string">
            <text:p>Q519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8];&quot;/&quot;;[.B288])" office:value-type="string" office:string-value="https://osm.org/relation/3252705" calcext:value-type="string">
            <text:p>https://osm.org/relation/3252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706" calcext:value-type="float">
            <text:p>3252706</text:p>
          </table:table-cell>
          <table:table-cell table:style-name="ce2" office:value-type="string" calcext:value-type="string">
            <text:p>Square Armand Steurs</text:p>
          </table:table-cell>
          <table:table-cell table:style-name="ce2" office:value-type="string" calcext:value-type="string">
            <text:p>Armand Steurssquare</text:p>
          </table:table-cell>
          <table:table-cell table:style-name="ce2" office:value-type="string" calcext:value-type="string">
            <text:p>Q24453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89];&quot;/&quot;;[.B289])" office:value-type="string" office:string-value="https://osm.org/relation/3252706" calcext:value-type="string">
            <text:p>https://osm.org/relation/32527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4" calcext:value-type="float">
            <text:p>3253354</text:p>
          </table:table-cell>
          <table:table-cell table:style-name="ce2" office:value-type="string" calcext:value-type="string">
            <text:p>Rue Potagère</text:p>
          </table:table-cell>
          <table:table-cell table:style-name="ce2" office:value-type="string" calcext:value-type="string">
            <text:p>Warmo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0];&quot;/&quot;;[.B290])" office:value-type="string" office:string-value="https://osm.org/relation/3253354" calcext:value-type="string">
            <text:p>https://osm.org/relation/3253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89" calcext:value-type="float">
            <text:p>3253389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1];&quot;/&quot;;[.B291])" office:value-type="string" office:string-value="https://osm.org/relation/3253389" calcext:value-type="string">
            <text:p>https://osm.org/relation/32533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92" calcext:value-type="float">
            <text:p>3253392</text:p>
          </table:table-cell>
          <table:table-cell table:style-name="ce2" office:value-type="string" calcext:value-type="string">
            <text:p>Rue de la Limite</text:p>
          </table:table-cell>
          <table:table-cell table:style-name="ce2" office:value-type="string" calcext:value-type="string">
            <text:p>Gr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2];&quot;/&quot;;[.B292])" office:value-type="string" office:string-value="https://osm.org/relation/3253392" calcext:value-type="string">
            <text:p>https://osm.org/relation/32533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77" calcext:value-type="float">
            <text:p>3256877</text:p>
          </table:table-cell>
          <table:table-cell table:style-name="ce2" office:value-type="string" calcext:value-type="string">
            <text:p>Rue Hobbema</text:p>
          </table:table-cell>
          <table:table-cell table:style-name="ce2" office:value-type="string" calcext:value-type="string">
            <text:p>Hobbemastraat</text:p>
          </table:table-cell>
          <table:table-cell table:style-name="ce2" office:value-type="string" calcext:value-type="string">
            <text:p>Q3369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93];&quot;/&quot;;[.B293])" office:value-type="string" office:string-value="https://osm.org/relation/3256877" calcext:value-type="string">
            <text:p>https://osm.org/relation/3256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86" calcext:value-type="float">
            <text:p>3256886</text:p>
          </table:table-cell>
          <table:table-cell table:style-name="ce2" office:value-type="string" calcext:value-type="string">
            <text:p>Rue Van Ostade</text:p>
          </table:table-cell>
          <table:table-cell table:style-name="ce2" office:value-type="string" calcext:value-type="string">
            <text:p>Van Ostadestraat</text:p>
          </table:table-cell>
          <table:table-cell table:style-name="ce2" office:value-type="string" calcext:value-type="string">
            <text:p>Q3524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94];&quot;/&quot;;[.B294])" office:value-type="string" office:string-value="https://osm.org/relation/3256886" calcext:value-type="string">
            <text:p>https://osm.org/relation/32568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01" calcext:value-type="float">
            <text:p>3256901</text:p>
          </table:table-cell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5];&quot;/&quot;;[.B295])" office:value-type="string" office:string-value="https://osm.org/relation/3256901" calcext:value-type="string">
            <text:p>https://osm.org/relation/3256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46" calcext:value-type="float">
            <text:p>3256946</text:p>
          </table:table-cell>
          <table:table-cell table:style-name="ce2" office:value-type="string" calcext:value-type="string">
            <text:p>Rue de Brabant</text:p>
          </table:table-cell>
          <table:table-cell table:style-name="ce2" office:value-type="string" calcext:value-type="string">
            <text:p>Braba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6];&quot;/&quot;;[.B296])" office:value-type="string" office:string-value="https://osm.org/relation/3256946" calcext:value-type="string">
            <text:p>https://osm.org/relation/3256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49" calcext:value-type="float">
            <text:p>3256949</text:p>
          </table:table-cell>
          <table:table-cell table:style-name="ce2" office:value-type="string" calcext:value-type="string">
            <text:p>Rue des Plantes</text:p>
          </table:table-cell>
          <table:table-cell table:style-name="ce2" office:value-type="string" calcext:value-type="string">
            <text:p>Pla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7];&quot;/&quot;;[.B297])" office:value-type="string" office:string-value="https://osm.org/relation/3256949" calcext:value-type="string">
            <text:p>https://osm.org/relation/32569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50" calcext:value-type="float">
            <text:p>3256950</text:p>
          </table:table-cell>
          <table:table-cell table:style-name="ce2" office:value-type="string" calcext:value-type="string">
            <text:p>Rue Linné</text:p>
          </table:table-cell>
          <table:table-cell table:style-name="ce2" office:value-type="string" calcext:value-type="string">
            <text:p>Linnéstraat</text:p>
          </table:table-cell>
          <table:table-cell table:style-name="ce2" office:value-type="string" calcext:value-type="string">
            <text:p>Q10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298];&quot;/&quot;;[.B298])" office:value-type="string" office:string-value="https://osm.org/relation/3256950" calcext:value-type="string">
            <text:p>https://osm.org/relation/32569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64" calcext:value-type="float">
            <text:p>3256964</text:p>
          </table:table-cell>
          <table:table-cell table:style-name="ce2" office:value-type="string" calcext:value-type="string">
            <text:p>Rue des Secours</text:p>
          </table:table-cell>
          <table:table-cell table:style-name="ce2" office:value-type="string" calcext:value-type="string">
            <text:p>Hul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299];&quot;/&quot;;[.B299])" office:value-type="string" office:string-value="https://osm.org/relation/3256964" calcext:value-type="string">
            <text:p>https://osm.org/relation/3256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69" calcext:value-type="float">
            <text:p>3256969</text:p>
          </table:table-cell>
          <table:table-cell table:style-name="ce2" office:value-type="string" calcext:value-type="string">
            <text:p>Rue Verte</text:p>
          </table:table-cell>
          <table:table-cell table:style-name="ce2" office:value-type="string" calcext:value-type="string">
            <text:p>Gr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00];&quot;/&quot;;[.B300])" office:value-type="string" office:string-value="https://osm.org/relation/3256969" calcext:value-type="string">
            <text:p>https://osm.org/relation/3256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9" calcext:value-type="float">
            <text:p>3256989</text:p>
          </table:table-cell>
          <table:table-cell table:style-name="ce2" office:value-type="string" calcext:value-type="string">
            <text:p>Rue de la Poste</text:p>
          </table:table-cell>
          <table:table-cell table:style-name="ce2" office:value-type="string" calcext:value-type="string">
            <text:p>Po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01];&quot;/&quot;;[.B301])" office:value-type="string" office:string-value="https://osm.org/relation/3256989" calcext:value-type="string">
            <text:p>https://osm.org/relation/3256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7010" calcext:value-type="float">
            <text:p>3257010</text:p>
          </table:table-cell>
          <table:table-cell table:style-name="ce2" office:value-type="string" calcext:value-type="string">
            <text:p>Rue Royale</text:p>
          </table:table-cell>
          <table:table-cell table:style-name="ce2" office:value-type="string" calcext:value-type="string">
            <text:p>Kon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02];&quot;/&quot;;[.B302])" office:value-type="string" office:string-value="https://osm.org/relation/3257010" calcext:value-type="string">
            <text:p>https://osm.org/relation/3257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0253" calcext:value-type="float">
            <text:p>3370253</text:p>
          </table:table-cell>
          <table:table-cell table:style-name="ce2" office:value-type="string" calcext:value-type="string">
            <text:p>Rue du Tilleul</text:p>
          </table:table-cell>
          <table:table-cell table:style-name="ce2" office:value-type="string" calcext:value-type="string">
            <text:p>Lin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03];&quot;/&quot;;[.B303])" office:value-type="string" office:string-value="https://osm.org/relation/3370253" calcext:value-type="string">
            <text:p>https://osm.org/relation/33702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0847" calcext:value-type="float">
            <text:p>3370847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04];&quot;/&quot;;[.B304])" office:value-type="string" office:string-value="https://osm.org/relation/3370847" calcext:value-type="string">
            <text:p>https://osm.org/relation/3370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1441" calcext:value-type="float">
            <text:p>3371441</text:p>
          </table:table-cell>
          <table:table-cell table:style-name="ce2" office:value-type="string" calcext:value-type="string">
            <text:p>Rue Pierre Mattheussens</text:p>
          </table:table-cell>
          <table:table-cell table:style-name="ce2" office:value-type="string" calcext:value-type="string">
            <text:p>Pieter Mattheuss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305];&quot;/&quot;;[.B305])" office:value-type="string" office:string-value="https://osm.org/relation/3371441" calcext:value-type="string">
            <text:p>https://osm.org/relation/33714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371" calcext:value-type="float">
            <text:p>3375371</text:p>
          </table:table-cell>
          <table:table-cell table:style-name="ce2" office:value-type="string" calcext:value-type="string">
            <text:p>Rue Walckiers</text:p>
          </table:table-cell>
          <table:table-cell table:style-name="ce2" office:value-type="string" calcext:value-type="string">
            <text:p>Walcki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306];&quot;/&quot;;[.B306])" office:value-type="string" office:string-value="https://osm.org/relation/3375371" calcext:value-type="string">
            <text:p>https://osm.org/relation/3375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381" calcext:value-type="float">
            <text:p>3375381</text:p>
          </table:table-cell>
          <table:table-cell table:style-name="ce2" office:value-type="string" calcext:value-type="string">
            <text:p>Rue Stroobants</text:p>
          </table:table-cell>
          <table:table-cell table:style-name="ce2" office:value-type="string" calcext:value-type="string">
            <text:p>Strooban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name</text:p>
          </table:table-cell>
          <table:table-cell table:style-name="ce10" table:formula="of:=CONCATENATE(&quot;https://osm.org/&quot;;[.A307];&quot;/&quot;;[.B307])" office:value-type="string" office:string-value="https://osm.org/relation/3375381" calcext:value-type="string">
            <text:p>https://osm.org/relation/33753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844" calcext:value-type="float">
            <text:p>3375844</text:p>
          </table:table-cell>
          <table:table-cell table:style-name="ce2" office:value-type="string" calcext:value-type="string">
            <text:p>Rue Pierre Alderson</text:p>
          </table:table-cell>
          <table:table-cell table:style-name="ce2" office:value-type="string" calcext:value-type="string">
            <text:p>Pieter Alders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308];&quot;/&quot;;[.B308])" office:value-type="string" office:string-value="https://osm.org/relation/3375844" calcext:value-type="string">
            <text:p>https://osm.org/relation/33758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860" calcext:value-type="float">
            <text:p>3375860</text:p>
          </table:table-cell>
          <table:table-cell table:style-name="ce2" office:value-type="string" calcext:value-type="string">
            <text:p>Rue Henri Van Hamme</text:p>
          </table:table-cell>
          <table:table-cell table:style-name="ce2" office:value-type="string" calcext:value-type="string">
            <text:p>Hendrik Van Hamm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309];&quot;/&quot;;[.B309])" office:value-type="string" office:string-value="https://osm.org/relation/3375860" calcext:value-type="string">
            <text:p>https://osm.org/relation/33758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5867" calcext:value-type="float">
            <text:p>3375867</text:p>
          </table:table-cell>
          <table:table-cell table:style-name="ce2" office:value-type="string" calcext:value-type="string">
            <text:p>Rue Edouard Stuckens</text:p>
          </table:table-cell>
          <table:table-cell table:style-name="ce2" office:value-type="string" calcext:value-type="string">
            <text:p>Edward Stuck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0" table:formula="of:=CONCATENATE(&quot;https://osm.org/&quot;;[.A310];&quot;/&quot;;[.B310])" office:value-type="string" office:string-value="https://osm.org/relation/3375867" calcext:value-type="string">
            <text:p>https://osm.org/relation/33758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6" calcext:value-type="float">
            <text:p>3466966</text:p>
          </table:table-cell>
          <table:table-cell table:style-name="ce2" office:value-type="string" calcext:value-type="string">
            <text:p>Place Masui</text:p>
          </table:table-cell>
          <table:table-cell table:style-name="ce2" office:value-type="string" calcext:value-type="string">
            <text:p>Masuiplein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1];&quot;/&quot;;[.B311])" office:value-type="string" office:string-value="https://osm.org/relation/3466966" calcext:value-type="string">
            <text:p>https://osm.org/relation/34669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8" calcext:value-type="float">
            <text:p>3466968</text:p>
          </table:table-cell>
          <table:table-cell table:style-name="ce2" office:value-type="string" calcext:value-type="string">
            <text:p>Rue François-Joseph Navez</text:p>
          </table:table-cell>
          <table:table-cell table:style-name="ce2" office:value-type="string" calcext:value-type="string">
            <text:p>François-Joseph Navezstraat</text:p>
          </table:table-cell>
          <table:table-cell table:style-name="ce2" office:value-type="string" calcext:value-type="string">
            <text:p>Q6476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2];&quot;/&quot;;[.B312])" office:value-type="string" office:string-value="https://osm.org/relation/3466968" calcext:value-type="string">
            <text:p>https://osm.org/relation/3466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69" calcext:value-type="float">
            <text:p>3466969</text:p>
          </table:table-cell>
          <table:table-cell table:style-name="ce2" office:value-type="string" calcext:value-type="string">
            <text:p>Rue Masui Prolongée</text:p>
          </table:table-cell>
          <table:table-cell table:style-name="ce2" office:value-type="string" calcext:value-type="string">
            <text:p>Verlengde Masuistraat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3];&quot;/&quot;;[.B313])" office:value-type="string" office:string-value="https://osm.org/relation/3466969" calcext:value-type="string">
            <text:p>https://osm.org/relation/3466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0" calcext:value-type="float">
            <text:p>3466970</text:p>
          </table:table-cell>
          <table:table-cell table:style-name="ce2" office:value-type="string" calcext:value-type="string">
            <text:p>Rue Stephenson</text:p>
          </table:table-cell>
          <table:table-cell table:style-name="ce2" office:value-type="string" calcext:value-type="string">
            <text:p>Stephensonstraat</text:p>
          </table:table-cell>
          <table:table-cell table:style-name="ce2" office:value-type="string" calcext:value-type="string">
            <text:p>Q1336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4];&quot;/&quot;;[.B314])" office:value-type="string" office:string-value="https://osm.org/relation/3466970" calcext:value-type="string">
            <text:p>https://osm.org/relation/34669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1" calcext:value-type="float">
            <text:p>3466971</text:p>
          </table:table-cell>
          <table:table-cell table:style-name="ce2" office:value-type="string" calcext:value-type="string">
            <text:p>Rue des Palais</text:p>
          </table:table-cell>
          <table:table-cell table:style-name="ce2" office:value-type="string" calcext:value-type="string">
            <text:p>Palei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15];&quot;/&quot;;[.B315])" office:value-type="string" office:string-value="https://osm.org/relation/3466971" calcext:value-type="string">
            <text:p>https://osm.org/relation/3466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66972" calcext:value-type="float">
            <text:p>3466972</text:p>
          </table:table-cell>
          <table:table-cell table:style-name="ce2" office:value-type="string" calcext:value-type="string">
            <text:p>Rue du Pavillon</text:p>
          </table:table-cell>
          <table:table-cell table:style-name="ce2" office:value-type="string" calcext:value-type="string">
            <text:p>Pavilj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16];&quot;/&quot;;[.B316])" office:value-type="string" office:string-value="https://osm.org/relation/3466972" calcext:value-type="string">
            <text:p>https://osm.org/relation/34669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435" calcext:value-type="float">
            <text:p>3472435</text:p>
          </table:table-cell>
          <table:table-cell table:style-name="ce2" office:value-type="string" calcext:value-type="string">
            <text:p>Avenue de la Reine</text:p>
          </table:table-cell>
          <table:table-cell table:style-name="ce2" office:value-type="string" calcext:value-type="string">
            <text:p>Koninginn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CONCATENATE(&quot;https://osm.org/&quot;;[.A317];&quot;/&quot;;[.B317])" office:value-type="string" office:string-value="https://osm.org/relation/3472435" calcext:value-type="string">
            <text:p>https://osm.org/relation/34724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436" calcext:value-type="float">
            <text:p>3472436</text:p>
          </table:table-cell>
          <table:table-cell table:style-name="ce2" office:value-type="string" calcext:value-type="string">
            <text:p>Rue du Pont de l'Avenue</text:p>
          </table:table-cell>
          <table:table-cell table:style-name="ce2" office:value-type="string" calcext:value-type="string">
            <text:p>Laanbru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CONCATENATE(&quot;https://osm.org/&quot;;[.A318];&quot;/&quot;;[.B318])" office:value-type="string" office:string-value="https://osm.org/relation/3472436" calcext:value-type="string">
            <text:p>https://osm.org/relation/34724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2" calcext:value-type="float">
            <text:p>3473332</text:p>
          </table:table-cell>
          <table:table-cell table:style-name="ce2" office:value-type="string" calcext:value-type="string">
            <text:p>Rue Masui</text:p>
          </table:table-cell>
          <table:table-cell table:style-name="ce2" office:value-type="string" calcext:value-type="string">
            <text:p>Masuistraat</text:p>
          </table:table-cell>
          <table:table-cell table:style-name="ce2" office:value-type="string" calcext:value-type="string">
            <text:p>Q3164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19];&quot;/&quot;;[.B319])" office:value-type="string" office:string-value="https://osm.org/relation/3473332" calcext:value-type="string">
            <text:p>https://osm.org/relation/3473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33" calcext:value-type="float">
            <text:p>3493433</text:p>
          </table:table-cell>
          <table:table-cell table:style-name="ce2" office:value-type="string" calcext:value-type="string">
            <text:p>Boulevard Brand Whitlock</text:p>
          </table:table-cell>
          <table:table-cell table:style-name="ce2" office:value-type="string" calcext:value-type="string">
            <text:p>Brand Whitlocklaan</text:p>
          </table:table-cell>
          <table:table-cell table:style-name="ce2" office:value-type="string" calcext:value-type="string">
            <text:p>Q7533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20];&quot;/&quot;;[.B320])" office:value-type="string" office:string-value="https://osm.org/relation/3493433" calcext:value-type="string">
            <text:p>https://osm.org/relation/3493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86" calcext:value-type="float">
            <text:p>3493486</text:p>
          </table:table-cell>
          <table:table-cell table:style-name="ce2" office:value-type="string" calcext:value-type="string">
            <text:p>Square Vergote</text:p>
          </table:table-cell>
          <table:table-cell table:style-name="ce2" office:value-type="string" calcext:value-type="string">
            <text:p>Vergoteplein</text:p>
          </table:table-cell>
          <table:table-cell table:style-name="ce2" office:value-type="string" calcext:value-type="string">
            <text:p>Q2124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21];&quot;/&quot;;[.B321])" office:value-type="string" office:string-value="https://osm.org/relation/3493486" calcext:value-type="string">
            <text:p>https://osm.org/relation/34934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94" calcext:value-type="float">
            <text:p>3493494</text:p>
          </table:table-cell>
          <table:table-cell table:style-name="ce2" office:value-type="string" calcext:value-type="string">
            <text:p>Square Levie</text:p>
          </table:table-cell>
          <table:table-cell table:style-name="ce2" office:value-type="string" calcext:value-type="string">
            <text:p>Levieplein</text:p>
          </table:table-cell>
          <table:table-cell table:style-name="ce2" office:value-type="string" calcext:value-type="string">
            <text:p>Q1173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22];&quot;/&quot;;[.B322])" office:value-type="string" office:string-value="https://osm.org/relation/3493494" calcext:value-type="string">
            <text:p>https://osm.org/relation/3493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51667" calcext:value-type="float">
            <text:p>6651667</text:p>
          </table:table-cell>
          <table:table-cell table:style-name="ce2" office:value-type="string" calcext:value-type="string">
            <text:p>Place Wappers</text:p>
          </table:table-cell>
          <table:table-cell table:style-name="ce2" office:value-type="string" calcext:value-type="string">
            <text:p>Wappersplein</text:p>
          </table:table-cell>
          <table:table-cell table:style-name="ce2" office:value-type="string" calcext:value-type="string">
            <text:p>Q7278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CONCATENATE(&quot;https://osm.org/&quot;;[.A323];&quot;/&quot;;[.B323])" office:value-type="string" office:string-value="https://osm.org/relation/6651667" calcext:value-type="string">
            <text:p>https://osm.org/relation/6651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bert Desenfans</text:p>
          </table:table-cell>
          <table:table-cell table:style-name="ce2" office:value-type="string" calcext:value-type="string">
            <text:p>Albert Desenfanslaan</text:p>
          </table:table-cell>
          <table:table-cell table:style-name="ce2" office:value-type="string" calcext:value-type="string">
            <text:p>Q26306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4];&quot;,schaerbeek&quot;))" office:value-type="string" office:string-value="https://osm.org/search?query=Avenue Albert Desenfans,schaerbeek" calcext:value-type="string">
            <text:p>https://osm.org/search?query=Avenue Albert Desenfan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mbassadeur Van Vollenhoven</text:p>
          </table:table-cell>
          <table:table-cell table:style-name="ce2" office:value-type="string" calcext:value-type="string">
            <text:p>Ambassadeur Van Vollenhovenlaan</text:p>
          </table:table-cell>
          <table:table-cell table:style-name="ce2" office:value-type="string" calcext:value-type="string">
            <text:p>Q762868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5];&quot;,schaerbeek&quot;))" office:value-type="string" office:string-value="https://osm.org/search?query=Avenue Ambassadeur Van Vollenhoven,schaerbeek" calcext:value-type="string">
            <text:p>https://osm.org/search?query=Avenue Ambassadeur Van Vollenhove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rbo</text:p>
          </table:table-cell>
          <table:table-cell table:style-name="ce2" office:value-type="string" calcext:value-type="string">
            <text:p>Charbolaan</text:p>
          </table:table-cell>
          <table:table-cell table:style-name="ce2" office:value-type="string" calcext:value-type="string">
            <text:p>Q3267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6];&quot;,schaerbeek&quot;))" office:value-type="string" office:string-value="https://osm.org/search?query=Avenue Charbo,schaerbeek" calcext:value-type="string">
            <text:p>https://osm.org/search?query=Avenue Charbo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ailly</text:p>
          </table:table-cell>
          <table:table-cell table:style-name="ce2" office:value-type="string" calcext:value-type="string">
            <text:p>Daillylaan</text:p>
          </table:table-cell>
          <table:table-cell table:style-name="ce2" office:value-type="string" calcext:value-type="string">
            <text:p>Q30598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7];&quot;,schaerbeek&quot;))" office:value-type="string" office:string-value="https://osm.org/search?query=Avenue Dailly,schaerbeek" calcext:value-type="string">
            <text:p>https://osm.org/search?query=Avenue Dailly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rnest Renan</text:p>
          </table:table-cell>
          <table:table-cell table:style-name="ce2" office:value-type="string" calcext:value-type="string">
            <text:p>Ernest Renanlaan</text:p>
          </table:table-cell>
          <table:table-cell table:style-name="ce2" office:value-type="string" calcext:value-type="string">
            <text:p>Q1571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8];&quot;,schaerbeek&quot;))" office:value-type="string" office:string-value="https://osm.org/search?query=Avenue Ernest Renan,schaerbeek" calcext:value-type="string">
            <text:p>https://osm.org/search?query=Avenue Ernest Rena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s Courtens</text:p>
          </table:table-cell>
          <table:table-cell table:style-name="ce2" office:value-type="string" calcext:value-type="string">
            <text:p>Frans Courtenslaan</text:p>
          </table:table-cell>
          <table:table-cell table:style-name="ce2" office:value-type="string" calcext:value-type="string">
            <text:p>Q6637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29];&quot;,schaerbeek&quot;))" office:value-type="string" office:string-value="https://osm.org/search?query=Avenue Frans Courtens,schaerbeek" calcext:value-type="string">
            <text:p>https://osm.org/search?query=Avenue Frans Courten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élix Marchal</text:p>
          </table:table-cell>
          <table:table-cell table:style-name="ce2" office:value-type="string" calcext:value-type="string">
            <text:p>Félix Marchal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30];&quot;,schaerbeek&quot;))" office:value-type="string" office:string-value="https://osm.org/search?query=Avenue Félix Marchal,schaerbeek" calcext:value-type="string">
            <text:p>https://osm.org/search?query=Avenue Félix Marchal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s Georgin</text:p>
          </table:table-cell>
          <table:table-cell table:style-name="ce2" office:value-type="string" calcext:value-type="string">
            <text:p>Jacques Georginlaan</text:p>
          </table:table-cell>
          <table:table-cell table:style-name="ce2" office:value-type="string" calcext:value-type="string">
            <text:p>Q28258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31];&quot;,schaerbeek&quot;))" office:value-type="string" office:string-value="https://osm.org/search?query=Avenue Jacques Georgin,schaerbeek" calcext:value-type="string">
            <text:p>https://osm.org/search?query=Avenue Jacques Georgi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 Bertrand</text:p>
          </table:table-cell>
          <table:table-cell table:style-name="ce2" office:value-type="string" calcext:value-type="string">
            <text:p>Louis Bertrandlaan</text:p>
          </table:table-cell>
          <table:table-cell table:style-name="ce2" office:value-type="string" calcext:value-type="string">
            <text:p>Q268855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32];&quot;,schaerbeek&quot;))" office:value-type="string" office:string-value="https://osm.org/search?query=Avenue Louis Bertrand,schaerbeek" calcext:value-type="string">
            <text:p>https://osm.org/search?query=Avenue Louis Bertrand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éonard Mommaerts</text:p>
          </table:table-cell>
          <table:table-cell table:style-name="ce2" office:value-type="string" calcext:value-type="string">
            <text:p>Leonard Mommaert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33];&quot;,schaerbeek&quot;))" office:value-type="string" office:string-value="https://osm.org/search?query=Avenue Léonard Mommaerts,schaerbeek" calcext:value-type="string">
            <text:p>https://osm.org/search?query=Avenue Léonard Mommaert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nplaisir</text:p>
          </table:table-cell>
          <table:table-cell table:style-name="ce2" office:value-type="string" calcext:value-type="string">
            <text:p>Monplaisi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34];&quot;,schaerbeek&quot;))" office:value-type="string" office:string-value="https://osm.org/search?query=Avenue Monplaisir,schaerbeek" calcext:value-type="string">
            <text:p>https://osm.org/search?query=Avenue Monplaisi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ogier</text:p>
          </table:table-cell>
          <table:table-cell table:style-name="ce2" office:value-type="string" calcext:value-type="string">
            <text:p>Rogierlaan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35];&quot;,schaerbeek&quot;))" office:value-type="string" office:string-value="https://osm.org/search?query=Avenue Rogier,schaerbeek" calcext:value-type="string">
            <text:p>https://osm.org/search?query=Avenue Rogie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Héliport</text:p>
          </table:table-cell>
          <table:table-cell table:style-name="ce2" office:value-type="string" calcext:value-type="string">
            <text:p>Heli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36];&quot;,schaerbeek&quot;))" office:value-type="string" office:string-value="https://osm.org/search?query=Avenue de l'Héliport,schaerbeek" calcext:value-type="string">
            <text:p>https://osm.org/search?query=Avenue de l'Héliport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hevalerie</text:p>
          </table:table-cell>
          <table:table-cell table:style-name="ce2" office:value-type="string" calcext:value-type="string">
            <text:p>Ridderschap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37];&quot;,schaerbeek&quot;))" office:value-type="string" office:string-value="https://osm.org/search?query=Avenue de la Chevalerie,schaerbeek" calcext:value-type="string">
            <text:p>https://osm.org/search?query=Avenue de la Chevaleri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los</text:p>
          </table:table-cell>
          <table:table-cell table:style-name="ce2" office:value-type="string" calcext:value-type="string">
            <text:p>Gaar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38];&quot;,schaerbeek&quot;))" office:value-type="string" office:string-value="https://osm.org/search?query=Avenue des Clos,schaerbeek" calcext:value-type="string">
            <text:p>https://osm.org/search?query=Avenue des Clo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Suffrage Universel</text:p>
          </table:table-cell>
          <table:table-cell table:style-name="ce2" office:value-type="string" calcext:value-type="string">
            <text:p>Algemeen Stemre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39];&quot;,schaerbeek&quot;))" office:value-type="string" office:string-value="https://osm.org/search?query=Avenue du Suffrage Universel,schaerbeek" calcext:value-type="string">
            <text:p>https://osm.org/search?query=Avenue du Suffrage Universel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Simon Bolivar</text:p>
          </table:table-cell>
          <table:table-cell table:style-name="ce2" office:value-type="string" calcext:value-type="string">
            <text:p>Simon Bolivarlaan</text:p>
          </table:table-cell>
          <table:table-cell table:style-name="ce2" office:value-type="string" calcext:value-type="string">
            <text:p>Q8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40];&quot;,schaerbeek&quot;))" office:value-type="string" office:string-value="https://osm.org/search?query=Boulevard Simon Bolivar,schaerbeek" calcext:value-type="string">
            <text:p>https://osm.org/search?query=Boulevard Simon Boliva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Forgeron</text:p>
          </table:table-cell>
          <table:table-cell table:style-name="ce2" office:value-type="string" calcext:value-type="string">
            <text:p>Smid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1];&quot;,schaerbeek&quot;))" office:value-type="string" office:string-value="https://osm.org/search?query=Chemin du Forgeron,schaerbeek" calcext:value-type="string">
            <text:p>https://osm.org/search?query=Chemin du Forger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l'Oasis</text:p>
          </table:table-cell>
          <table:table-cell table:style-name="ce2" office:value-type="string" calcext:value-type="string">
            <text:p>Oasebinnenho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2];&quot;,schaerbeek&quot;))" office:value-type="string" office:string-value="https://osm.org/search?query=Clos de l'Oasis,schaerbeek" calcext:value-type="string">
            <text:p>https://osm.org/search?query=Clos de l'Oasi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Artistes</text:p>
          </table:table-cell>
          <table:table-cell table:style-name="ce2" office:value-type="string" calcext:value-type="string">
            <text:p>Kunstenaar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3];&quot;,schaerbeek&quot;))" office:value-type="string" office:string-value="https://osm.org/search?query=Clos des Artistes,schaerbeek" calcext:value-type="string">
            <text:p>https://osm.org/search?query=Clos des Artiste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Fleurs</text:p>
          </table:table-cell>
          <table:table-cell table:style-name="ce2" office:value-type="string" calcext:value-type="string">
            <text:p>Bloem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4];&quot;,schaerbeek&quot;))" office:value-type="string" office:string-value="https://osm.org/search?query=Clos des Fleurs,schaerbeek" calcext:value-type="string">
            <text:p>https://osm.org/search?query=Clos des Fleur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Mouettes</text:p>
          </table:table-cell>
          <table:table-cell table:style-name="ce2" office:value-type="string" calcext:value-type="string">
            <text:p>Meeuw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5];&quot;,schaerbeek&quot;))" office:value-type="string" office:string-value="https://osm.org/search?query=Clos des Mouettes,schaerbeek" calcext:value-type="string">
            <text:p>https://osm.org/search?query=Clos des Mouette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Poètes</text:p>
          </table:table-cell>
          <table:table-cell table:style-name="ce2" office:value-type="string" calcext:value-type="string">
            <text:p>Dichter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6];&quot;,schaerbeek&quot;))" office:value-type="string" office:string-value="https://osm.org/search?query=Clos des Poètes,schaerbeek" calcext:value-type="string">
            <text:p>https://osm.org/search?query=Clos des Poète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Recteur Van Waeyenbergh</text:p>
          </table:table-cell>
          <table:table-cell table:style-name="ce2" office:value-type="string" calcext:value-type="string">
            <text:p>Rector Van Waeyenberghdreef</text:p>
          </table:table-cell>
          <table:table-cell table:style-name="ce2" office:value-type="string" calcext:value-type="string">
            <text:p>Q22488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47];&quot;,schaerbeek&quot;))" office:value-type="string" office:string-value="https://osm.org/search?query=Drève Recteur Van Waeyenbergh,schaerbeek" calcext:value-type="string">
            <text:p>https://osm.org/search?query=Drève Recteur Van Waeyenbergh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rande rue au Bois</text:p>
          </table:table-cell>
          <table:table-cell table:style-name="ce2" office:value-type="string" calcext:value-type="string">
            <text:p>Grote 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8];&quot;,schaerbeek&quot;))" office:value-type="string" office:string-value="https://osm.org/search?query=Grande rue au Bois,schaerbeek" calcext:value-type="string">
            <text:p>https://osm.org/search?query=Grande rue au Boi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entathlon</text:p>
          </table:table-cell>
          <table:table-cell table:style-name="ce2" office:value-type="string" calcext:value-type="string">
            <text:p>Pentathl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49];&quot;,schaerbeek&quot;))" office:value-type="string" office:string-value="https://osm.org/search?query=Avenue du Pentathlon,schaerbeek" calcext:value-type="string">
            <text:p>https://osm.org/search?query=Avenue du Pentathl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olonel Bremer</text:p>
          </table:table-cell>
          <table:table-cell table:style-name="ce2" office:value-type="string" calcext:value-type="string">
            <text:p>Kolonel Bremerplein</text:p>
          </table:table-cell>
          <table:table-cell table:style-name="ce2" office:value-type="string" calcext:value-type="string">
            <text:p>Q342592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0];&quot;,schaerbeek&quot;))" office:value-type="string" office:string-value="https://osm.org/search?query=Place Colonel Bremer,schaerbeek" calcext:value-type="string">
            <text:p>https://osm.org/search?query=Place Colonel Breme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ailly</text:p>
          </table:table-cell>
          <table:table-cell table:style-name="ce2" office:value-type="string" calcext:value-type="string">
            <text:p>Daillyplein</text:p>
          </table:table-cell>
          <table:table-cell table:style-name="ce2" office:value-type="string" calcext:value-type="string">
            <text:p>Q30598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1];&quot;,schaerbeek&quot;))" office:value-type="string" office:string-value="https://osm.org/search?query=Place Dailly,schaerbeek" calcext:value-type="string">
            <text:p>https://osm.org/search?query=Place Dailly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Eugène Verboekhoven</text:p>
          </table:table-cell>
          <table:table-cell table:style-name="ce2" office:value-type="string" calcext:value-type="string">
            <text:p>Eugène Verboekhovenplein</text:p>
          </table:table-cell>
          <table:table-cell table:style-name="ce2" office:value-type="string" calcext:value-type="string">
            <text:p>Q13537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2];&quot;,schaerbeek&quot;))" office:value-type="string" office:string-value="https://osm.org/search?query=Place Eugène Verboekhoven,schaerbeek" calcext:value-type="string">
            <text:p>https://osm.org/search?query=Place Eugène Verboekhove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Général Meiser</text:p>
          </table:table-cell>
          <table:table-cell table:style-name="ce2" office:value-type="string" calcext:value-type="string">
            <text:p>Generaal Meiserplein</text:p>
          </table:table-cell>
          <table:table-cell table:style-name="ce2" office:value-type="string" calcext:value-type="string">
            <text:p>Q31642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3];&quot;,schaerbeek&quot;))" office:value-type="string" office:string-value="https://osm.org/search?query=Place Général Meiser,schaerbeek" calcext:value-type="string">
            <text:p>https://osm.org/search?query=Place Général Meise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ehon</text:p>
          </table:table-cell>
          <table:table-cell table:style-name="ce2" office:value-type="string" calcext:value-type="string">
            <text:p>Lehonplein</text:p>
          </table:table-cell>
          <table:table-cell table:style-name="ce2" office:value-type="string" calcext:value-type="string">
            <text:p>Q23872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4];&quot;,schaerbeek&quot;))" office:value-type="string" office:string-value="https://osm.org/search?query=Place Lehon,schaerbeek" calcext:value-type="string">
            <text:p>https://osm.org/search?query=Place Leh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iedts</text:p>
          </table:table-cell>
          <table:table-cell table:style-name="ce2" office:value-type="string" calcext:value-type="string">
            <text:p>Liedtsplein</text:p>
          </table:table-cell>
          <table:table-cell table:style-name="ce2" office:value-type="string" calcext:value-type="string">
            <text:p>Q3586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5];&quot;,schaerbeek&quot;))" office:value-type="string" office:string-value="https://osm.org/search?query=Place Liedts,schaerbeek" calcext:value-type="string">
            <text:p>https://osm.org/search?query=Place Liedt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Pogge</text:p>
          </table:table-cell>
          <table:table-cell table:style-name="ce2" office:value-type="string" calcext:value-type="string">
            <text:p>Pogge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56];&quot;,schaerbeek&quot;))" office:value-type="string" office:string-value="https://osm.org/search?query=Place Pogge,schaerbeek" calcext:value-type="string">
            <text:p>https://osm.org/search?query=Place Pogg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imon Bolivar</text:p>
          </table:table-cell>
          <table:table-cell table:style-name="ce2" office:value-type="string" calcext:value-type="string">
            <text:p>Simon Bolivarplein</text:p>
          </table:table-cell>
          <table:table-cell table:style-name="ce2" office:value-type="string" calcext:value-type="string">
            <text:p>Q86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57];&quot;,schaerbeek&quot;))" office:value-type="string" office:string-value="https://osm.org/search?query=Place Simon Bolivar,schaerbeek" calcext:value-type="string">
            <text:p>https://osm.org/search?query=Place Simon Boliva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Jamblinne de Meux</text:p>
          </table:table-cell>
          <table:table-cell table:style-name="ce2" office:value-type="string" calcext:value-type="string">
            <text:p>de Jamblinne de Meuxplein</text:p>
          </table:table-cell>
          <table:table-cell table:style-name="ce2" office:value-type="string" calcext:value-type="string">
            <text:p>Q262121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De_Jamblinne_de_Meux" xlink:type="simple">https://nl.wikipedia.org/wiki/De_Jamblinne_de_Meux</text:a></text:p>
          </table:table-cell>
          <table:table-cell/>
          <table:table-cell table:style-name="ce11" table:formula="of:=HYPERLINK(CONCATENATE(&quot;https://osm.org/search?query=&quot;; [.C358];&quot;,schaerbeek&quot;))" office:value-type="string" office:string-value="https://osm.org/search?query=Place de Jamblinne de Meux,schaerbeek" calcext:value-type="string">
            <text:p>https://osm.org/search?query=Place de Jamblinne de Meux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a Reine</text:p>
          </table:table-cell>
          <table:table-cell table:style-name="ce2" office:value-type="string" calcext:value-type="string">
            <text:p>Koninginneplei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1" table:formula="of:=HYPERLINK(CONCATENATE(&quot;https://osm.org/search?query=&quot;; [.C359];&quot;,schaerbeek&quot;))" office:value-type="string" office:string-value="https://osm.org/search?query=Place de la Reine,schaerbeek" calcext:value-type="string">
            <text:p>https://osm.org/search?query=Place de la Rein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s Chasseurs Ardennais</text:p>
          </table:table-cell>
          <table:table-cell table:style-name="ce2" office:value-type="string" calcext:value-type="string">
            <text:p>Ardense Jager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60];&quot;,schaerbeek&quot;))" office:value-type="string" office:string-value="https://osm.org/search?query=Place des Chasseurs Ardennais,schaerbeek" calcext:value-type="string">
            <text:p>https://osm.org/search?query=Place des Chasseurs Ardennai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Pavillion</text:p>
          </table:table-cell>
          <table:table-cell table:style-name="ce2" office:value-type="string" calcext:value-type="string">
            <text:p>Paviljo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61];&quot;,schaerbeek&quot;))" office:value-type="string" office:string-value="https://osm.org/search?query=Place du Pavillion,schaerbeek" calcext:value-type="string">
            <text:p>https://osm.org/search?query=Place du Pavilli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tte du Peuplier</text:p>
          </table:table-cell>
          <table:table-cell table:style-name="ce2" office:value-type="string" calcext:value-type="string">
            <text:p>Populierplein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62];&quot;,schaerbeek&quot;))" office:value-type="string" office:string-value="https://osm.org/search?query=Placette du Peuplier,schaerbeek" calcext:value-type="string">
            <text:p>https://osm.org/search?query=Placette du Peuplie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ont Borée</text:p>
          </table:table-cell>
          <table:table-cell table:style-name="ce2" office:value-type="string" calcext:value-type="string">
            <text:p>Boreabrug</text:p>
          </table:table-cell>
          <table:table-cell table:style-name="ce2" office:value-type="string" calcext:value-type="string">
            <text:p>Q10922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63];&quot;,schaerbeek&quot;))" office:value-type="string" office:string-value="https://osm.org/search?query=Pont Borée,schaerbeek" calcext:value-type="string">
            <text:p>https://osm.org/search?query=Pont Boré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ampe du Lion</text:p>
          </table:table-cell>
          <table:table-cell table:style-name="ce2" office:value-type="string" calcext:value-type="string">
            <text:p>Leeuwopri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64];&quot;,schaerbeek&quot;))" office:value-type="string" office:string-value="https://osm.org/search?query=Rampe du Lion,schaerbeek" calcext:value-type="string">
            <text:p>https://osm.org/search?query=Rampe du Li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rmand de Roo</text:p>
          </table:table-cell>
          <table:table-cell table:style-name="ce2" office:value-type="string" calcext:value-type="string">
            <text:p>Armand de Roo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Rue_Armand_de_Roo" xlink:type="simple">https://fr.wikipedia.org/wiki/Rue_Armand_de_Roo</text:a></text:p>
          </table:table-cell>
          <table:table-cell/>
          <table:table-cell table:style-name="ce11" table:formula="of:=HYPERLINK(CONCATENATE(&quot;https://osm.org/search?query=&quot;; [.C365];&quot;,schaerbeek&quot;))" office:value-type="string" office:string-value="https://osm.org/search?query=Rue Armand de Roo,schaerbeek" calcext:value-type="string">
            <text:p>https://osm.org/search?query=Rue Armand de Roo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guste De Boeck</text:p>
          </table:table-cell>
          <table:table-cell table:style-name="ce2" office:value-type="string" calcext:value-type="string">
            <text:p>August De Boeckstraat</text:p>
          </table:table-cell>
          <table:table-cell table:style-name="ce2" office:value-type="string" calcext:value-type="string">
            <text:p>Q7059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66];&quot;,schaerbeek&quot;))" office:value-type="string" office:string-value="https://osm.org/search?query=Rue Auguste De Boeck,schaerbeek" calcext:value-type="string">
            <text:p>https://osm.org/search?query=Rue Auguste De Boeck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rnest Laude</text:p>
          </table:table-cell>
          <table:table-cell table:style-name="ce2" office:value-type="string" calcext:value-type="string">
            <text:p>Ernest Laudestraat</text:p>
          </table:table-cell>
          <table:table-cell table:style-name="ce2" office:value-type="string" calcext:value-type="string">
            <text:p>Q30570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67];&quot;,schaerbeek&quot;))" office:value-type="string" office:string-value="https://osm.org/search?query=Rue Ernest Laude,schaerbeek" calcext:value-type="string">
            <text:p>https://osm.org/search?query=Rue Ernest Laud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çois Bossaerts</text:p>
          </table:table-cell>
          <table:table-cell table:style-name="ce2" office:value-type="string" calcext:value-type="string">
            <text:p>François Bossaertsstraat</text:p>
          </table:table-cell>
          <table:table-cell table:style-name="ce2" office:value-type="string" calcext:value-type="string">
            <text:p>Q30840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68];&quot;,schaerbeek&quot;))" office:value-type="string" office:string-value="https://osm.org/search?query=Rue François Bossaerts,schaerbeek" calcext:value-type="string">
            <text:p>https://osm.org/search?query=Rue François Bossaert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çois Degreef</text:p>
          </table:table-cell>
          <table:table-cell table:style-name="ce2" office:value-type="string" calcext:value-type="string">
            <text:p>François Degreef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69];&quot;,schaerbeek&quot;))" office:value-type="string" office:string-value="https://osm.org/search?query=Rue François Degreef,schaerbeek" calcext:value-type="string">
            <text:p>https://osm.org/search?query=Rue François Degreef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eefs</text:p>
          </table:table-cell>
          <table:table-cell table:style-name="ce2" office:value-type="string" calcext:value-type="string">
            <text:p>Geefsstraat</text:p>
          </table:table-cell>
          <table:table-cell table:style-name="ce2" office:value-type="string" calcext:value-type="string">
            <text:p>Q30903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0];&quot;,schaerbeek&quot;))" office:value-type="string" office:string-value="https://osm.org/search?query=Rue Geefs,schaerbeek" calcext:value-type="string">
            <text:p>https://osm.org/search?query=Rue Geef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oossens</text:p>
          </table:table-cell>
          <table:table-cell table:style-name="ce2" office:value-type="string" calcext:value-type="string">
            <text:p>Goossensstraat</text:p>
          </table:table-cell>
          <table:table-cell table:style-name="ce2" office:value-type="string" calcext:value-type="string">
            <text:p>Q28478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1];&quot;,schaerbeek&quot;))" office:value-type="string" office:string-value="https://osm.org/search?query=Rue Goossens,schaerbeek" calcext:value-type="string">
            <text:p>https://osm.org/search?query=Rue Goossen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uillaume Kennis</text:p>
          </table:table-cell>
          <table:table-cell table:style-name="ce2" office:value-type="string" calcext:value-type="string">
            <text:p>Guillaume Kennisstraat</text:p>
          </table:table-cell>
          <table:table-cell table:style-name="ce2" office:value-type="string" calcext:value-type="string">
            <text:p>Q31199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2];&quot;,schaerbeek&quot;))" office:value-type="string" office:string-value="https://osm.org/search?query=Rue Guillaume Kennis,schaerbeek" calcext:value-type="string">
            <text:p>https://osm.org/search?query=Rue Guillaume Kenni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ancart</text:p>
          </table:table-cell>
          <table:table-cell table:style-name="ce2" office:value-type="string" calcext:value-type="string">
            <text:p>Hanc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73];&quot;,schaerbeek&quot;))" office:value-type="string" office:string-value="https://osm.org/search?query=Rue Hancart,schaerbeek" calcext:value-type="string">
            <text:p>https://osm.org/search?query=Rue Hancart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rman</text:p>
          </table:table-cell>
          <table:table-cell table:style-name="ce2" office:value-type="string" calcext:value-type="string">
            <text:p>Hermanstraat</text:p>
          </table:table-cell>
          <table:table-cell table:style-name="ce2" office:value-type="string" calcext:value-type="string">
            <text:p>Q31656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4];&quot;,schaerbeek&quot;))" office:value-type="string" office:string-value="https://osm.org/search?query=Rue Herman,schaerbeek" calcext:value-type="string">
            <text:p>https://osm.org/search?query=Rue Herma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iedts</text:p>
          </table:table-cell>
          <table:table-cell table:style-name="ce2" office:value-type="string" calcext:value-type="string">
            <text:p>Liedtsstraat</text:p>
          </table:table-cell>
          <table:table-cell table:style-name="ce2" office:value-type="string" calcext:value-type="string">
            <text:p>Q3586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5];&quot;,schaerbeek&quot;))" office:value-type="string" office:string-value="https://osm.org/search?query=Rue Liedts,schaerbeek" calcext:value-type="string">
            <text:p>https://osm.org/search?query=Rue Liedt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des Ombiaux</text:p>
          </table:table-cell>
          <table:table-cell table:style-name="ce2" office:value-type="string" calcext:value-type="string">
            <text:p>Maurice des Ombiauxstraat</text:p>
          </table:table-cell>
          <table:table-cell table:style-name="ce2" office:value-type="string" calcext:value-type="string">
            <text:p>Q33006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6];&quot;,schaerbeek&quot;))" office:value-type="string" office:string-value="https://osm.org/search?query=Rue Maurice des Ombiaux,schaerbeek" calcext:value-type="string">
            <text:p>https://osm.org/search?query=Rue Maurice des Ombiaux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x Roos</text:p>
          </table:table-cell>
          <table:table-cell table:style-name="ce2" office:value-type="string" calcext:value-type="string">
            <text:p>Max Roosstraat</text:p>
          </table:table-cell>
          <table:table-cell table:style-name="ce2" office:value-type="string" calcext:value-type="string">
            <text:p>Q645899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7];&quot;,schaerbeek&quot;))" office:value-type="string" office:string-value="https://osm.org/search?query=Rue Max Roos,schaerbeek" calcext:value-type="string">
            <text:p>https://osm.org/search?query=Rue Max Roo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asson</text:p>
          </table:table-cell>
          <table:table-cell table:style-name="ce2" office:value-type="string" calcext:value-type="string">
            <text:p>Rass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78];&quot;,schaerbeek&quot;))" office:value-type="string" office:string-value="https://osm.org/search?query=Rue Rasson,schaerbeek" calcext:value-type="string">
            <text:p>https://osm.org/search?query=Rue Rass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uen-Bovie</text:p>
          </table:table-cell>
          <table:table-cell table:style-name="ce2" office:value-type="string" calcext:value-type="string">
            <text:p>Rouen-Bovi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79];&quot;,schaerbeek&quot;))" office:value-type="string" office:string-value="https://osm.org/search?query=Rue Rouen-Bovie,schaerbeek" calcext:value-type="string">
            <text:p>https://osm.org/search?query=Rue Rouen-Bovi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Ysendyck</text:p>
          </table:table-cell>
          <table:table-cell table:style-name="ce2" office:value-type="string" calcext:value-type="string">
            <text:p>Van Ysendyckstraat</text:p>
          </table:table-cell>
          <table:table-cell table:style-name="ce2" office:value-type="string" calcext:value-type="string">
            <text:p>Q23757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80];&quot;,schaerbeek&quot;))" office:value-type="string" office:string-value="https://osm.org/search?query=Rue Van Ysendyck,schaerbeek" calcext:value-type="string">
            <text:p>https://osm.org/search?query=Rue Van Ysendyck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erwée</text:p>
          </table:table-cell>
          <table:table-cell table:style-name="ce2" office:value-type="string" calcext:value-type="string">
            <text:p>Verwéestraat</text:p>
          </table:table-cell>
          <table:table-cell table:style-name="ce2" office:value-type="string" calcext:value-type="string">
            <text:p>Q28355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81];&quot;,schaerbeek&quot;))" office:value-type="string" office:string-value="https://osm.org/search?query=Rue Verwée,schaerbeek" calcext:value-type="string">
            <text:p>https://osm.org/search?query=Rue Verwé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ughem</text:p>
          </table:table-cell>
          <table:table-cell table:style-name="ce2" office:value-type="string" calcext:value-type="string">
            <text:p>de Beughem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://www.ebru.be/Streets/streets1030/bruxelles-1030-rue-de-beughem.html" xlink:type="simple">http://www.ebru.be/Streets/streets1030/bruxelles-1030-rue-de-beughem.html</text:a></text:p>
          </table:table-cell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82];&quot;,schaerbeek&quot;))" office:value-type="string" office:string-value="https://osm.org/search?query=Rue de Beughem,schaerbeek" calcext:value-type="string">
            <text:p>https://osm.org/search?query=Rue de Beughem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Moerkerke</text:p>
          </table:table-cell>
          <table:table-cell table:style-name="ce2" office:value-type="string" calcext:value-type="string">
            <text:p>de Moerkerk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Aquila François Joseph d'Hanins de Moerkerke https://nl.wikipedia.org/wiki/D%27Hanins_de_Moerkerke</text:p>
          </table:table-cell>
          <table:table-cell table:style-name="ce2" office:value-type="string" calcext:value-type="string">
            <text:p>No wikipage</text:p>
          </table:table-cell>
          <table:table-cell table:style-name="ce11" table:formula="of:=HYPERLINK(CONCATENATE(&quot;https://osm.org/search?query=&quot;; [.C383];&quot;,schaerbeek&quot;))" office:value-type="string" office:string-value="https://osm.org/search?query=Rue de Moerkerke,schaerbeek" calcext:value-type="string">
            <text:p>https://osm.org/search?query=Rue de Moerkerk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st</text:p>
          </table:table-cell>
          <table:table-cell table:style-name="ce2" office:value-type="string" calcext:value-type="string">
            <text:p>Oo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4];&quot;,schaerbeek&quot;))" office:value-type="string" office:string-value="https://osm.org/search?query=Rue de l'Est,schaerbeek" calcext:value-type="string">
            <text:p>https://osm.org/search?query=Rue de l'Est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onsolation</text:p>
          </table:table-cell>
          <table:table-cell table:style-name="ce2" office:value-type="string" calcext:value-type="string">
            <text:p>Troo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5];&quot;,schaerbeek&quot;))" office:value-type="string" office:string-value="https://osm.org/search?query=Rue de la Consolation,schaerbeek" calcext:value-type="string">
            <text:p>https://osm.org/search?query=Rue de la Consolation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Luzerne</text:p>
          </table:table-cell>
          <table:table-cell table:style-name="ce2" office:value-type="string" calcext:value-type="string">
            <text:p>Luzer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6];&quot;,schaerbeek&quot;))" office:value-type="string" office:string-value="https://osm.org/search?query=Rue de la Luzerne,schaerbeek" calcext:value-type="string">
            <text:p>https://osm.org/search?query=Rue de la Luzern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Ruche</text:p>
          </table:table-cell>
          <table:table-cell table:style-name="ce2" office:value-type="string" calcext:value-type="string">
            <text:p>Bijenkor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7];&quot;,schaerbeek&quot;))" office:value-type="string" office:string-value="https://osm.org/search?query=Rue de la Ruche,schaerbeek" calcext:value-type="string">
            <text:p>https://osm.org/search?query=Rue de la Ruche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atriotes</text:p>
          </table:table-cell>
          <table:table-cell table:style-name="ce2" office:value-type="string" calcext:value-type="string">
            <text:p>Patriot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8];&quot;,schaerbeek&quot;))" office:value-type="string" office:string-value="https://osm.org/search?query=Rue des Patriotes,schaerbeek" calcext:value-type="string">
            <text:p>https://osm.org/search?query=Rue des Patriote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Noyer</text:p>
          </table:table-cell>
          <table:table-cell table:style-name="ce2" office:value-type="string" calcext:value-type="string">
            <text:p>Notelaa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89];&quot;,schaerbeek&quot;))" office:value-type="string" office:string-value="https://osm.org/search?query=Rue du Noyer,schaerbeek" calcext:value-type="string">
            <text:p>https://osm.org/search?query=Rue du Noyer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Pommes</text:p>
          </table:table-cell>
          <table:table-cell table:style-name="ce2" office:value-type="string" calcext:value-type="string">
            <text:p>Appel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90];&quot;,schaerbeek&quot;))" office:value-type="string" office:string-value="https://osm.org/search?query=Sentier des Pommes,schaerbeek" calcext:value-type="string">
            <text:p>https://osm.org/search?query=Sentier des Pommes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Eugène Plasky</text:p>
          </table:table-cell>
          <table:table-cell table:style-name="ce2" office:value-type="string" calcext:value-type="string">
            <text:p>Eugène Plaskysquare</text:p>
          </table:table-cell>
          <table:table-cell table:style-name="ce2" office:value-type="string" calcext:value-type="string">
            <text:p>Q30601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91];&quot;,schaerbeek&quot;))" office:value-type="string" office:string-value="https://osm.org/search?query=Square Eugène Plasky,schaerbeek" calcext:value-type="string">
            <text:p>https://osm.org/search?query=Square Eugène Plasky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 l'Accueil</text:p>
          </table:table-cell>
          <table:table-cell table:style-name="ce2" office:value-type="string" calcext:value-type="string">
            <text:p>Onthaal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92];&quot;,schaerbeek&quot;))" office:value-type="string" office:string-value="https://osm.org/search?query=Square de l'Accueil,schaerbeek" calcext:value-type="string">
            <text:p>https://osm.org/search?query=Square de l'Accueil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Cortenbergh</text:p>
          </table:table-cell>
          <table:table-cell table:style-name="ce2" office:value-type="string" calcext:value-type="string">
            <text:p>Kortenberg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1" table:formula="of:=HYPERLINK(CONCATENATE(&quot;https://osm.org/search?query=&quot;; [.C393];&quot;,schaerbeek&quot;))" office:value-type="string" office:string-value="https://osm.org/search?query=Tunnel Cortenbergh,schaerbeek" calcext:value-type="string">
            <text:p>https://osm.org/search?query=Tunnel Cortenbergh,schaerbee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Reyers</text:p>
          </table:table-cell>
          <table:table-cell table:style-name="ce2" office:value-type="string" calcext:value-type="string">
            <text:p>Reyerstunnel</text:p>
          </table:table-cell>
          <table:table-cell table:style-name="ce2" office:value-type="string" calcext:value-type="string">
            <text:p>Q28713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1" table:formula="of:=HYPERLINK(CONCATENATE(&quot;https://osm.org/search?query=&quot;; [.C394];&quot;,schaerbeek&quot;))" office:value-type="string" office:string-value="https://osm.org/search?query=Tunnel Reyers,schaerbeek" calcext:value-type="string">
            <text:p>https://osm.org/search?query=Tunnel Reyers,schaerbeek</text:p>
          </table:table-cell>
          <table:table-cell table:number-columns-repeated="1015"/>
        </table:table-row>
        <table:table-row table:style-name="ro3" table:number-rows-repeated="606">
          <table:table-cell table:number-columns-repeated="5"/>
          <table:table-cell table:content-validation-name="val1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aerbeek" style:display-name="PageStyle_schaerbe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9" meta:object-count="0"/>
    <meta:generator>LibreOfficeDev/6.0.5.2$Linux_X86_64 LibreOffice_project/</meta:generator>
  </office:meta>
</office:document-meta>
</file>